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20.32192">
            <text:p>120.32</text:p>
          </table:table-cell>
          <table:table-cell office:value-type="float" office:value="96.382915">
            <text:p>96.38</text:p>
          </table:table-cell>
          <table:table-cell>
            <draw:frame table:end-cell-address="Sheet1.J37" table:end-x="0.8457in" table:end-y="0.0839in" draw:z-index="0" draw:style-name="gr1" svg:width="6.0055in" svg:height="5.9717in" svg:x="0.1744in" svg:y="0.1394in">
              <draw:object draw:notify-on-update-of-ranges="Sheet1.A1:Sheet1.A718 Sheet1.B1:Sheet1.B7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Q37" table:end-x="0.85in" table:end-y="0.0839in" draw:z-index="1" draw:style-name="gr1" svg:width="6.1161in" svg:height="5.9803in" svg:x="0.0681in" svg:y="0.1307in">
              <draw:object draw:notify-on-update-of-ranges="Sheet1.A1:Sheet1.A718 Sheet1.C1:Sheet1.C7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.995573">
            <text:p>120</text:p>
          </table:table-cell>
          <table:table-cell office:value-type="float" office:value="96.228223">
            <text:p>96.2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.635533">
            <text:p>119.64</text:p>
          </table:table-cell>
          <table:table-cell office:value-type="float" office:value="96.050587">
            <text:p>96.0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.238611">
            <text:p>119.24</text:p>
          </table:table-cell>
          <table:table-cell office:value-type="float" office:value="95.847181">
            <text:p>95.8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.808439">
            <text:p>118.81</text:p>
          </table:table-cell>
          <table:table-cell office:value-type="float" office:value="95.616126">
            <text:p>95.6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8.356324">
            <text:p>118.36</text:p>
          </table:table-cell>
          <table:table-cell office:value-type="float" office:value="95.364393">
            <text:p>95.36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7.894262">
            <text:p>117.89</text:p>
          </table:table-cell>
          <table:table-cell office:value-type="float" office:value="95.100899">
            <text:p>95.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.434131">
            <text:p>117.43</text:p>
          </table:table-cell>
          <table:table-cell office:value-type="float" office:value="94.832962">
            <text:p>94.8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.980402">
            <text:p>116.98</text:p>
          </table:table-cell>
          <table:table-cell office:value-type="float" office:value="94.562426">
            <text:p>94.56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6.53924">
            <text:p>116.54</text:p>
          </table:table-cell>
          <table:table-cell office:value-type="float" office:value="94.297997">
            <text:p>94.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.110875">
            <text:p>116.11</text:p>
          </table:table-cell>
          <table:table-cell office:value-type="float" office:value="94.040858">
            <text:p>94.04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5.689294">
            <text:p>115.69</text:p>
          </table:table-cell>
          <table:table-cell office:value-type="float" office:value="93.790039">
            <text:p>93.7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.271834">
            <text:p>115.27</text:p>
          </table:table-cell>
          <table:table-cell office:value-type="float" office:value="93.541772">
            <text:p>93.5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4.868165">
            <text:p>114.87</text:p>
          </table:table-cell>
          <table:table-cell office:value-type="float" office:value="93.298504">
            <text:p>93.3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4.475139">
            <text:p>114.48</text:p>
          </table:table-cell>
          <table:table-cell office:value-type="float" office:value="93.06229">
            <text:p>93.06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.094317">
            <text:p>114.09</text:p>
          </table:table-cell>
          <table:table-cell office:value-type="float" office:value="92.834012">
            <text:p>92.83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.725518">
            <text:p>113.73</text:p>
          </table:table-cell>
          <table:table-cell office:value-type="float" office:value="92.613229">
            <text:p>92.61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3.36735">
            <text:p>113.37</text:p>
          </table:table-cell>
          <table:table-cell office:value-type="float" office:value="92.398717">
            <text:p>92.4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3.016091">
            <text:p>113.02</text:p>
          </table:table-cell>
          <table:table-cell office:value-type="float" office:value="92.187577">
            <text:p>92.19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2.668613">
            <text:p>112.67</text:p>
          </table:table-cell>
          <table:table-cell office:value-type="float" office:value="91.97705">
            <text:p>91.98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2.322768">
            <text:p>112.32</text:p>
          </table:table-cell>
          <table:table-cell office:value-type="float" office:value="91.765057">
            <text:p>91.77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1.979336">
            <text:p>111.98</text:p>
          </table:table-cell>
          <table:table-cell office:value-type="float" office:value="91.552509">
            <text:p>91.55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.640126">
            <text:p>111.64</text:p>
          </table:table-cell>
          <table:table-cell office:value-type="float" office:value="91.341159">
            <text:p>91.34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1.305914">
            <text:p>111.31</text:p>
          </table:table-cell>
          <table:table-cell office:value-type="float" office:value="91.131842">
            <text:p>91.13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0.977206">
            <text:p>110.98</text:p>
          </table:table-cell>
          <table:table-cell office:value-type="float" office:value="90.92516">
            <text:p>90.93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0.653965">
            <text:p>110.65</text:p>
          </table:table-cell>
          <table:table-cell office:value-type="float" office:value="90.72098">
            <text:p>90.72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0.349973">
            <text:p>110.35</text:p>
          </table:table-cell>
          <table:table-cell office:value-type="float" office:value="90.528417">
            <text:p>90.53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0.063404">
            <text:p>110.06</text:p>
          </table:table-cell>
          <table:table-cell office:value-type="float" office:value="90.346378">
            <text:p>90.3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9.792728">
            <text:p>109.79</text:p>
          </table:table-cell>
          <table:table-cell office:value-type="float" office:value="90.173838">
            <text:p>90.17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9.536572">
            <text:p>109.54</text:p>
          </table:table-cell>
          <table:table-cell office:value-type="float" office:value="90.009945">
            <text:p>90.0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293517">
            <text:p>109.29</text:p>
          </table:table-cell>
          <table:table-cell office:value-type="float" office:value="89.853802">
            <text:p>89.8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9.062245">
            <text:p>109.06</text:p>
          </table:table-cell>
          <table:table-cell office:value-type="float" office:value="89.704514">
            <text:p>89.7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8.841269">
            <text:p>108.84</text:p>
          </table:table-cell>
          <table:table-cell office:value-type="float" office:value="89.561032">
            <text:p>89.56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8.629266">
            <text:p>108.63</text:p>
          </table:table-cell>
          <table:table-cell office:value-type="float" office:value="89.422513">
            <text:p>89.42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.425603">
            <text:p>108.43</text:p>
          </table:table-cell>
          <table:table-cell office:value-type="float" office:value="89.288556">
            <text:p>89.29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8.229415">
            <text:p>108.23</text:p>
          </table:table-cell>
          <table:table-cell office:value-type="float" office:value="89.158661">
            <text:p>89.16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8.039983">
            <text:p>108.04</text:p>
          </table:table-cell>
          <table:table-cell office:value-type="float" office:value="89.032323">
            <text:p>89.03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7.85659">
            <text:p>107.86</text:p>
          </table:table-cell>
          <table:table-cell office:value-type="float" office:value="88.909095">
            <text:p>88.91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7.678751">
            <text:p>107.68</text:p>
          </table:table-cell>
          <table:table-cell office:value-type="float" office:value="88.788687">
            <text:p>88.7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7.506026">
            <text:p>107.51</text:p>
          </table:table-cell>
          <table:table-cell office:value-type="float" office:value="88.670882">
            <text:p>88.67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7.338011">
            <text:p>107.34</text:p>
          </table:table-cell>
          <table:table-cell office:value-type="float" office:value="88.555454">
            <text:p>88.56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7.174199">
            <text:p>107.17</text:p>
          </table:table-cell>
          <table:table-cell office:value-type="float" office:value="88.442082">
            <text:p>88.44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7.014802">
            <text:p>107.01</text:p>
          </table:table-cell>
          <table:table-cell office:value-type="float" office:value="88.330884">
            <text:p>88.3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.859362">
            <text:p>106.86</text:p>
          </table:table-cell>
          <table:table-cell office:value-type="float" office:value="88.221566">
            <text:p>88.2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6.707576">
            <text:p>106.71</text:p>
          </table:table-cell>
          <table:table-cell office:value-type="float" office:value="88.113857">
            <text:p>88.11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6.559244">
            <text:p>106.56</text:p>
          </table:table-cell>
          <table:table-cell office:value-type="float" office:value="88.007604">
            <text:p>88.01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6.414565">
            <text:p>106.41</text:p>
          </table:table-cell>
          <table:table-cell office:value-type="float" office:value="87.903022">
            <text:p>87.9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6.273361">
            <text:p>106.27</text:p>
          </table:table-cell>
          <table:table-cell office:value-type="float" office:value="87.800051">
            <text:p>87.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.135455">
            <text:p>106.14</text:p>
          </table:table-cell>
          <table:table-cell office:value-type="float" office:value="87.698652">
            <text:p>87.7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6.000789">
            <text:p>106</text:p>
          </table:table-cell>
          <table:table-cell office:value-type="float" office:value="87.598885">
            <text:p>87.6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.869245">
            <text:p>105.87</text:p>
          </table:table-cell>
          <table:table-cell office:value-type="float" office:value="87.500756">
            <text:p>87.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5.740684">
            <text:p>105.74</text:p>
          </table:table-cell>
          <table:table-cell office:value-type="float" office:value="87.404231">
            <text:p>87.4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5.614944">
            <text:p>105.61</text:p>
          </table:table-cell>
          <table:table-cell office:value-type="float" office:value="87.309259">
            <text:p>87.31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5.491872">
            <text:p>105.49</text:p>
          </table:table-cell>
          <table:table-cell office:value-type="float" office:value="87.21578">
            <text:p>87.22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5.371262">
            <text:p>105.37</text:p>
          </table:table-cell>
          <table:table-cell office:value-type="float" office:value="87.123674">
            <text:p>87.12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5.252952">
            <text:p>105.25</text:p>
          </table:table-cell>
          <table:table-cell office:value-type="float" office:value="87.032878">
            <text:p>87.0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5.136764">
            <text:p>105.14</text:p>
          </table:table-cell>
          <table:table-cell office:value-type="float" office:value="86.943335">
            <text:p>86.94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5.022584">
            <text:p>105.02</text:p>
          </table:table-cell>
          <table:table-cell office:value-type="float" office:value="86.854988">
            <text:p>86.85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4.910243">
            <text:p>104.91</text:p>
          </table:table-cell>
          <table:table-cell office:value-type="float" office:value="86.767746">
            <text:p>86.77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4.799593">
            <text:p>104.8</text:p>
          </table:table-cell>
          <table:table-cell office:value-type="float" office:value="86.681474">
            <text:p>86.68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4.690445">
            <text:p>104.69</text:p>
          </table:table-cell>
          <table:table-cell office:value-type="float" office:value="86.596078">
            <text:p>86.6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4.581133">
            <text:p>104.58</text:p>
          </table:table-cell>
          <table:table-cell office:value-type="float" office:value="86.510882">
            <text:p>86.51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4.469972">
            <text:p>104.47</text:p>
          </table:table-cell>
          <table:table-cell office:value-type="float" office:value="86.424975">
            <text:p>86.42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4.357106">
            <text:p>104.36</text:p>
          </table:table-cell>
          <table:table-cell office:value-type="float" office:value="86.337594">
            <text:p>86.34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4.242485">
            <text:p>104.24</text:p>
          </table:table-cell>
          <table:table-cell office:value-type="float" office:value="86.248727">
            <text:p>86.25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4.126024">
            <text:p>104.13</text:p>
          </table:table-cell>
          <table:table-cell office:value-type="float" office:value="86.158332">
            <text:p>86.16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4.00767">
            <text:p>104.01</text:p>
          </table:table-cell>
          <table:table-cell office:value-type="float" office:value="86.066409">
            <text:p>86.0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3.887382">
            <text:p>103.89</text:p>
          </table:table-cell>
          <table:table-cell office:value-type="float" office:value="85.972973">
            <text:p>85.97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3.765189">
            <text:p>103.77</text:p>
          </table:table-cell>
          <table:table-cell office:value-type="float" office:value="85.878074">
            <text:p>85.88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3.641168">
            <text:p>103.64</text:p>
          </table:table-cell>
          <table:table-cell office:value-type="float" office:value="85.781784">
            <text:p>85.78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3.515381">
            <text:p>103.52</text:p>
          </table:table-cell>
          <table:table-cell office:value-type="float" office:value="85.684167">
            <text:p>85.6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3.38785">
            <text:p>103.39</text:p>
          </table:table-cell>
          <table:table-cell office:value-type="float" office:value="85.585248">
            <text:p>85.59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3.258644">
            <text:p>103.26</text:p>
          </table:table-cell>
          <table:table-cell office:value-type="float" office:value="85.485063">
            <text:p>85.49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3.127769">
            <text:p>103.13</text:p>
          </table:table-cell>
          <table:table-cell office:value-type="float" office:value="85.383616">
            <text:p>85.38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2.995246">
            <text:p>103</text:p>
          </table:table-cell>
          <table:table-cell office:value-type="float" office:value="85.2809">
            <text:p>85.28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2.861058">
            <text:p>102.86</text:p>
          </table:table-cell>
          <table:table-cell office:value-type="float" office:value="85.176865">
            <text:p>85.1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2.725171">
            <text:p>102.73</text:p>
          </table:table-cell>
          <table:table-cell office:value-type="float" office:value="85.071497">
            <text:p>85.07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2.58754">
            <text:p>102.59</text:p>
          </table:table-cell>
          <table:table-cell office:value-type="float" office:value="84.964774">
            <text:p>84.96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2.448075">
            <text:p>102.45</text:p>
          </table:table-cell>
          <table:table-cell office:value-type="float" office:value="84.856642">
            <text:p>84.86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2.306749">
            <text:p>102.31</text:p>
          </table:table-cell>
          <table:table-cell office:value-type="float" office:value="84.747097">
            <text:p>84.75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2.163537">
            <text:p>102.16</text:p>
          </table:table-cell>
          <table:table-cell office:value-type="float" office:value="84.636159">
            <text:p>84.64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2.018454">
            <text:p>102.02</text:p>
          </table:table-cell>
          <table:table-cell office:value-type="float" office:value="84.523836">
            <text:p>84.52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1.871536">
            <text:p>101.87</text:p>
          </table:table-cell>
          <table:table-cell office:value-type="float" office:value="84.410162">
            <text:p>84.41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1.722787">
            <text:p>101.72</text:p>
          </table:table-cell>
          <table:table-cell office:value-type="float" office:value="84.29514">
            <text:p>84.3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1.572268">
            <text:p>101.57</text:p>
          </table:table-cell>
          <table:table-cell office:value-type="float" office:value="84.178818">
            <text:p>84.18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1.42001">
            <text:p>101.42</text:p>
          </table:table-cell>
          <table:table-cell office:value-type="float" office:value="84.061216">
            <text:p>84.06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.266016">
            <text:p>101.27</text:p>
          </table:table-cell>
          <table:table-cell office:value-type="float" office:value="83.942317">
            <text:p>83.94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.110331">
            <text:p>101.11</text:p>
          </table:table-cell>
          <table:table-cell office:value-type="float" office:value="83.822135">
            <text:p>83.82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0.95293">
            <text:p>100.95</text:p>
          </table:table-cell>
          <table:table-cell office:value-type="float" office:value="83.700652">
            <text:p>83.7</text:p>
          </table:table-cell>
          <table:table-cell table:number-columns-repeated="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.793855">
            <text:p>100.79</text:p>
          </table:table-cell>
          <table:table-cell office:value-type="float" office:value="83.577884">
            <text:p>83.58</text:p>
          </table:table-cell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0.633099">
            <text:p>100.63</text:p>
          </table:table-cell>
          <table:table-cell office:value-type="float" office:value="83.453824">
            <text:p>83.45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0.470654">
            <text:p>100.47</text:p>
          </table:table-cell>
          <table:table-cell office:value-type="float" office:value="83.328465">
            <text:p>83.33</text:p>
          </table:table-cell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.306509">
            <text:p>100.31</text:p>
          </table:table-cell>
          <table:table-cell office:value-type="float" office:value="83.201794">
            <text:p>83.2</text:p>
          </table:table-cell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0.140619">
            <text:p>100.14</text:p>
          </table:table-cell>
          <table:table-cell office:value-type="float" office:value="83.073766">
            <text:p>83.07</text:p>
          </table:table-cell>
          <table:table-cell table:number-columns-repeated="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.972966">
            <text:p>99.97</text:p>
          </table:table-cell>
          <table:table-cell office:value-type="float" office:value="82.944367">
            <text:p>82.94</text:p>
          </table:table-cell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.803531">
            <text:p>99.8</text:p>
          </table:table-cell>
          <table:table-cell office:value-type="float" office:value="82.813579">
            <text:p>82.81</text:p>
          </table:table-cell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.632334">
            <text:p>99.63</text:p>
          </table:table-cell>
          <table:table-cell office:value-type="float" office:value="82.681419">
            <text:p>82.68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.4594">
            <text:p>99.46</text:p>
          </table:table-cell>
          <table:table-cell office:value-type="float" office:value="82.547887">
            <text:p>82.55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.28473">
            <text:p>99.28</text:p>
          </table:table-cell>
          <table:table-cell office:value-type="float" office:value="82.412981">
            <text:p>82.41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9.109042">
            <text:p>99.11</text:p>
          </table:table-cell>
          <table:table-cell office:value-type="float" office:value="82.277022">
            <text:p>82.28</text:p>
          </table:table-cell>
          <table:table-cell table:number-columns-repeated="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8.932716">
            <text:p>98.93</text:p>
          </table:table-cell>
          <table:table-cell office:value-type="float" office:value="82.140036">
            <text:p>82.14</text:p>
          </table:table-cell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8.756801">
            <text:p>98.76</text:p>
          </table:table-cell>
          <table:table-cell office:value-type="float" office:value="82.002699">
            <text:p>82</text:p>
          </table:table-cell>
          <table:table-cell table:number-columns-repeated="8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.582301">
            <text:p>98.58</text:p>
          </table:table-cell>
          <table:table-cell office:value-type="float" office:value="81.865702">
            <text:p>81.87</text:p>
          </table:table-cell>
          <table:table-cell table:number-columns-repeated="8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8.410158">
            <text:p>98.41</text:p>
          </table:table-cell>
          <table:table-cell office:value-type="float" office:value="81.729593">
            <text:p>81.73</text:p>
          </table:table-cell>
          <table:table-cell table:number-columns-repeated="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8.240978">
            <text:p>98.24</text:p>
          </table:table-cell>
          <table:table-cell office:value-type="float" office:value="81.594717">
            <text:p>81.59</text:p>
          </table:table-cell>
          <table:table-cell table:number-columns-repeated="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8.075193">
            <text:p>98.08</text:p>
          </table:table-cell>
          <table:table-cell office:value-type="float" office:value="81.461166">
            <text:p>81.46</text:p>
          </table:table-cell>
          <table:table-cell table:number-columns-repeated="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7.913073">
            <text:p>97.91</text:p>
          </table:table-cell>
          <table:table-cell office:value-type="float" office:value="81.32892">
            <text:p>81.33</text:p>
          </table:table-cell>
          <table:table-cell table:number-columns-repeated="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7.754464">
            <text:p>97.75</text:p>
          </table:table-cell>
          <table:table-cell office:value-type="float" office:value="81.198127">
            <text:p>81.2</text:p>
          </table:table-cell>
          <table:table-cell table:number-columns-repeated="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7.598448">
            <text:p>97.6</text:p>
          </table:table-cell>
          <table:table-cell office:value-type="float" office:value="81.068693">
            <text:p>81.07</text:p>
          </table:table-cell>
          <table:table-cell table:number-columns-repeated="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7.444172">
            <text:p>97.44</text:p>
          </table:table-cell>
          <table:table-cell office:value-type="float" office:value="80.940526">
            <text:p>80.94</text:p>
          </table:table-cell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7.291093">
            <text:p>97.29</text:p>
          </table:table-cell>
          <table:table-cell office:value-type="float" office:value="80.81354">
            <text:p>80.81</text:p>
          </table:table-cell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7.138683">
            <text:p>97.14</text:p>
          </table:table-cell>
          <table:table-cell office:value-type="float" office:value="80.687597">
            <text:p>80.69</text:p>
          </table:table-cell>
          <table:table-cell table:number-columns-repeated="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6.986041">
            <text:p>96.99</text:p>
          </table:table-cell>
          <table:table-cell office:value-type="float" office:value="80.562294">
            <text:p>80.56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6.832219">
            <text:p>96.83</text:p>
          </table:table-cell>
          <table:table-cell office:value-type="float" office:value="80.437059">
            <text:p>80.44</text:p>
          </table:table-cell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6.677275">
            <text:p>96.68</text:p>
          </table:table-cell>
          <table:table-cell office:value-type="float" office:value="80.311575">
            <text:p>80.31</text:p>
          </table:table-cell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6.521726">
            <text:p>96.52</text:p>
          </table:table-cell>
          <table:table-cell office:value-type="float" office:value="80.185585">
            <text:p>80.19</text:p>
          </table:table-cell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6.365571">
            <text:p>96.37</text:p>
          </table:table-cell>
          <table:table-cell office:value-type="float" office:value="80.059093">
            <text:p>80.06</text:p>
          </table:table-cell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6.208825">
            <text:p>96.21</text:p>
          </table:table-cell>
          <table:table-cell office:value-type="float" office:value="79.932101">
            <text:p>79.93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6.05151">
            <text:p>96.05</text:p>
          </table:table-cell>
          <table:table-cell office:value-type="float" office:value="79.804632">
            <text:p>79.8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5.893657">
            <text:p>95.89</text:p>
          </table:table-cell>
          <table:table-cell office:value-type="float" office:value="79.676731">
            <text:p>79.68</text:p>
          </table:table-cell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5.735306">
            <text:p>95.74</text:p>
          </table:table-cell>
          <table:table-cell office:value-type="float" office:value="79.548436">
            <text:p>79.55</text:p>
          </table:table-cell>
          <table:table-cell table:number-columns-repeated="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5.576519">
            <text:p>95.58</text:p>
          </table:table-cell>
          <table:table-cell office:value-type="float" office:value="79.419803">
            <text:p>79.42</text:p>
          </table:table-cell>
          <table:table-cell table:number-columns-repeated="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5.417299">
            <text:p>95.42</text:p>
          </table:table-cell>
          <table:table-cell office:value-type="float" office:value="79.290843">
            <text:p>79.29</text:p>
          </table:table-cell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5.257681">
            <text:p>95.26</text:p>
          </table:table-cell>
          <table:table-cell office:value-type="float" office:value="79.161595">
            <text:p>79.16</text:p>
          </table:table-cell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5.097706">
            <text:p>95.1</text:p>
          </table:table-cell>
          <table:table-cell office:value-type="float" office:value="79.03209">
            <text:p>79.03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4.937403">
            <text:p>94.94</text:p>
          </table:table-cell>
          <table:table-cell office:value-type="float" office:value="78.902372">
            <text:p>78.9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4.776819">
            <text:p>94.78</text:p>
          </table:table-cell>
          <table:table-cell office:value-type="float" office:value="78.772493">
            <text:p>78.77</text:p>
          </table:table-cell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4.615948">
            <text:p>94.62</text:p>
          </table:table-cell>
          <table:table-cell office:value-type="float" office:value="78.642478">
            <text:p>78.64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4.454803">
            <text:p>94.45</text:p>
          </table:table-cell>
          <table:table-cell office:value-type="float" office:value="78.512338">
            <text:p>78.51</text:p>
          </table:table-cell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4.293372">
            <text:p>94.29</text:p>
          </table:table-cell>
          <table:table-cell office:value-type="float" office:value="78.382086">
            <text:p>78.38</text:p>
          </table:table-cell>
          <table:table-cell table:number-columns-repeated="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4.131644">
            <text:p>94.13</text:p>
          </table:table-cell>
          <table:table-cell office:value-type="float" office:value="78.251717">
            <text:p>78.25</text:p>
          </table:table-cell>
          <table:table-cell table:number-columns-repeated="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3.969632">
            <text:p>93.97</text:p>
          </table:table-cell>
          <table:table-cell office:value-type="float" office:value="78.121235">
            <text:p>78.12</text:p>
          </table:table-cell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3.807332">
            <text:p>93.81</text:p>
          </table:table-cell>
          <table:table-cell office:value-type="float" office:value="77.990621">
            <text:p>77.99</text:p>
          </table:table-cell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.644752">
            <text:p>93.64</text:p>
          </table:table-cell>
          <table:table-cell office:value-type="float" office:value="77.859846">
            <text:p>77.86</text:p>
          </table:table-cell>
          <table:table-cell table:number-columns-repeated="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3.481885">
            <text:p>93.48</text:p>
          </table:table-cell>
          <table:table-cell office:value-type="float" office:value="77.728891">
            <text:p>77.73</text:p>
          </table:table-cell>
          <table:table-cell table:number-columns-repeated="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3.318695">
            <text:p>93.32</text:p>
          </table:table-cell>
          <table:table-cell office:value-type="float" office:value="77.597693">
            <text:p>77.6</text:p>
          </table:table-cell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3.155182">
            <text:p>93.16</text:p>
          </table:table-cell>
          <table:table-cell office:value-type="float" office:value="77.466232">
            <text:p>77.47</text:p>
          </table:table-cell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2.991341">
            <text:p>92.99</text:p>
          </table:table-cell>
          <table:table-cell office:value-type="float" office:value="77.334484">
            <text:p>77.33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.827168">
            <text:p>92.83</text:p>
          </table:table-cell>
          <table:table-cell office:value-type="float" office:value="77.202422">
            <text:p>77.2</text:p>
          </table:table-cell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2.662672">
            <text:p>92.66</text:p>
          </table:table-cell>
          <table:table-cell office:value-type="float" office:value="77.070029">
            <text:p>77.07</text:p>
          </table:table-cell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2.497877">
            <text:p>92.5</text:p>
          </table:table-cell>
          <table:table-cell office:value-type="float" office:value="76.937308">
            <text:p>76.94</text:p>
          </table:table-cell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2.332804">
            <text:p>92.33</text:p>
          </table:table-cell>
          <table:table-cell office:value-type="float" office:value="76.804269">
            <text:p>76.8</text:p>
          </table:table-cell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2.167448">
            <text:p>92.17</text:p>
          </table:table-cell>
          <table:table-cell office:value-type="float" office:value="76.670894">
            <text:p>76.67</text:p>
          </table:table-cell>
          <table:table-cell table:number-columns-repeated="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.001806">
            <text:p>92</text:p>
          </table:table-cell>
          <table:table-cell office:value-type="float" office:value="76.537154">
            <text:p>76.54</text:p>
          </table:table-cell>
          <table:table-cell table:number-columns-repeated="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1.835888">
            <text:p>91.84</text:p>
          </table:table-cell>
          <table:table-cell office:value-type="float" office:value="76.403062">
            <text:p>76.4</text:p>
          </table:table-cell>
          <table:table-cell table:number-columns-repeated="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1.669689">
            <text:p>91.67</text:p>
          </table:table-cell>
          <table:table-cell office:value-type="float" office:value="76.268643">
            <text:p>76.27</text:p>
          </table:table-cell>
          <table:table-cell table:number-columns-repeated="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1.503204">
            <text:p>91.5</text:p>
          </table:table-cell>
          <table:table-cell office:value-type="float" office:value="76.133881">
            <text:p>76.13</text:p>
          </table:table-cell>
          <table:table-cell table:number-columns-repeated="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1.336456">
            <text:p>91.34</text:p>
          </table:table-cell>
          <table:table-cell office:value-type="float" office:value="75.998764">
            <text:p>76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1.169441">
            <text:p>91.17</text:p>
          </table:table-cell>
          <table:table-cell office:value-type="float" office:value="75.863283">
            <text:p>75.86</text:p>
          </table:table-cell>
          <table:table-cell table:number-columns-repeated="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1.002154">
            <text:p>91</text:p>
          </table:table-cell>
          <table:table-cell office:value-type="float" office:value="75.727448">
            <text:p>75.73</text:p>
          </table:table-cell>
          <table:table-cell table:number-columns-repeated="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0.834584">
            <text:p>90.83</text:p>
          </table:table-cell>
          <table:table-cell office:value-type="float" office:value="75.591245">
            <text:p>75.59</text:p>
          </table:table-cell>
          <table:table-cell table:number-columns-repeated="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0.666704">
            <text:p>90.67</text:p>
          </table:table-cell>
          <table:table-cell office:value-type="float" office:value="75.454659">
            <text:p>75.45</text:p>
          </table:table-cell>
          <table:table-cell table:number-columns-repeated="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0.498488">
            <text:p>90.5</text:p>
          </table:table-cell>
          <table:table-cell office:value-type="float" office:value="75.317664">
            <text:p>75.32</text:p>
          </table:table-cell>
          <table:table-cell table:number-columns-repeated="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0.329896">
            <text:p>90.33</text:p>
          </table:table-cell>
          <table:table-cell office:value-type="float" office:value="75.18022">
            <text:p>75.18</text:p>
          </table:table-cell>
          <table:table-cell table:number-columns-repeated="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0.160875">
            <text:p>90.16</text:p>
          </table:table-cell>
          <table:table-cell office:value-type="float" office:value="75.042295">
            <text:p>75.04</text:p>
          </table:table-cell>
          <table:table-cell table:number-columns-repeated="8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89.991359">
            <text:p>89.99</text:p>
          </table:table-cell>
          <table:table-cell office:value-type="float" office:value="74.903835">
            <text:p>74.9</text:p>
          </table:table-cell>
          <table:table-cell table:number-columns-repeated="8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9.821324">
            <text:p>89.82</text:p>
          </table:table-cell>
          <table:table-cell office:value-type="float" office:value="74.76482">
            <text:p>74.76</text:p>
          </table:table-cell>
          <table:table-cell table:number-columns-repeated="8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9.650752">
            <text:p>89.65</text:p>
          </table:table-cell>
          <table:table-cell office:value-type="float" office:value="74.62526">
            <text:p>74.63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9.479678">
            <text:p>89.48</text:p>
          </table:table-cell>
          <table:table-cell office:value-type="float" office:value="74.485162">
            <text:p>74.49</text:p>
          </table:table-cell>
          <table:table-cell table:number-columns-repeated="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9.308114">
            <text:p>89.31</text:p>
          </table:table-cell>
          <table:table-cell office:value-type="float" office:value="74.344559">
            <text:p>74.34</text:p>
          </table:table-cell>
          <table:table-cell table:number-columns-repeated="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9.136643">
            <text:p>89.14</text:p>
          </table:table-cell>
          <table:table-cell office:value-type="float" office:value="74.204003">
            <text:p>74.2</text:p>
          </table:table-cell>
          <table:table-cell table:number-columns-repeated="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8.965816">
            <text:p>88.97</text:p>
          </table:table-cell>
          <table:table-cell office:value-type="float" office:value="74.06406">
            <text:p>74.06</text:p>
          </table:table-cell>
          <table:table-cell table:number-columns-repeated="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8.796067">
            <text:p>88.8</text:p>
          </table:table-cell>
          <table:table-cell office:value-type="float" office:value="73.925008">
            <text:p>73.93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8.627666">
            <text:p>88.63</text:p>
          </table:table-cell>
          <table:table-cell office:value-type="float" office:value="73.787029">
            <text:p>73.79</text:p>
          </table:table-cell>
          <table:table-cell table:number-columns-repeated="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8.460698">
            <text:p>88.46</text:p>
          </table:table-cell>
          <table:table-cell office:value-type="float" office:value="73.650224">
            <text:p>73.65</text:p>
          </table:table-cell>
          <table:table-cell table:number-columns-repeated="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8.295026">
            <text:p>88.3</text:p>
          </table:table-cell>
          <table:table-cell office:value-type="float" office:value="73.514637">
            <text:p>73.51</text:p>
          </table:table-cell>
          <table:table-cell table:number-columns-repeated="8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8.130415">
            <text:p>88.13</text:p>
          </table:table-cell>
          <table:table-cell office:value-type="float" office:value="73.380091">
            <text:p>73.38</text:p>
          </table:table-cell>
          <table:table-cell table:number-columns-repeated="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7.967035">
            <text:p>87.97</text:p>
          </table:table-cell>
          <table:table-cell office:value-type="float" office:value="73.246796">
            <text:p>73.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7.805392">
            <text:p>87.81</text:p>
          </table:table-cell>
          <table:table-cell office:value-type="float" office:value="73.115156">
            <text:p>73.12</text:p>
          </table:table-cell>
          <table:table-cell table:number-columns-repeated="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87.645742">
            <text:p>87.65</text:p>
          </table:table-cell>
          <table:table-cell office:value-type="float" office:value="72.985383">
            <text:p>72.99</text:p>
          </table:table-cell>
          <table:table-cell table:number-columns-repeated="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87.488064">
            <text:p>87.49</text:p>
          </table:table-cell>
          <table:table-cell office:value-type="float" office:value="72.857427">
            <text:p>72.86</text:p>
          </table:table-cell>
          <table:table-cell table:number-columns-repeated="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87.332335">
            <text:p>87.33</text:p>
          </table:table-cell>
          <table:table-cell office:value-type="float" office:value="72.731142">
            <text:p>72.73</text:p>
          </table:table-cell>
          <table:table-cell table:number-columns-repeated="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7.178438">
            <text:p>87.18</text:p>
          </table:table-cell>
          <table:table-cell office:value-type="float" office:value="72.60633">
            <text:p>72.61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7.026206">
            <text:p>87.03</text:p>
          </table:table-cell>
          <table:table-cell office:value-type="float" office:value="72.482868">
            <text:p>72.48</text:p>
          </table:table-cell>
          <table:table-cell table:number-columns-repeated="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6.87519">
            <text:p>86.88</text:p>
          </table:table-cell>
          <table:table-cell office:value-type="float" office:value="72.360758">
            <text:p>72.36</text:p>
          </table:table-cell>
          <table:table-cell table:number-columns-repeated="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86.725402">
            <text:p>86.73</text:p>
          </table:table-cell>
          <table:table-cell office:value-type="float" office:value="72.240014">
            <text:p>72.24</text:p>
          </table:table-cell>
          <table:table-cell table:number-columns-repeated="8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6.57681">
            <text:p>86.58</text:p>
          </table:table-cell>
          <table:table-cell office:value-type="float" office:value="72.12061">
            <text:p>72.12</text:p>
          </table:table-cell>
          <table:table-cell table:number-columns-repeated="8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6.429379">
            <text:p>86.43</text:p>
          </table:table-cell>
          <table:table-cell office:value-type="float" office:value="72.002516">
            <text:p>72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6.283106">
            <text:p>86.28</text:p>
          </table:table-cell>
          <table:table-cell office:value-type="float" office:value="71.885717">
            <text:p>71.89</text:p>
          </table:table-cell>
          <table:table-cell table:number-columns-repeated="8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6.137988">
            <text:p>86.14</text:p>
          </table:table-cell>
          <table:table-cell office:value-type="float" office:value="71.77022">
            <text:p>71.77</text:p>
          </table:table-cell>
          <table:table-cell table:number-columns-repeated="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85.994007">
            <text:p>85.99</text:p>
          </table:table-cell>
          <table:table-cell office:value-type="float" office:value="71.655996">
            <text:p>71.66</text:p>
          </table:table-cell>
          <table:table-cell table:number-columns-repeated="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5.851173">
            <text:p>85.85</text:p>
          </table:table-cell>
          <table:table-cell office:value-type="float" office:value="71.543045">
            <text:p>71.54</text:p>
          </table:table-cell>
          <table:table-cell table:number-columns-repeated="8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5.709484">
            <text:p>85.71</text:p>
          </table:table-cell>
          <table:table-cell office:value-type="float" office:value="71.431365">
            <text:p>71.43</text:p>
          </table:table-cell>
          <table:table-cell table:number-columns-repeated="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5.568899">
            <text:p>85.57</text:p>
          </table:table-cell>
          <table:table-cell office:value-type="float" office:value="71.320912">
            <text:p>71.32</text:p>
          </table:table-cell>
          <table:table-cell table:number-columns-repeated="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5.429482">
            <text:p>85.43</text:p>
          </table:table-cell>
          <table:table-cell office:value-type="float" office:value="71.211731">
            <text:p>71.21</text:p>
          </table:table-cell>
          <table:table-cell table:number-columns-repeated="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5.291212">
            <text:p>85.29</text:p>
          </table:table-cell>
          <table:table-cell office:value-type="float" office:value="71.1038">
            <text:p>71.1</text:p>
          </table:table-cell>
          <table:table-cell table:number-columns-repeated="8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5.154084">
            <text:p>85.15</text:p>
          </table:table-cell>
          <table:table-cell office:value-type="float" office:value="70.997106">
            <text:p>71</text:p>
          </table:table-cell>
          <table:table-cell table:number-columns-repeated="8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5.01806">
            <text:p>85.02</text:p>
          </table:table-cell>
          <table:table-cell office:value-type="float" office:value="70.891621">
            <text:p>70.89</text:p>
          </table:table-cell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4.883051">
            <text:p>84.88</text:p>
          </table:table-cell>
          <table:table-cell office:value-type="float" office:value="70.787272">
            <text:p>70.79</text:p>
          </table:table-cell>
          <table:table-cell table:number-columns-repeated="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4.749038">
            <text:p>84.75</text:p>
          </table:table-cell>
          <table:table-cell office:value-type="float" office:value="70.684037">
            <text:p>70.68</text:p>
          </table:table-cell>
          <table:table-cell table:number-columns-repeated="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4.616014">
            <text:p>84.62</text:p>
          </table:table-cell>
          <table:table-cell office:value-type="float" office:value="70.581899">
            <text:p>70.58</text:p>
          </table:table-cell>
          <table:table-cell table:number-columns-repeated="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4.483974">
            <text:p>84.48</text:p>
          </table:table-cell>
          <table:table-cell office:value-type="float" office:value="70.480856">
            <text:p>70.48</text:p>
          </table:table-cell>
          <table:table-cell table:number-columns-repeated="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4.352895">
            <text:p>84.35</text:p>
          </table:table-cell>
          <table:table-cell office:value-type="float" office:value="70.380884">
            <text:p>70.38</text:p>
          </table:table-cell>
          <table:table-cell table:number-columns-repeated="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4.222767">
            <text:p>84.22</text:p>
          </table:table-cell>
          <table:table-cell office:value-type="float" office:value="70.281968">
            <text:p>70.28</text:p>
          </table:table-cell>
          <table:table-cell table:number-columns-repeated="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4.093587">
            <text:p>84.09</text:p>
          </table:table-cell>
          <table:table-cell office:value-type="float" office:value="70.184095">
            <text:p>70.18</text:p>
          </table:table-cell>
          <table:table-cell table:number-columns-repeated="8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3.965337">
            <text:p>83.97</text:p>
          </table:table-cell>
          <table:table-cell office:value-type="float" office:value="70.087254">
            <text:p>70.09</text:p>
          </table:table-cell>
          <table:table-cell table:number-columns-repeated="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3.837997">
            <text:p>83.84</text:p>
          </table:table-cell>
          <table:table-cell office:value-type="float" office:value="69.991426">
            <text:p>69.99</text:p>
          </table:table-cell>
          <table:table-cell table:number-columns-repeated="8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3.711549">
            <text:p>83.71</text:p>
          </table:table-cell>
          <table:table-cell office:value-type="float" office:value="69.896593">
            <text:p>69.9</text:p>
          </table:table-cell>
          <table:table-cell table:number-columns-repeated="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3.58528">
            <text:p>83.59</text:p>
          </table:table-cell>
          <table:table-cell office:value-type="float" office:value="69.802191">
            <text:p>69.8</text:p>
          </table:table-cell>
          <table:table-cell table:number-columns-repeated="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83.459183">
            <text:p>83.46</text:p>
          </table:table-cell>
          <table:table-cell office:value-type="float" office:value="69.707956">
            <text:p>69.71</text:p>
          </table:table-cell>
          <table:table-cell table:number-columns-repeated="8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3.333248">
            <text:p>83.33</text:p>
          </table:table-cell>
          <table:table-cell office:value-type="float" office:value="69.613891">
            <text:p>69.61</text:p>
          </table:table-cell>
          <table:table-cell table:number-columns-repeated="8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3.207465">
            <text:p>83.21</text:p>
          </table:table-cell>
          <table:table-cell office:value-type="float" office:value="69.519991">
            <text:p>69.52</text:p>
          </table:table-cell>
          <table:table-cell table:number-columns-repeated="8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3.081835">
            <text:p>83.08</text:p>
          </table:table-cell>
          <table:table-cell office:value-type="float" office:value="69.426267">
            <text:p>69.43</text:p>
          </table:table-cell>
          <table:table-cell table:number-columns-repeated="8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2.956366">
            <text:p>82.96</text:p>
          </table:table-cell>
          <table:table-cell office:value-type="float" office:value="69.332733">
            <text:p>69.33</text:p>
          </table:table-cell>
          <table:table-cell table:number-columns-repeated="8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2.831048">
            <text:p>82.83</text:p>
          </table:table-cell>
          <table:table-cell office:value-type="float" office:value="69.239387">
            <text:p>69.24</text:p>
          </table:table-cell>
          <table:table-cell table:number-columns-repeated="8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2.705831">
            <text:p>82.71</text:p>
          </table:table-cell>
          <table:table-cell office:value-type="float" office:value="69.146208">
            <text:p>69.15</text:p>
          </table:table-cell>
          <table:table-cell table:number-columns-repeated="8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2.580699">
            <text:p>82.58</text:p>
          </table:table-cell>
          <table:table-cell office:value-type="float" office:value="69.05319">
            <text:p>69.05</text:p>
          </table:table-cell>
          <table:table-cell table:number-columns-repeated="8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2.45564">
            <text:p>82.46</text:p>
          </table:table-cell>
          <table:table-cell office:value-type="float" office:value="68.96035">
            <text:p>68.96</text:p>
          </table:table-cell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2.330659">
            <text:p>82.33</text:p>
          </table:table-cell>
          <table:table-cell office:value-type="float" office:value="68.867709">
            <text:p>68.87</text:p>
          </table:table-cell>
          <table:table-cell table:number-columns-repeated="8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2.205747">
            <text:p>82.21</text:p>
          </table:table-cell>
          <table:table-cell office:value-type="float" office:value="68.775266">
            <text:p>68.78</text:p>
          </table:table-cell>
          <table:table-cell table:number-columns-repeated="8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2.080913">
            <text:p>82.08</text:p>
          </table:table-cell>
          <table:table-cell office:value-type="float" office:value="68.683036">
            <text:p>68.68</text:p>
          </table:table-cell>
          <table:table-cell table:number-columns-repeated="8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1.956151">
            <text:p>81.96</text:p>
          </table:table-cell>
          <table:table-cell office:value-type="float" office:value="68.591004">
            <text:p>68.59</text:p>
          </table:table-cell>
          <table:table-cell table:number-columns-repeated="8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1.831468">
            <text:p>81.83</text:p>
          </table:table-cell>
          <table:table-cell office:value-type="float" office:value="68.499153">
            <text:p>68.5</text:p>
          </table:table-cell>
          <table:table-cell table:number-columns-repeated="8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1.706856">
            <text:p>81.71</text:p>
          </table:table-cell>
          <table:table-cell office:value-type="float" office:value="68.407462">
            <text:p>68.41</text:p>
          </table:table-cell>
          <table:table-cell table:number-columns-repeated="8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1.582311">
            <text:p>81.58</text:p>
          </table:table-cell>
          <table:table-cell office:value-type="float" office:value="68.315914">
            <text:p>68.32</text:p>
          </table:table-cell>
          <table:table-cell table:number-columns-repeated="8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81.457838">
            <text:p>81.46</text:p>
          </table:table-cell>
          <table:table-cell office:value-type="float" office:value="68.224516">
            <text:p>68.22</text:p>
          </table:table-cell>
          <table:table-cell table:number-columns-repeated="8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1.333433">
            <text:p>81.33</text:p>
          </table:table-cell>
          <table:table-cell office:value-type="float" office:value="68.133259">
            <text:p>68.13</text:p>
          </table:table-cell>
          <table:table-cell table:number-columns-repeated="8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81.209084">
            <text:p>81.21</text:p>
          </table:table-cell>
          <table:table-cell office:value-type="float" office:value="68.04213">
            <text:p>68.04</text:p>
          </table:table-cell>
          <table:table-cell table:number-columns-repeated="8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1.084806">
            <text:p>81.08</text:p>
          </table:table-cell>
          <table:table-cell office:value-type="float" office:value="67.951195">
            <text:p>67.95</text:p>
          </table:table-cell>
          <table:table-cell table:number-columns-repeated="8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0.960586">
            <text:p>80.96</text:p>
          </table:table-cell>
          <table:table-cell office:value-type="float" office:value="67.860434">
            <text:p>67.86</text:p>
          </table:table-cell>
          <table:table-cell table:number-columns-repeated="8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0.836392">
            <text:p>80.84</text:p>
          </table:table-cell>
          <table:table-cell office:value-type="float" office:value="67.769816">
            <text:p>67.77</text:p>
          </table:table-cell>
          <table:table-cell table:number-columns-repeated="8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80.712208">
            <text:p>80.71</text:p>
          </table:table-cell>
          <table:table-cell office:value-type="float" office:value="67.679319">
            <text:p>67.68</text:p>
          </table:table-cell>
          <table:table-cell table:number-columns-repeated="8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0.587991">
            <text:p>80.59</text:p>
          </table:table-cell>
          <table:table-cell office:value-type="float" office:value="67.588914">
            <text:p>67.59</text:p>
          </table:table-cell>
          <table:table-cell table:number-columns-repeated="8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0.463716">
            <text:p>80.46</text:p>
          </table:table-cell>
          <table:table-cell office:value-type="float" office:value="67.498575">
            <text:p>67.5</text:p>
          </table:table-cell>
          <table:table-cell table:number-columns-repeated="8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0.339362">
            <text:p>80.34</text:p>
          </table:table-cell>
          <table:table-cell office:value-type="float" office:value="67.40828">
            <text:p>67.41</text:p>
          </table:table-cell>
          <table:table-cell table:number-columns-repeated="8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80.214928">
            <text:p>80.21</text:p>
          </table:table-cell>
          <table:table-cell office:value-type="float" office:value="67.318015">
            <text:p>67.32</text:p>
          </table:table-cell>
          <table:table-cell table:number-columns-repeated="8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0.090401">
            <text:p>80.09</text:p>
          </table:table-cell>
          <table:table-cell office:value-type="float" office:value="67.22776">
            <text:p>67.23</text:p>
          </table:table-cell>
          <table:table-cell table:number-columns-repeated="8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9.965773">
            <text:p>79.97</text:p>
          </table:table-cell>
          <table:table-cell office:value-type="float" office:value="67.13751">
            <text:p>67.14</text:p>
          </table:table-cell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9.841059">
            <text:p>79.84</text:p>
          </table:table-cell>
          <table:table-cell office:value-type="float" office:value="67.047262">
            <text:p>67.05</text:p>
          </table:table-cell>
          <table:table-cell table:number-columns-repeated="8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9.716265">
            <text:p>79.72</text:p>
          </table:table-cell>
          <table:table-cell office:value-type="float" office:value="66.957009">
            <text:p>66.96</text:p>
          </table:table-cell>
          <table:table-cell table:number-columns-repeated="8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9.591418">
            <text:p>79.59</text:p>
          </table:table-cell>
          <table:table-cell office:value-type="float" office:value="66.866769">
            <text:p>66.87</text:p>
          </table:table-cell>
          <table:table-cell table:number-columns-repeated="8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9.466531">
            <text:p>79.47</text:p>
          </table:table-cell>
          <table:table-cell office:value-type="float" office:value="66.776537">
            <text:p>66.78</text:p>
          </table:table-cell>
          <table:table-cell table:number-columns-repeated="8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9.341611">
            <text:p>79.34</text:p>
          </table:table-cell>
          <table:table-cell office:value-type="float" office:value="66.686313">
            <text:p>66.69</text:p>
          </table:table-cell>
          <table:table-cell table:number-columns-repeated="8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9.216663">
            <text:p>79.22</text:p>
          </table:table-cell>
          <table:table-cell office:value-type="float" office:value="66.596096">
            <text:p>66.6</text:p>
          </table:table-cell>
          <table:table-cell table:number-columns-repeated="8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9.091707">
            <text:p>79.09</text:p>
          </table:table-cell>
          <table:table-cell office:value-type="float" office:value="66.505891">
            <text:p>66.51</text:p>
          </table:table-cell>
          <table:table-cell table:number-columns-repeated="8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8.966759">
            <text:p>78.97</text:p>
          </table:table-cell>
          <table:table-cell office:value-type="float" office:value="66.415713">
            <text:p>66.42</text:p>
          </table:table-cell>
          <table:table-cell table:number-columns-repeated="8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8.841834">
            <text:p>78.84</text:p>
          </table:table-cell>
          <table:table-cell office:value-type="float" office:value="66.325565">
            <text:p>66.33</text:p>
          </table:table-cell>
          <table:table-cell table:number-columns-repeated="8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8.716924">
            <text:p>78.72</text:p>
          </table:table-cell>
          <table:table-cell office:value-type="float" office:value="66.235452">
            <text:p>66.24</text:p>
          </table:table-cell>
          <table:table-cell table:number-columns-repeated="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8.592025">
            <text:p>78.59</text:p>
          </table:table-cell>
          <table:table-cell office:value-type="float" office:value="66.145379">
            <text:p>66.15</text:p>
          </table:table-cell>
          <table:table-cell table:number-columns-repeated="8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8.467087">
            <text:p>78.47</text:p>
          </table:table-cell>
          <table:table-cell office:value-type="float" office:value="66.055306">
            <text:p>66.06</text:p>
          </table:table-cell>
          <table:table-cell table:number-columns-repeated="8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8.342112">
            <text:p>78.34</text:p>
          </table:table-cell>
          <table:table-cell office:value-type="float" office:value="65.965238">
            <text:p>65.97</text:p>
          </table:table-cell>
          <table:table-cell table:number-columns-repeated="8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8.217107">
            <text:p>78.22</text:p>
          </table:table-cell>
          <table:table-cell office:value-type="float" office:value="65.875185">
            <text:p>65.88</text:p>
          </table:table-cell>
          <table:table-cell table:number-columns-repeated="8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8.092062">
            <text:p>78.09</text:p>
          </table:table-cell>
          <table:table-cell office:value-type="float" office:value="65.785143">
            <text:p>65.79</text:p>
          </table:table-cell>
          <table:table-cell table:number-columns-repeated="8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7.966968">
            <text:p>77.97</text:p>
          </table:table-cell>
          <table:table-cell office:value-type="float" office:value="65.695127">
            <text:p>65.7</text:p>
          </table:table-cell>
          <table:table-cell table:number-columns-repeated="8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7.841837">
            <text:p>77.84</text:p>
          </table:table-cell>
          <table:table-cell office:value-type="float" office:value="65.60515">
            <text:p>65.61</text:p>
          </table:table-cell>
          <table:table-cell table:number-columns-repeated="8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7.716665">
            <text:p>77.72</text:p>
          </table:table-cell>
          <table:table-cell office:value-type="float" office:value="65.515217">
            <text:p>65.52</text:p>
          </table:table-cell>
          <table:table-cell table:number-columns-repeated="8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7.591403">
            <text:p>77.59</text:p>
          </table:table-cell>
          <table:table-cell office:value-type="float" office:value="65.425285">
            <text:p>65.43</text:p>
          </table:table-cell>
          <table:table-cell table:number-columns-repeated="8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7.466072">
            <text:p>77.47</text:p>
          </table:table-cell>
          <table:table-cell office:value-type="float" office:value="65.335366">
            <text:p>65.34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7.340671">
            <text:p>77.34</text:p>
          </table:table-cell>
          <table:table-cell office:value-type="float" office:value="65.24546">
            <text:p>65.25</text:p>
          </table:table-cell>
          <table:table-cell table:number-columns-repeated="8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7.215212">
            <text:p>77.22</text:p>
          </table:table-cell>
          <table:table-cell office:value-type="float" office:value="65.155577">
            <text:p>65.16</text:p>
          </table:table-cell>
          <table:table-cell table:number-columns-repeated="8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7.08969">
            <text:p>77.09</text:p>
          </table:table-cell>
          <table:table-cell office:value-type="float" office:value="65.065725">
            <text:p>65.07</text:p>
          </table:table-cell>
          <table:table-cell table:number-columns-repeated="8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6.964137">
            <text:p>76.96</text:p>
          </table:table-cell>
          <table:table-cell office:value-type="float" office:value="64.975921">
            <text:p>64.98</text:p>
          </table:table-cell>
          <table:table-cell table:number-columns-repeated="8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6.838546">
            <text:p>76.84</text:p>
          </table:table-cell>
          <table:table-cell office:value-type="float" office:value="64.886168">
            <text:p>64.89</text:p>
          </table:table-cell>
          <table:table-cell table:number-columns-repeated="8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6.712915">
            <text:p>76.71</text:p>
          </table:table-cell>
          <table:table-cell office:value-type="float" office:value="64.79646">
            <text:p>64.8</text:p>
          </table:table-cell>
          <table:table-cell table:number-columns-repeated="8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6.587209">
            <text:p>76.59</text:p>
          </table:table-cell>
          <table:table-cell office:value-type="float" office:value="64.70677">
            <text:p>64.71</text:p>
          </table:table-cell>
          <table:table-cell table:number-columns-repeated="8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6.461435">
            <text:p>76.46</text:p>
          </table:table-cell>
          <table:table-cell office:value-type="float" office:value="64.617095">
            <text:p>64.62</text:p>
          </table:table-cell>
          <table:table-cell table:number-columns-repeated="8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6.335587">
            <text:p>76.34</text:p>
          </table:table-cell>
          <table:table-cell office:value-type="float" office:value="64.52744">
            <text:p>64.53</text:p>
          </table:table-cell>
          <table:table-cell table:number-columns-repeated="8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6.209662">
            <text:p>76.21</text:p>
          </table:table-cell>
          <table:table-cell office:value-type="float" office:value="64.437805">
            <text:p>64.44</text:p>
          </table:table-cell>
          <table:table-cell table:number-columns-repeated="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6.083666">
            <text:p>76.08</text:p>
          </table:table-cell>
          <table:table-cell office:value-type="float" office:value="64.348188">
            <text:p>64.35</text:p>
          </table:table-cell>
          <table:table-cell table:number-columns-repeated="8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.957595">
            <text:p>75.96</text:p>
          </table:table-cell>
          <table:table-cell office:value-type="float" office:value="64.258593">
            <text:p>64.26</text:p>
          </table:table-cell>
          <table:table-cell table:number-columns-repeated="8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.831441">
            <text:p>75.83</text:p>
          </table:table-cell>
          <table:table-cell office:value-type="float" office:value="64.169003">
            <text:p>64.17</text:p>
          </table:table-cell>
          <table:table-cell table:number-columns-repeated="8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.7052">
            <text:p>75.71</text:p>
          </table:table-cell>
          <table:table-cell office:value-type="float" office:value="64.079412">
            <text:p>64.08</text:p>
          </table:table-cell>
          <table:table-cell table:number-columns-repeated="8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.578878">
            <text:p>75.58</text:p>
          </table:table-cell>
          <table:table-cell office:value-type="float" office:value="63.989819">
            <text:p>63.99</text:p>
          </table:table-cell>
          <table:table-cell table:number-columns-repeated="8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.452467">
            <text:p>75.45</text:p>
          </table:table-cell>
          <table:table-cell office:value-type="float" office:value="63.900218">
            <text:p>63.9</text:p>
          </table:table-cell>
          <table:table-cell table:number-columns-repeated="8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.325966">
            <text:p>75.33</text:p>
          </table:table-cell>
          <table:table-cell office:value-type="float" office:value="63.810605">
            <text:p>63.81</text:p>
          </table:table-cell>
          <table:table-cell table:number-columns-repeated="8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.19938">
            <text:p>75.2</text:p>
          </table:table-cell>
          <table:table-cell office:value-type="float" office:value="63.72098">
            <text:p>63.72</text:p>
          </table:table-cell>
          <table:table-cell table:number-columns-repeated="8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.072708">
            <text:p>75.07</text:p>
          </table:table-cell>
          <table:table-cell office:value-type="float" office:value="63.631337">
            <text:p>63.63</text:p>
          </table:table-cell>
          <table:table-cell table:number-columns-repeated="8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4.945947">
            <text:p>74.95</text:p>
          </table:table-cell>
          <table:table-cell office:value-type="float" office:value="63.541675">
            <text:p>63.54</text:p>
          </table:table-cell>
          <table:table-cell table:number-columns-repeated="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4.819096">
            <text:p>74.82</text:p>
          </table:table-cell>
          <table:table-cell office:value-type="float" office:value="63.45199">
            <text:p>63.45</text:p>
          </table:table-cell>
          <table:table-cell table:number-columns-repeated="8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4.692156">
            <text:p>74.69</text:p>
          </table:table-cell>
          <table:table-cell office:value-type="float" office:value="63.362279">
            <text:p>63.36</text:p>
          </table:table-cell>
          <table:table-cell table:number-columns-repeated="8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4.565125">
            <text:p>74.57</text:p>
          </table:table-cell>
          <table:table-cell office:value-type="float" office:value="63.272548">
            <text:p>63.27</text:p>
          </table:table-cell>
          <table:table-cell table:number-columns-repeated="8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4.438016">
            <text:p>74.44</text:p>
          </table:table-cell>
          <table:table-cell office:value-type="float" office:value="63.1828">
            <text:p>63.18</text:p>
          </table:table-cell>
          <table:table-cell table:number-columns-repeated="8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4.31083">
            <text:p>74.31</text:p>
          </table:table-cell>
          <table:table-cell office:value-type="float" office:value="63.093032">
            <text:p>63.09</text:p>
          </table:table-cell>
          <table:table-cell table:number-columns-repeated="8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4.183553">
            <text:p>74.18</text:p>
          </table:table-cell>
          <table:table-cell office:value-type="float" office:value="63.003236">
            <text:p>63</text:p>
          </table:table-cell>
          <table:table-cell table:number-columns-repeated="8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4.056185">
            <text:p>74.06</text:p>
          </table:table-cell>
          <table:table-cell office:value-type="float" office:value="62.913409">
            <text:p>62.91</text:p>
          </table:table-cell>
          <table:table-cell table:number-columns-repeated="8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3.92874">
            <text:p>73.93</text:p>
          </table:table-cell>
          <table:table-cell office:value-type="float" office:value="62.823556">
            <text:p>62.82</text:p>
          </table:table-cell>
          <table:table-cell table:number-columns-repeated="8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3.801217">
            <text:p>73.8</text:p>
          </table:table-cell>
          <table:table-cell office:value-type="float" office:value="62.733674">
            <text:p>62.73</text:p>
          </table:table-cell>
          <table:table-cell table:number-columns-repeated="8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3.673631">
            <text:p>73.67</text:p>
          </table:table-cell>
          <table:table-cell office:value-type="float" office:value="62.643769">
            <text:p>62.64</text:p>
          </table:table-cell>
          <table:table-cell table:number-columns-repeated="8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3.545988">
            <text:p>73.55</text:p>
          </table:table-cell>
          <table:table-cell office:value-type="float" office:value="62.553844">
            <text:p>62.55</text:p>
          </table:table-cell>
          <table:table-cell table:number-columns-repeated="8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3.418287">
            <text:p>73.42</text:p>
          </table:table-cell>
          <table:table-cell office:value-type="float" office:value="62.463892">
            <text:p>62.46</text:p>
          </table:table-cell>
          <table:table-cell table:number-columns-repeated="8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3.29053">
            <text:p>73.29</text:p>
          </table:table-cell>
          <table:table-cell office:value-type="float" office:value="62.37391">
            <text:p>62.37</text:p>
          </table:table-cell>
          <table:table-cell table:number-columns-repeated="8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3.162695">
            <text:p>73.16</text:p>
          </table:table-cell>
          <table:table-cell office:value-type="float" office:value="62.28389">
            <text:p>62.28</text:p>
          </table:table-cell>
          <table:table-cell table:number-columns-repeated="8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3.034789">
            <text:p>73.03</text:p>
          </table:table-cell>
          <table:table-cell office:value-type="float" office:value="62.193833">
            <text:p>62.19</text:p>
          </table:table-cell>
          <table:table-cell table:number-columns-repeated="8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2.906815">
            <text:p>72.91</text:p>
          </table:table-cell>
          <table:table-cell office:value-type="float" office:value="62.103746">
            <text:p>62.1</text:p>
          </table:table-cell>
          <table:table-cell table:number-columns-repeated="8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2.778777">
            <text:p>72.78</text:p>
          </table:table-cell>
          <table:table-cell office:value-type="float" office:value="62.013634">
            <text:p>62.01</text:p>
          </table:table-cell>
          <table:table-cell table:number-columns-repeated="8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2.650683">
            <text:p>72.65</text:p>
          </table:table-cell>
          <table:table-cell office:value-type="float" office:value="61.923497">
            <text:p>61.92</text:p>
          </table:table-cell>
          <table:table-cell table:number-columns-repeated="8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2.522539">
            <text:p>72.52</text:p>
          </table:table-cell>
          <table:table-cell office:value-type="float" office:value="61.833347">
            <text:p>61.83</text:p>
          </table:table-cell>
          <table:table-cell table:number-columns-repeated="8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2.394358">
            <text:p>72.39</text:p>
          </table:table-cell>
          <table:table-cell office:value-type="float" office:value="61.743193">
            <text:p>61.74</text:p>
          </table:table-cell>
          <table:table-cell table:number-columns-repeated="8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2.266141">
            <text:p>72.27</text:p>
          </table:table-cell>
          <table:table-cell office:value-type="float" office:value="61.653034">
            <text:p>61.65</text:p>
          </table:table-cell>
          <table:table-cell table:number-columns-repeated="8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2.13788">
            <text:p>72.14</text:p>
          </table:table-cell>
          <table:table-cell office:value-type="float" office:value="61.562855">
            <text:p>61.56</text:p>
          </table:table-cell>
          <table:table-cell table:number-columns-repeated="8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2.009569">
            <text:p>72.01</text:p>
          </table:table-cell>
          <table:table-cell office:value-type="float" office:value="61.472646">
            <text:p>61.47</text:p>
          </table:table-cell>
          <table:table-cell table:number-columns-repeated="8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1.881199">
            <text:p>71.88</text:p>
          </table:table-cell>
          <table:table-cell office:value-type="float" office:value="61.382382">
            <text:p>61.38</text:p>
          </table:table-cell>
          <table:table-cell table:number-columns-repeated="8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1.752816">
            <text:p>71.75</text:p>
          </table:table-cell>
          <table:table-cell office:value-type="float" office:value="61.292087">
            <text:p>61.29</text:p>
          </table:table-cell>
          <table:table-cell table:number-columns-repeated="8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1.624352">
            <text:p>71.62</text:p>
          </table:table-cell>
          <table:table-cell office:value-type="float" office:value="61.201734">
            <text:p>61.2</text:p>
          </table:table-cell>
          <table:table-cell table:number-columns-repeated="8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1.495471">
            <text:p>71.5</text:p>
          </table:table-cell>
          <table:table-cell office:value-type="float" office:value="61.111181">
            <text:p>61.11</text:p>
          </table:table-cell>
          <table:table-cell table:number-columns-repeated="8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1.366165">
            <text:p>71.37</text:p>
          </table:table-cell>
          <table:table-cell office:value-type="float" office:value="61.020423">
            <text:p>61.02</text:p>
          </table:table-cell>
          <table:table-cell table:number-columns-repeated="8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1.236424">
            <text:p>71.24</text:p>
          </table:table-cell>
          <table:table-cell office:value-type="float" office:value="60.929455">
            <text:p>60.93</text:p>
          </table:table-cell>
          <table:table-cell table:number-columns-repeated="8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1.106237">
            <text:p>71.11</text:p>
          </table:table-cell>
          <table:table-cell office:value-type="float" office:value="60.838269">
            <text:p>60.84</text:p>
          </table:table-cell>
          <table:table-cell table:number-columns-repeated="8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0.975607">
            <text:p>70.98</text:p>
          </table:table-cell>
          <table:table-cell office:value-type="float" office:value="60.746872">
            <text:p>60.75</text:p>
          </table:table-cell>
          <table:table-cell table:number-columns-repeated="8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0.844521">
            <text:p>70.84</text:p>
          </table:table-cell>
          <table:table-cell office:value-type="float" office:value="60.655259">
            <text:p>60.66</text:p>
          </table:table-cell>
          <table:table-cell table:number-columns-repeated="8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0.712961">
            <text:p>70.71</text:p>
          </table:table-cell>
          <table:table-cell office:value-type="float" office:value="60.563427">
            <text:p>60.56</text:p>
          </table:table-cell>
          <table:table-cell table:number-columns-repeated="8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0.580906">
            <text:p>70.58</text:p>
          </table:table-cell>
          <table:table-cell office:value-type="float" office:value="60.47135">
            <text:p>60.47</text:p>
          </table:table-cell>
          <table:table-cell table:number-columns-repeated="8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0.448341">
            <text:p>70.45</text:p>
          </table:table-cell>
          <table:table-cell office:value-type="float" office:value="60.37902">
            <text:p>60.38</text:p>
          </table:table-cell>
          <table:table-cell table:number-columns-repeated="8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0.315258">
            <text:p>70.32</text:p>
          </table:table-cell>
          <table:table-cell office:value-type="float" office:value="60.286431">
            <text:p>60.29</text:p>
          </table:table-cell>
          <table:table-cell table:number-columns-repeated="8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0.181654">
            <text:p>70.18</text:p>
          </table:table-cell>
          <table:table-cell office:value-type="float" office:value="60.19358">
            <text:p>60.19</text:p>
          </table:table-cell>
          <table:table-cell table:number-columns-repeated="8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0.047536">
            <text:p>70.05</text:p>
          </table:table-cell>
          <table:table-cell office:value-type="float" office:value="60.10047">
            <text:p>60.1</text:p>
          </table:table-cell>
          <table:table-cell table:number-columns-repeated="8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9.912898">
            <text:p>69.91</text:p>
          </table:table-cell>
          <table:table-cell office:value-type="float" office:value="60.007097">
            <text:p>60.01</text:p>
          </table:table-cell>
          <table:table-cell table:number-columns-repeated="8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9.777736">
            <text:p>69.78</text:p>
          </table:table-cell>
          <table:table-cell office:value-type="float" office:value="59.913466">
            <text:p>59.91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9.64206">
            <text:p>69.64</text:p>
          </table:table-cell>
          <table:table-cell office:value-type="float" office:value="59.819583">
            <text:p>59.82</text:p>
          </table:table-cell>
          <table:table-cell table:number-columns-repeated="8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9.505863">
            <text:p>69.51</text:p>
          </table:table-cell>
          <table:table-cell office:value-type="float" office:value="59.725443">
            <text:p>59.73</text:p>
          </table:table-cell>
          <table:table-cell table:number-columns-repeated="8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69.369141">
            <text:p>69.37</text:p>
          </table:table-cell>
          <table:table-cell office:value-type="float" office:value="59.631041">
            <text:p>59.63</text:p>
          </table:table-cell>
          <table:table-cell table:number-columns-repeated="8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9.2319">
            <text:p>69.23</text:p>
          </table:table-cell>
          <table:table-cell office:value-type="float" office:value="59.53638">
            <text:p>59.54</text:p>
          </table:table-cell>
          <table:table-cell table:number-columns-repeated="8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69.094132">
            <text:p>69.09</text:p>
          </table:table-cell>
          <table:table-cell office:value-type="float" office:value="59.441458">
            <text:p>59.44</text:p>
          </table:table-cell>
          <table:table-cell table:number-columns-repeated="8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8.955831">
            <text:p>68.96</text:p>
          </table:table-cell>
          <table:table-cell office:value-type="float" office:value="59.346271">
            <text:p>59.35</text:p>
          </table:table-cell>
          <table:table-cell table:number-columns-repeated="8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8.817002">
            <text:p>68.82</text:p>
          </table:table-cell>
          <table:table-cell office:value-type="float" office:value="59.250829">
            <text:p>59.25</text:p>
          </table:table-cell>
          <table:table-cell table:number-columns-repeated="8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68.677639">
            <text:p>68.68</text:p>
          </table:table-cell>
          <table:table-cell office:value-type="float" office:value="59.155131">
            <text:p>59.16</text:p>
          </table:table-cell>
          <table:table-cell table:number-columns-repeated="8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8.53775">
            <text:p>68.54</text:p>
          </table:table-cell>
          <table:table-cell office:value-type="float" office:value="59.059187">
            <text:p>59.06</text:p>
          </table:table-cell>
          <table:table-cell table:number-columns-repeated="8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8.397332">
            <text:p>68.4</text:p>
          </table:table-cell>
          <table:table-cell office:value-type="float" office:value="58.962994">
            <text:p>58.96</text:p>
          </table:table-cell>
          <table:table-cell table:number-columns-repeated="8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8.256393">
            <text:p>68.26</text:p>
          </table:table-cell>
          <table:table-cell office:value-type="float" office:value="58.866563">
            <text:p>58.87</text:p>
          </table:table-cell>
          <table:table-cell table:number-columns-repeated="8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8.11636">
            <text:p>68.12</text:p>
          </table:table-cell>
          <table:table-cell office:value-type="float" office:value="58.770554">
            <text:p>58.77</text:p>
          </table:table-cell>
          <table:table-cell table:number-columns-repeated="8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67.977224">
            <text:p>67.98</text:p>
          </table:table-cell>
          <table:table-cell office:value-type="float" office:value="58.674961">
            <text:p>58.67</text:p>
          </table:table-cell>
          <table:table-cell table:number-columns-repeated="8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7.838975">
            <text:p>67.84</text:p>
          </table:table-cell>
          <table:table-cell office:value-type="float" office:value="58.579778">
            <text:p>58.58</text:p>
          </table:table-cell>
          <table:table-cell table:number-columns-repeated="8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7.701606">
            <text:p>67.7</text:p>
          </table:table-cell>
          <table:table-cell office:value-type="float" office:value="58.485002">
            <text:p>58.49</text:p>
          </table:table-cell>
          <table:table-cell table:number-columns-repeated="8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7.565112">
            <text:p>67.57</text:p>
          </table:table-cell>
          <table:table-cell office:value-type="float" office:value="58.390628">
            <text:p>58.39</text:p>
          </table:table-cell>
          <table:table-cell table:number-columns-repeated="8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67.429487">
            <text:p>67.43</text:p>
          </table:table-cell>
          <table:table-cell office:value-type="float" office:value="58.296653">
            <text:p>58.3</text:p>
          </table:table-cell>
          <table:table-cell table:number-columns-repeated="8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7.294725">
            <text:p>67.29</text:p>
          </table:table-cell>
          <table:table-cell office:value-type="float" office:value="58.203075">
            <text:p>58.2</text:p>
          </table:table-cell>
          <table:table-cell table:number-columns-repeated="8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67.160821">
            <text:p>67.16</text:p>
          </table:table-cell>
          <table:table-cell office:value-type="float" office:value="58.109891">
            <text:p>58.11</text:p>
          </table:table-cell>
          <table:table-cell table:number-columns-repeated="8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7.027756">
            <text:p>67.03</text:p>
          </table:table-cell>
          <table:table-cell office:value-type="float" office:value="58.017093">
            <text:p>58.02</text:p>
          </table:table-cell>
          <table:table-cell table:number-columns-repeated="8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6.895523">
            <text:p>66.9</text:p>
          </table:table-cell>
          <table:table-cell office:value-type="float" office:value="57.924678">
            <text:p>57.92</text:p>
          </table:table-cell>
          <table:table-cell table:number-columns-repeated="8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6.764116">
            <text:p>66.76</text:p>
          </table:table-cell>
          <table:table-cell office:value-type="float" office:value="57.832646">
            <text:p>57.83</text:p>
          </table:table-cell>
          <table:table-cell table:number-columns-repeated="8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6.633526">
            <text:p>66.63</text:p>
          </table:table-cell>
          <table:table-cell office:value-type="float" office:value="57.740992">
            <text:p>57.74</text:p>
          </table:table-cell>
          <table:table-cell table:number-columns-repeated="8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6.503746">
            <text:p>66.5</text:p>
          </table:table-cell>
          <table:table-cell office:value-type="float" office:value="57.649714">
            <text:p>57.65</text:p>
          </table:table-cell>
          <table:table-cell table:number-columns-repeated="8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6.374769">
            <text:p>66.37</text:p>
          </table:table-cell>
          <table:table-cell office:value-type="float" office:value="57.558817">
            <text:p>57.56</text:p>
          </table:table-cell>
          <table:table-cell table:number-columns-repeated="8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6.246589">
            <text:p>66.25</text:p>
          </table:table-cell>
          <table:table-cell office:value-type="float" office:value="57.468291">
            <text:p>57.47</text:p>
          </table:table-cell>
          <table:table-cell table:number-columns-repeated="8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66.119201">
            <text:p>66.12</text:p>
          </table:table-cell>
          <table:table-cell office:value-type="float" office:value="57.37814">
            <text:p>57.38</text:p>
          </table:table-cell>
          <table:table-cell table:number-columns-repeated="8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5.992599">
            <text:p>65.99</text:p>
          </table:table-cell>
          <table:table-cell office:value-type="float" office:value="57.288363">
            <text:p>57.29</text:p>
          </table:table-cell>
          <table:table-cell table:number-columns-repeated="8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5.866777">
            <text:p>65.87</text:p>
          </table:table-cell>
          <table:table-cell office:value-type="float" office:value="57.198955">
            <text:p>57.2</text:p>
          </table:table-cell>
          <table:table-cell table:number-columns-repeated="8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5.741729">
            <text:p>65.74</text:p>
          </table:table-cell>
          <table:table-cell office:value-type="float" office:value="57.109916">
            <text:p>57.11</text:p>
          </table:table-cell>
          <table:table-cell table:number-columns-repeated="8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5.617452">
            <text:p>65.62</text:p>
          </table:table-cell>
          <table:table-cell office:value-type="float" office:value="57.021245">
            <text:p>57.02</text:p>
          </table:table-cell>
          <table:table-cell table:number-columns-repeated="8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65.493944">
            <text:p>65.49</text:p>
          </table:table-cell>
          <table:table-cell office:value-type="float" office:value="56.932951">
            <text:p>56.93</text:p>
          </table:table-cell>
          <table:table-cell table:number-columns-repeated="8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5.371202">
            <text:p>65.37</text:p>
          </table:table-cell>
          <table:table-cell office:value-type="float" office:value="56.845032">
            <text:p>56.85</text:p>
          </table:table-cell>
          <table:table-cell table:number-columns-repeated="8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65.249224">
            <text:p>65.25</text:p>
          </table:table-cell>
          <table:table-cell office:value-type="float" office:value="56.757497">
            <text:p>56.76</text:p>
          </table:table-cell>
          <table:table-cell table:number-columns-repeated="8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5.128006">
            <text:p>65.13</text:p>
          </table:table-cell>
          <table:table-cell office:value-type="float" office:value="56.670346">
            <text:p>56.67</text:p>
          </table:table-cell>
          <table:table-cell table:number-columns-repeated="8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5.007546">
            <text:p>65.01</text:p>
          </table:table-cell>
          <table:table-cell office:value-type="float" office:value="56.583578">
            <text:p>56.58</text:p>
          </table:table-cell>
          <table:table-cell table:number-columns-repeated="8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4.88784">
            <text:p>64.89</text:p>
          </table:table-cell>
          <table:table-cell office:value-type="float" office:value="56.497193">
            <text:p>56.5</text:p>
          </table:table-cell>
          <table:table-cell table:number-columns-repeated="8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64.768884">
            <text:p>64.77</text:p>
          </table:table-cell>
          <table:table-cell office:value-type="float" office:value="56.411196">
            <text:p>56.41</text:p>
          </table:table-cell>
          <table:table-cell table:number-columns-repeated="8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4.650672">
            <text:p>64.65</text:p>
          </table:table-cell>
          <table:table-cell office:value-type="float" office:value="56.325572">
            <text:p>56.33</text:p>
          </table:table-cell>
          <table:table-cell table:number-columns-repeated="8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4.533196">
            <text:p>64.53</text:p>
          </table:table-cell>
          <table:table-cell office:value-type="float" office:value="56.240318">
            <text:p>56.24</text:p>
          </table:table-cell>
          <table:table-cell table:number-columns-repeated="8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.41645">
            <text:p>64.42</text:p>
          </table:table-cell>
          <table:table-cell office:value-type="float" office:value="56.15543">
            <text:p>56.16</text:p>
          </table:table-cell>
          <table:table-cell table:number-columns-repeated="8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64.300431">
            <text:p>64.3</text:p>
          </table:table-cell>
          <table:table-cell office:value-type="float" office:value="56.070903">
            <text:p>56.07</text:p>
          </table:table-cell>
          <table:table-cell table:number-columns-repeated="8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4.185138">
            <text:p>64.19</text:p>
          </table:table-cell>
          <table:table-cell office:value-type="float" office:value="55.986738">
            <text:p>55.99</text:p>
          </table:table-cell>
          <table:table-cell table:number-columns-repeated="8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4.070563">
            <text:p>64.07</text:p>
          </table:table-cell>
          <table:table-cell office:value-type="float" office:value="55.902931">
            <text:p>55.9</text:p>
          </table:table-cell>
          <table:table-cell table:number-columns-repeated="8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3.9567">
            <text:p>63.96</text:p>
          </table:table-cell>
          <table:table-cell office:value-type="float" office:value="55.819475">
            <text:p>55.82</text:p>
          </table:table-cell>
          <table:table-cell table:number-columns-repeated="8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3.843541">
            <text:p>63.84</text:p>
          </table:table-cell>
          <table:table-cell office:value-type="float" office:value="55.736366">
            <text:p>55.74</text:p>
          </table:table-cell>
          <table:table-cell table:number-columns-repeated="8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3.731074">
            <text:p>63.73</text:p>
          </table:table-cell>
          <table:table-cell office:value-type="float" office:value="55.653593">
            <text:p>55.65</text:p>
          </table:table-cell>
          <table:table-cell table:number-columns-repeated="8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3.61929">
            <text:p>63.62</text:p>
          </table:table-cell>
          <table:table-cell office:value-type="float" office:value="55.571155">
            <text:p>55.57</text:p>
          </table:table-cell>
          <table:table-cell table:number-columns-repeated="8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3.508183">
            <text:p>63.51</text:p>
          </table:table-cell>
          <table:table-cell office:value-type="float" office:value="55.489049">
            <text:p>55.49</text:p>
          </table:table-cell>
          <table:table-cell table:number-columns-repeated="8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3.397763">
            <text:p>63.4</text:p>
          </table:table-cell>
          <table:table-cell office:value-type="float" office:value="55.407286">
            <text:p>55.41</text:p>
          </table:table-cell>
          <table:table-cell table:number-columns-repeated="8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3.288023">
            <text:p>63.29</text:p>
          </table:table-cell>
          <table:table-cell office:value-type="float" office:value="55.325872">
            <text:p>55.33</text:p>
          </table:table-cell>
          <table:table-cell table:number-columns-repeated="8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3.178957">
            <text:p>63.18</text:p>
          </table:table-cell>
          <table:table-cell office:value-type="float" office:value="55.2448">
            <text:p>55.24</text:p>
          </table:table-cell>
          <table:table-cell table:number-columns-repeated="8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63.070556">
            <text:p>63.07</text:p>
          </table:table-cell>
          <table:table-cell office:value-type="float" office:value="55.164069">
            <text:p>55.16</text:p>
          </table:table-cell>
          <table:table-cell table:number-columns-repeated="8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62.962812">
            <text:p>62.96</text:p>
          </table:table-cell>
          <table:table-cell office:value-type="float" office:value="55.083681">
            <text:p>55.08</text:p>
          </table:table-cell>
          <table:table-cell table:number-columns-repeated="8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62.855719">
            <text:p>62.86</text:p>
          </table:table-cell>
          <table:table-cell office:value-type="float" office:value="55.003631">
            <text:p>55</text:p>
          </table:table-cell>
          <table:table-cell table:number-columns-repeated="8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2.749271">
            <text:p>62.75</text:p>
          </table:table-cell>
          <table:table-cell office:value-type="float" office:value="54.923916">
            <text:p>54.92</text:p>
          </table:table-cell>
          <table:table-cell table:number-columns-repeated="8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2.643449">
            <text:p>62.64</text:p>
          </table:table-cell>
          <table:table-cell office:value-type="float" office:value="54.844531">
            <text:p>54.84</text:p>
          </table:table-cell>
          <table:table-cell table:number-columns-repeated="8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62.538256">
            <text:p>62.54</text:p>
          </table:table-cell>
          <table:table-cell office:value-type="float" office:value="54.765476">
            <text:p>54.77</text:p>
          </table:table-cell>
          <table:table-cell table:number-columns-repeated="8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2.433689">
            <text:p>62.43</text:p>
          </table:table-cell>
          <table:table-cell office:value-type="float" office:value="54.686747">
            <text:p>54.69</text:p>
          </table:table-cell>
          <table:table-cell table:number-columns-repeated="8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62.329751">
            <text:p>62.33</text:p>
          </table:table-cell>
          <table:table-cell office:value-type="float" office:value="54.60835">
            <text:p>54.61</text:p>
          </table:table-cell>
          <table:table-cell table:number-columns-repeated="8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2.226449">
            <text:p>62.23</text:p>
          </table:table-cell>
          <table:table-cell office:value-type="float" office:value="54.530285">
            <text:p>54.53</text:p>
          </table:table-cell>
          <table:table-cell table:number-columns-repeated="8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62.12378">
            <text:p>62.12</text:p>
          </table:table-cell>
          <table:table-cell office:value-type="float" office:value="54.452554">
            <text:p>54.45</text:p>
          </table:table-cell>
          <table:table-cell table:number-columns-repeated="8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2.021744">
            <text:p>62.02</text:p>
          </table:table-cell>
          <table:table-cell office:value-type="float" office:value="54.375161">
            <text:p>54.38</text:p>
          </table:table-cell>
          <table:table-cell table:number-columns-repeated="8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1.920339">
            <text:p>61.92</text:p>
          </table:table-cell>
          <table:table-cell office:value-type="float" office:value="54.298111">
            <text:p>54.3</text:p>
          </table:table-cell>
          <table:table-cell table:number-columns-repeated="8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61.819572">
            <text:p>61.82</text:p>
          </table:table-cell>
          <table:table-cell office:value-type="float" office:value="54.2214">
            <text:p>54.22</text:p>
          </table:table-cell>
          <table:table-cell table:number-columns-repeated="8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1.719446">
            <text:p>61.72</text:p>
          </table:table-cell>
          <table:table-cell office:value-type="float" office:value="54.145028">
            <text:p>54.15</text:p>
          </table:table-cell>
          <table:table-cell table:number-columns-repeated="8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61.619969">
            <text:p>61.62</text:p>
          </table:table-cell>
          <table:table-cell office:value-type="float" office:value="54.06901">
            <text:p>54.07</text:p>
          </table:table-cell>
          <table:table-cell table:number-columns-repeated="8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61.521134">
            <text:p>61.52</text:p>
          </table:table-cell>
          <table:table-cell office:value-type="float" office:value="53.993342">
            <text:p>53.99</text:p>
          </table:table-cell>
          <table:table-cell table:number-columns-repeated="8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1.422935">
            <text:p>61.42</text:p>
          </table:table-cell>
          <table:table-cell office:value-type="float" office:value="53.918024">
            <text:p>53.92</text:p>
          </table:table-cell>
          <table:table-cell table:number-columns-repeated="8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1.325361">
            <text:p>61.33</text:p>
          </table:table-cell>
          <table:table-cell office:value-type="float" office:value="53.843051">
            <text:p>53.84</text:p>
          </table:table-cell>
          <table:table-cell table:number-columns-repeated="8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1.2284">
            <text:p>61.23</text:p>
          </table:table-cell>
          <table:table-cell office:value-type="float" office:value="53.768418">
            <text:p>53.77</text:p>
          </table:table-cell>
          <table:table-cell table:number-columns-repeated="8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61.132045">
            <text:p>61.13</text:p>
          </table:table-cell>
          <table:table-cell office:value-type="float" office:value="53.694117">
            <text:p>53.69</text:p>
          </table:table-cell>
          <table:table-cell table:number-columns-repeated="8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61.036314">
            <text:p>61.04</text:p>
          </table:table-cell>
          <table:table-cell office:value-type="float" office:value="53.620163">
            <text:p>53.62</text:p>
          </table:table-cell>
          <table:table-cell table:number-columns-repeated="8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60.941203">
            <text:p>60.94</text:p>
          </table:table-cell>
          <table:table-cell office:value-type="float" office:value="53.546549">
            <text:p>53.55</text:p>
          </table:table-cell>
          <table:table-cell table:number-columns-repeated="8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60.846707">
            <text:p>60.85</text:p>
          </table:table-cell>
          <table:table-cell office:value-type="float" office:value="53.473268">
            <text:p>53.47</text:p>
          </table:table-cell>
          <table:table-cell table:number-columns-repeated="8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0.752809">
            <text:p>60.75</text:p>
          </table:table-cell>
          <table:table-cell office:value-type="float" office:value="53.400313">
            <text:p>53.4</text:p>
          </table:table-cell>
          <table:table-cell table:number-columns-repeated="8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60.659507">
            <text:p>60.66</text:p>
          </table:table-cell>
          <table:table-cell office:value-type="float" office:value="53.327677">
            <text:p>53.33</text:p>
          </table:table-cell>
          <table:table-cell table:number-columns-repeated="8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60.566799">
            <text:p>60.57</text:p>
          </table:table-cell>
          <table:table-cell office:value-type="float" office:value="53.255357">
            <text:p>53.26</text:p>
          </table:table-cell>
          <table:table-cell table:number-columns-repeated="8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60.474683">
            <text:p>60.47</text:p>
          </table:table-cell>
          <table:table-cell office:value-type="float" office:value="53.183352">
            <text:p>53.18</text:p>
          </table:table-cell>
          <table:table-cell table:number-columns-repeated="8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60.383158">
            <text:p>60.38</text:p>
          </table:table-cell>
          <table:table-cell office:value-type="float" office:value="53.111659">
            <text:p>53.11</text:p>
          </table:table-cell>
          <table:table-cell table:number-columns-repeated="8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0.292224">
            <text:p>60.29</text:p>
          </table:table-cell>
          <table:table-cell office:value-type="float" office:value="53.040284">
            <text:p>53.04</text:p>
          </table:table-cell>
          <table:table-cell table:number-columns-repeated="8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60.201892">
            <text:p>60.2</text:p>
          </table:table-cell>
          <table:table-cell office:value-type="float" office:value="52.96923">
            <text:p>52.97</text:p>
          </table:table-cell>
          <table:table-cell table:number-columns-repeated="8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60.112163">
            <text:p>60.11</text:p>
          </table:table-cell>
          <table:table-cell office:value-type="float" office:value="52.898496">
            <text:p>52.9</text:p>
          </table:table-cell>
          <table:table-cell table:number-columns-repeated="8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60.023037">
            <text:p>60.02</text:p>
          </table:table-cell>
          <table:table-cell office:value-type="float" office:value="52.828088">
            <text:p>52.83</text:p>
          </table:table-cell>
          <table:table-cell table:number-columns-repeated="8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9.934516">
            <text:p>59.93</text:p>
          </table:table-cell>
          <table:table-cell office:value-type="float" office:value="52.758007">
            <text:p>52.76</text:p>
          </table:table-cell>
          <table:table-cell table:number-columns-repeated="8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59.846597">
            <text:p>59.85</text:p>
          </table:table-cell>
          <table:table-cell office:value-type="float" office:value="52.688257">
            <text:p>52.69</text:p>
          </table:table-cell>
          <table:table-cell table:number-columns-repeated="8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9.759291">
            <text:p>59.76</text:p>
          </table:table-cell>
          <table:table-cell office:value-type="float" office:value="52.618842">
            <text:p>52.62</text:p>
          </table:table-cell>
          <table:table-cell table:number-columns-repeated="8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59.672584">
            <text:p>59.67</text:p>
          </table:table-cell>
          <table:table-cell office:value-type="float" office:value="52.54976">
            <text:p>52.55</text:p>
          </table:table-cell>
          <table:table-cell table:number-columns-repeated="8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59.586475">
            <text:p>59.59</text:p>
          </table:table-cell>
          <table:table-cell office:value-type="float" office:value="52.481015">
            <text:p>52.48</text:p>
          </table:table-cell>
          <table:table-cell table:number-columns-repeated="8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9.500961">
            <text:p>59.5</text:p>
          </table:table-cell>
          <table:table-cell office:value-type="float" office:value="52.412608">
            <text:p>52.41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9.41604">
            <text:p>59.42</text:p>
          </table:table-cell>
          <table:table-cell office:value-type="float" office:value="52.344535">
            <text:p>52.34</text:p>
          </table:table-cell>
          <table:table-cell table:number-columns-repeated="8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9.331711">
            <text:p>59.33</text:p>
          </table:table-cell>
          <table:table-cell office:value-type="float" office:value="52.276795">
            <text:p>52.28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9.247971">
            <text:p>59.25</text:p>
          </table:table-cell>
          <table:table-cell office:value-type="float" office:value="52.209385">
            <text:p>52.21</text:p>
          </table:table-cell>
          <table:table-cell table:number-columns-repeated="8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59.164819">
            <text:p>59.16</text:p>
          </table:table-cell>
          <table:table-cell office:value-type="float" office:value="52.142305">
            <text:p>52.14</text:p>
          </table:table-cell>
          <table:table-cell table:number-columns-repeated="8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59.082252">
            <text:p>59.08</text:p>
          </table:table-cell>
          <table:table-cell office:value-type="float" office:value="52.075553">
            <text:p>52.08</text:p>
          </table:table-cell>
          <table:table-cell table:number-columns-repeated="8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59.000268">
            <text:p>59</text:p>
          </table:table-cell>
          <table:table-cell office:value-type="float" office:value="52.009126">
            <text:p>52.01</text:p>
          </table:table-cell>
          <table:table-cell table:number-columns-repeated="8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58.918865">
            <text:p>58.92</text:p>
          </table:table-cell>
          <table:table-cell office:value-type="float" office:value="51.943023">
            <text:p>51.94</text:p>
          </table:table-cell>
          <table:table-cell table:number-columns-repeated="8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58.838039">
            <text:p>58.84</text:p>
          </table:table-cell>
          <table:table-cell office:value-type="float" office:value="51.87724">
            <text:p>51.88</text:p>
          </table:table-cell>
          <table:table-cell table:number-columns-repeated="8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58.757785">
            <text:p>58.76</text:p>
          </table:table-cell>
          <table:table-cell office:value-type="float" office:value="51.811774">
            <text:p>51.81</text:p>
          </table:table-cell>
          <table:table-cell table:number-columns-repeated="8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58.678105">
            <text:p>58.68</text:p>
          </table:table-cell>
          <table:table-cell office:value-type="float" office:value="51.746623">
            <text:p>51.75</text:p>
          </table:table-cell>
          <table:table-cell table:number-columns-repeated="8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8.598993">
            <text:p>58.6</text:p>
          </table:table-cell>
          <table:table-cell office:value-type="float" office:value="51.681787">
            <text:p>51.68</text:p>
          </table:table-cell>
          <table:table-cell table:number-columns-repeated="8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8.520444">
            <text:p>58.52</text:p>
          </table:table-cell>
          <table:table-cell office:value-type="float" office:value="51.61726">
            <text:p>51.62</text:p>
          </table:table-cell>
          <table:table-cell table:number-columns-repeated="8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58.442454">
            <text:p>58.44</text:p>
          </table:table-cell>
          <table:table-cell office:value-type="float" office:value="51.553039">
            <text:p>51.55</text:p>
          </table:table-cell>
          <table:table-cell table:number-columns-repeated="8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58.365017">
            <text:p>58.37</text:p>
          </table:table-cell>
          <table:table-cell office:value-type="float" office:value="51.48912">
            <text:p>51.49</text:p>
          </table:table-cell>
          <table:table-cell table:number-columns-repeated="8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8.288122">
            <text:p>58.29</text:p>
          </table:table-cell>
          <table:table-cell office:value-type="float" office:value="51.425496">
            <text:p>51.43</text:p>
          </table:table-cell>
          <table:table-cell table:number-columns-repeated="8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8.211764">
            <text:p>58.21</text:p>
          </table:table-cell>
          <table:table-cell office:value-type="float" office:value="51.362163">
            <text:p>51.36</text:p>
          </table:table-cell>
          <table:table-cell table:number-columns-repeated="8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8.13595">
            <text:p>58.14</text:p>
          </table:table-cell>
          <table:table-cell office:value-type="float" office:value="51.29913">
            <text:p>51.3</text:p>
          </table:table-cell>
          <table:table-cell table:number-columns-repeated="8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58.060675">
            <text:p>58.06</text:p>
          </table:table-cell>
          <table:table-cell office:value-type="float" office:value="51.236395">
            <text:p>51.24</text:p>
          </table:table-cell>
          <table:table-cell table:number-columns-repeated="8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57.985936">
            <text:p>57.99</text:p>
          </table:table-cell>
          <table:table-cell office:value-type="float" office:value="51.173954">
            <text:p>51.17</text:p>
          </table:table-cell>
          <table:table-cell table:number-columns-repeated="8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7.911731">
            <text:p>57.91</text:p>
          </table:table-cell>
          <table:table-cell office:value-type="float" office:value="51.111804">
            <text:p>51.11</text:p>
          </table:table-cell>
          <table:table-cell table:number-columns-repeated="8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7.838057">
            <text:p>57.84</text:p>
          </table:table-cell>
          <table:table-cell office:value-type="float" office:value="51.049941">
            <text:p>51.05</text:p>
          </table:table-cell>
          <table:table-cell table:number-columns-repeated="8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7.764909">
            <text:p>57.76</text:p>
          </table:table-cell>
          <table:table-cell office:value-type="float" office:value="50.988364">
            <text:p>50.99</text:p>
          </table:table-cell>
          <table:table-cell table:number-columns-repeated="8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7.692283">
            <text:p>57.69</text:p>
          </table:table-cell>
          <table:table-cell office:value-type="float" office:value="50.927072">
            <text:p>50.93</text:p>
          </table:table-cell>
          <table:table-cell table:number-columns-repeated="8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7.620174">
            <text:p>57.62</text:p>
          </table:table-cell>
          <table:table-cell office:value-type="float" office:value="50.866063">
            <text:p>50.87</text:p>
          </table:table-cell>
          <table:table-cell table:number-columns-repeated="8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7.548578">
            <text:p>57.55</text:p>
          </table:table-cell>
          <table:table-cell office:value-type="float" office:value="50.805329">
            <text:p>50.81</text:p>
          </table:table-cell>
          <table:table-cell table:number-columns-repeated="8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7.47749">
            <text:p>57.48</text:p>
          </table:table-cell>
          <table:table-cell office:value-type="float" office:value="50.744867">
            <text:p>50.74</text:p>
          </table:table-cell>
          <table:table-cell table:number-columns-repeated="8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57.406907">
            <text:p>57.41</text:p>
          </table:table-cell>
          <table:table-cell office:value-type="float" office:value="50.684675">
            <text:p>50.68</text:p>
          </table:table-cell>
          <table:table-cell table:number-columns-repeated="8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57.336827">
            <text:p>57.34</text:p>
          </table:table-cell>
          <table:table-cell office:value-type="float" office:value="50.624752">
            <text:p>50.62</text:p>
          </table:table-cell>
          <table:table-cell table:number-columns-repeated="8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57.267247">
            <text:p>57.27</text:p>
          </table:table-cell>
          <table:table-cell office:value-type="float" office:value="50.565099">
            <text:p>50.57</text:p>
          </table:table-cell>
          <table:table-cell table:number-columns-repeated="8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7.198171">
            <text:p>57.2</text:p>
          </table:table-cell>
          <table:table-cell office:value-type="float" office:value="50.505716">
            <text:p>50.51</text:p>
          </table:table-cell>
          <table:table-cell table:number-columns-repeated="8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7.129591">
            <text:p>57.13</text:p>
          </table:table-cell>
          <table:table-cell office:value-type="float" office:value="50.4466">
            <text:p>50.45</text:p>
          </table:table-cell>
          <table:table-cell table:number-columns-repeated="8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7.061511">
            <text:p>57.06</text:p>
          </table:table-cell>
          <table:table-cell office:value-type="float" office:value="50.387751">
            <text:p>50.39</text:p>
          </table:table-cell>
          <table:table-cell table:number-columns-repeated="8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6.993935">
            <text:p>56.99</text:p>
          </table:table-cell>
          <table:table-cell office:value-type="float" office:value="50.329171">
            <text:p>50.33</text:p>
          </table:table-cell>
          <table:table-cell table:number-columns-repeated="8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56.926867">
            <text:p>56.93</text:p>
          </table:table-cell>
          <table:table-cell office:value-type="float" office:value="50.270857">
            <text:p>50.27</text:p>
          </table:table-cell>
          <table:table-cell table:number-columns-repeated="8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6.86031">
            <text:p>56.86</text:p>
          </table:table-cell>
          <table:table-cell office:value-type="float" office:value="50.21281">
            <text:p>50.21</text:p>
          </table:table-cell>
          <table:table-cell table:number-columns-repeated="8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6.794266">
            <text:p>56.79</text:p>
          </table:table-cell>
          <table:table-cell office:value-type="float" office:value="50.155027">
            <text:p>50.16</text:p>
          </table:table-cell>
          <table:table-cell table:number-columns-repeated="8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6.728733">
            <text:p>56.73</text:p>
          </table:table-cell>
          <table:table-cell office:value-type="float" office:value="50.097505">
            <text:p>50.1</text:p>
          </table:table-cell>
          <table:table-cell table:number-columns-repeated="8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56.663704">
            <text:p>56.66</text:p>
          </table:table-cell>
          <table:table-cell office:value-type="float" office:value="50.040237">
            <text:p>50.04</text:p>
          </table:table-cell>
          <table:table-cell table:number-columns-repeated="8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56.599172">
            <text:p>56.6</text:p>
          </table:table-cell>
          <table:table-cell office:value-type="float" office:value="49.983217">
            <text:p>49.98</text:p>
          </table:table-cell>
          <table:table-cell table:number-columns-repeated="8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56.535127">
            <text:p>56.54</text:p>
          </table:table-cell>
          <table:table-cell office:value-type="float" office:value="49.926439">
            <text:p>49.93</text:p>
          </table:table-cell>
          <table:table-cell table:number-columns-repeated="8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6.471557">
            <text:p>56.47</text:p>
          </table:table-cell>
          <table:table-cell office:value-type="float" office:value="49.869894">
            <text:p>49.87</text:p>
          </table:table-cell>
          <table:table-cell table:number-columns-repeated="8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6.408448">
            <text:p>56.41</text:p>
          </table:table-cell>
          <table:table-cell office:value-type="float" office:value="49.81358">
            <text:p>49.81</text:p>
          </table:table-cell>
          <table:table-cell table:number-columns-repeated="8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56.345787">
            <text:p>56.35</text:p>
          </table:table-cell>
          <table:table-cell office:value-type="float" office:value="49.757488">
            <text:p>49.76</text:p>
          </table:table-cell>
          <table:table-cell table:number-columns-repeated="8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56.28356">
            <text:p>56.28</text:p>
          </table:table-cell>
          <table:table-cell office:value-type="float" office:value="49.701612">
            <text:p>49.7</text:p>
          </table:table-cell>
          <table:table-cell table:number-columns-repeated="8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56.221756">
            <text:p>56.22</text:p>
          </table:table-cell>
          <table:table-cell office:value-type="float" office:value="49.645944">
            <text:p>49.65</text:p>
          </table:table-cell>
          <table:table-cell table:number-columns-repeated="8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6.160361">
            <text:p>56.16</text:p>
          </table:table-cell>
          <table:table-cell office:value-type="float" office:value="49.590476">
            <text:p>49.59</text:p>
          </table:table-cell>
          <table:table-cell table:number-columns-repeated="8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6.099364">
            <text:p>56.1</text:p>
          </table:table-cell>
          <table:table-cell office:value-type="float" office:value="49.535204">
            <text:p>49.54</text:p>
          </table:table-cell>
          <table:table-cell table:number-columns-repeated="8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6.038758">
            <text:p>56.04</text:p>
          </table:table-cell>
          <table:table-cell office:value-type="float" office:value="49.480121">
            <text:p>49.48</text:p>
          </table:table-cell>
          <table:table-cell table:number-columns-repeated="8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5.978549">
            <text:p>55.98</text:p>
          </table:table-cell>
          <table:table-cell office:value-type="float" office:value="49.425233">
            <text:p>49.43</text:p>
          </table:table-cell>
          <table:table-cell table:number-columns-repeated="8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55.918734">
            <text:p>55.92</text:p>
          </table:table-cell>
          <table:table-cell office:value-type="float" office:value="49.370543">
            <text:p>49.37</text:p>
          </table:table-cell>
          <table:table-cell table:number-columns-repeated="8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.85931">
            <text:p>55.86</text:p>
          </table:table-cell>
          <table:table-cell office:value-type="float" office:value="49.316049">
            <text:p>49.32</text:p>
          </table:table-cell>
          <table:table-cell table:number-columns-repeated="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5.800266">
            <text:p>55.8</text:p>
          </table:table-cell>
          <table:table-cell office:value-type="float" office:value="49.261743">
            <text:p>49.26</text:p>
          </table:table-cell>
          <table:table-cell table:number-columns-repeated="8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5.741605">
            <text:p>55.74</text:p>
          </table:table-cell>
          <table:table-cell office:value-type="float" office:value="49.207627">
            <text:p>49.21</text:p>
          </table:table-cell>
          <table:table-cell table:number-columns-repeated="8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55.683328">
            <text:p>55.68</text:p>
          </table:table-cell>
          <table:table-cell office:value-type="float" office:value="49.153703">
            <text:p>49.15</text:p>
          </table:table-cell>
          <table:table-cell table:number-columns-repeated="8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5.625436">
            <text:p>55.63</text:p>
          </table:table-cell>
          <table:table-cell office:value-type="float" office:value="49.099976">
            <text:p>49.1</text:p>
          </table:table-cell>
          <table:table-cell table:number-columns-repeated="8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5.567928">
            <text:p>55.57</text:p>
          </table:table-cell>
          <table:table-cell office:value-type="float" office:value="49.046449">
            <text:p>49.05</text:p>
          </table:table-cell>
          <table:table-cell table:number-columns-repeated="8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55.510803">
            <text:p>55.51</text:p>
          </table:table-cell>
          <table:table-cell office:value-type="float" office:value="48.993123">
            <text:p>48.99</text:p>
          </table:table-cell>
          <table:table-cell table:number-columns-repeated="8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5.45406">
            <text:p>55.45</text:p>
          </table:table-cell>
          <table:table-cell office:value-type="float" office:value="48.939998">
            <text:p>48.94</text:p>
          </table:table-cell>
          <table:table-cell table:number-columns-repeated="8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5.397695">
            <text:p>55.4</text:p>
          </table:table-cell>
          <table:table-cell office:value-type="float" office:value="48.887076">
            <text:p>48.89</text:p>
          </table:table-cell>
          <table:table-cell table:number-columns-repeated="8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5.341708">
            <text:p>55.34</text:p>
          </table:table-cell>
          <table:table-cell office:value-type="float" office:value="48.834356">
            <text:p>48.83</text:p>
          </table:table-cell>
          <table:table-cell table:number-columns-repeated="8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5.286092">
            <text:p>55.29</text:p>
          </table:table-cell>
          <table:table-cell office:value-type="float" office:value="48.781837">
            <text:p>48.78</text:p>
          </table:table-cell>
          <table:table-cell table:number-columns-repeated="8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55.230847">
            <text:p>55.23</text:p>
          </table:table-cell>
          <table:table-cell office:value-type="float" office:value="48.729519">
            <text:p>48.73</text:p>
          </table:table-cell>
          <table:table-cell table:number-columns-repeated="8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55.175968">
            <text:p>55.18</text:p>
          </table:table-cell>
          <table:table-cell office:value-type="float" office:value="48.6774">
            <text:p>48.68</text:p>
          </table:table-cell>
          <table:table-cell table:number-columns-repeated="8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55.121455">
            <text:p>55.12</text:p>
          </table:table-cell>
          <table:table-cell office:value-type="float" office:value="48.62548">
            <text:p>48.63</text:p>
          </table:table-cell>
          <table:table-cell table:number-columns-repeated="8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55.067306">
            <text:p>55.07</text:p>
          </table:table-cell>
          <table:table-cell office:value-type="float" office:value="48.573762">
            <text:p>48.57</text:p>
          </table:table-cell>
          <table:table-cell table:number-columns-repeated="8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55.013519">
            <text:p>55.01</text:p>
          </table:table-cell>
          <table:table-cell office:value-type="float" office:value="48.522246">
            <text:p>48.52</text:p>
          </table:table-cell>
          <table:table-cell table:number-columns-repeated="8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54.960092">
            <text:p>54.96</text:p>
          </table:table-cell>
          <table:table-cell office:value-type="float" office:value="48.470933">
            <text:p>48.47</text:p>
          </table:table-cell>
          <table:table-cell table:number-columns-repeated="8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54.907025">
            <text:p>54.91</text:p>
          </table:table-cell>
          <table:table-cell office:value-type="float" office:value="48.419823">
            <text:p>48.42</text:p>
          </table:table-cell>
          <table:table-cell table:number-columns-repeated="8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54.854315">
            <text:p>54.85</text:p>
          </table:table-cell>
          <table:table-cell office:value-type="float" office:value="48.368915">
            <text:p>48.37</text:p>
          </table:table-cell>
          <table:table-cell table:number-columns-repeated="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4.801963">
            <text:p>54.8</text:p>
          </table:table-cell>
          <table:table-cell office:value-type="float" office:value="48.318208">
            <text:p>48.32</text:p>
          </table:table-cell>
          <table:table-cell table:number-columns-repeated="8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4.749966">
            <text:p>54.75</text:p>
          </table:table-cell>
          <table:table-cell office:value-type="float" office:value="48.267702">
            <text:p>48.27</text:p>
          </table:table-cell>
          <table:table-cell table:number-columns-repeated="8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54.698323">
            <text:p>54.7</text:p>
          </table:table-cell>
          <table:table-cell office:value-type="float" office:value="48.217396">
            <text:p>48.22</text:p>
          </table:table-cell>
          <table:table-cell table:number-columns-repeated="8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54.647033">
            <text:p>54.65</text:p>
          </table:table-cell>
          <table:table-cell office:value-type="float" office:value="48.16729">
            <text:p>48.17</text:p>
          </table:table-cell>
          <table:table-cell table:number-columns-repeated="8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54.596093">
            <text:p>54.6</text:p>
          </table:table-cell>
          <table:table-cell office:value-type="float" office:value="48.117379">
            <text:p>48.12</text:p>
          </table:table-cell>
          <table:table-cell table:number-columns-repeated="8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54.545505">
            <text:p>54.55</text:p>
          </table:table-cell>
          <table:table-cell office:value-type="float" office:value="48.067662">
            <text:p>48.07</text:p>
          </table:table-cell>
          <table:table-cell table:number-columns-repeated="8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4.495266">
            <text:p>54.5</text:p>
          </table:table-cell>
          <table:table-cell office:value-type="float" office:value="48.018136">
            <text:p>48.02</text:p>
          </table:table-cell>
          <table:table-cell table:number-columns-repeated="8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54.445375">
            <text:p>54.45</text:p>
          </table:table-cell>
          <table:table-cell office:value-type="float" office:value="47.9688">
            <text:p>47.97</text:p>
          </table:table-cell>
          <table:table-cell table:number-columns-repeated="8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4.39584">
            <text:p>54.4</text:p>
          </table:table-cell>
          <table:table-cell office:value-type="float" office:value="47.919664">
            <text:p>47.92</text:p>
          </table:table-cell>
          <table:table-cell table:number-columns-repeated="8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54.34666">
            <text:p>54.35</text:p>
          </table:table-cell>
          <table:table-cell office:value-type="float" office:value="47.870725">
            <text:p>47.87</text:p>
          </table:table-cell>
          <table:table-cell table:number-columns-repeated="8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4.297831">
            <text:p>54.3</text:p>
          </table:table-cell>
          <table:table-cell office:value-type="float" office:value="47.821978">
            <text:p>47.82</text:p>
          </table:table-cell>
          <table:table-cell table:number-columns-repeated="8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4.24935">
            <text:p>54.25</text:p>
          </table:table-cell>
          <table:table-cell office:value-type="float" office:value="47.77342">
            <text:p>47.77</text:p>
          </table:table-cell>
          <table:table-cell table:number-columns-repeated="8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4.201221">
            <text:p>54.2</text:p>
          </table:table-cell>
          <table:table-cell office:value-type="float" office:value="47.725056">
            <text:p>47.73</text:p>
          </table:table-cell>
          <table:table-cell table:number-columns-repeated="8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54.153451">
            <text:p>54.15</text:p>
          </table:table-cell>
          <table:table-cell office:value-type="float" office:value="47.676889">
            <text:p>47.68</text:p>
          </table:table-cell>
          <table:table-cell table:number-columns-repeated="8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4.106042">
            <text:p>54.11</text:p>
          </table:table-cell>
          <table:table-cell office:value-type="float" office:value="47.628922">
            <text:p>47.63</text:p>
          </table:table-cell>
          <table:table-cell table:number-columns-repeated="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4.058999">
            <text:p>54.06</text:p>
          </table:table-cell>
          <table:table-cell office:value-type="float" office:value="47.581157">
            <text:p>47.58</text:p>
          </table:table-cell>
          <table:table-cell table:number-columns-repeated="8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4.012322">
            <text:p>54.01</text:p>
          </table:table-cell>
          <table:table-cell office:value-type="float" office:value="47.5336">
            <text:p>47.53</text:p>
          </table:table-cell>
          <table:table-cell table:number-columns-repeated="8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3.966014">
            <text:p>53.97</text:p>
          </table:table-cell>
          <table:table-cell office:value-type="float" office:value="47.486254">
            <text:p>47.49</text:p>
          </table:table-cell>
          <table:table-cell table:number-columns-repeated="8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3.920075">
            <text:p>53.92</text:p>
          </table:table-cell>
          <table:table-cell office:value-type="float" office:value="47.43912">
            <text:p>47.44</text:p>
          </table:table-cell>
          <table:table-cell table:number-columns-repeated="8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53.874503">
            <text:p>53.87</text:p>
          </table:table-cell>
          <table:table-cell office:value-type="float" office:value="47.392198">
            <text:p>47.39</text:p>
          </table:table-cell>
          <table:table-cell table:number-columns-repeated="8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3.829298">
            <text:p>53.83</text:p>
          </table:table-cell>
          <table:table-cell office:value-type="float" office:value="47.345489">
            <text:p>47.35</text:p>
          </table:table-cell>
          <table:table-cell table:number-columns-repeated="8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3.784457">
            <text:p>53.78</text:p>
          </table:table-cell>
          <table:table-cell office:value-type="float" office:value="47.298991">
            <text:p>47.3</text:p>
          </table:table-cell>
          <table:table-cell table:number-columns-repeated="8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3.739969">
            <text:p>53.74</text:p>
          </table:table-cell>
          <table:table-cell office:value-type="float" office:value="47.252699">
            <text:p>47.25</text:p>
          </table:table-cell>
          <table:table-cell table:number-columns-repeated="8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3.695832">
            <text:p>53.7</text:p>
          </table:table-cell>
          <table:table-cell office:value-type="float" office:value="47.206612">
            <text:p>47.21</text:p>
          </table:table-cell>
          <table:table-cell table:number-columns-repeated="8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53.652042">
            <text:p>53.65</text:p>
          </table:table-cell>
          <table:table-cell office:value-type="float" office:value="47.160727">
            <text:p>47.16</text:p>
          </table:table-cell>
          <table:table-cell table:number-columns-repeated="8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3.608597">
            <text:p>53.61</text:p>
          </table:table-cell>
          <table:table-cell office:value-type="float" office:value="47.115043">
            <text:p>47.12</text:p>
          </table:table-cell>
          <table:table-cell table:number-columns-repeated="8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3.565493">
            <text:p>53.57</text:p>
          </table:table-cell>
          <table:table-cell office:value-type="float" office:value="47.069555">
            <text:p>47.07</text:p>
          </table:table-cell>
          <table:table-cell table:number-columns-repeated="8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3.522727">
            <text:p>53.52</text:p>
          </table:table-cell>
          <table:table-cell office:value-type="float" office:value="47.024262">
            <text:p>47.02</text:p>
          </table:table-cell>
          <table:table-cell table:number-columns-repeated="8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.480295">
            <text:p>53.48</text:p>
          </table:table-cell>
          <table:table-cell office:value-type="float" office:value="46.979163">
            <text:p>46.98</text:p>
          </table:table-cell>
          <table:table-cell table:number-columns-repeated="8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3.438199">
            <text:p>53.44</text:p>
          </table:table-cell>
          <table:table-cell office:value-type="float" office:value="46.934263">
            <text:p>46.93</text:p>
          </table:table-cell>
          <table:table-cell table:number-columns-repeated="8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3.396435">
            <text:p>53.4</text:p>
          </table:table-cell>
          <table:table-cell office:value-type="float" office:value="46.889561">
            <text:p>46.89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3.355">
            <text:p>53.36</text:p>
          </table:table-cell>
          <table:table-cell office:value-type="float" office:value="46.845054">
            <text:p>46.85</text:p>
          </table:table-cell>
          <table:table-cell table:number-columns-repeated="8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3.313891">
            <text:p>53.31</text:p>
          </table:table-cell>
          <table:table-cell office:value-type="float" office:value="46.800748">
            <text:p>46.8</text:p>
          </table:table-cell>
          <table:table-cell table:number-columns-repeated="8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53.273104">
            <text:p>53.27</text:p>
          </table:table-cell>
          <table:table-cell office:value-type="float" office:value="46.756636">
            <text:p>46.76</text:p>
          </table:table-cell>
          <table:table-cell table:number-columns-repeated="8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3.232636">
            <text:p>53.23</text:p>
          </table:table-cell>
          <table:table-cell office:value-type="float" office:value="46.712718">
            <text:p>46.71</text:p>
          </table:table-cell>
          <table:table-cell table:number-columns-repeated="8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53.19249">
            <text:p>53.19</text:p>
          </table:table-cell>
          <table:table-cell office:value-type="float" office:value="46.668994">
            <text:p>46.67</text:p>
          </table:table-cell>
          <table:table-cell table:number-columns-repeated="8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3.152664">
            <text:p>53.15</text:p>
          </table:table-cell>
          <table:table-cell office:value-type="float" office:value="46.625462">
            <text:p>46.63</text:p>
          </table:table-cell>
          <table:table-cell table:number-columns-repeated="8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3.113162">
            <text:p>53.11</text:p>
          </table:table-cell>
          <table:table-cell office:value-type="float" office:value="46.582126">
            <text:p>46.58</text:p>
          </table:table-cell>
          <table:table-cell table:number-columns-repeated="8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53.073988">
            <text:p>53.07</text:p>
          </table:table-cell>
          <table:table-cell office:value-type="float" office:value="46.538991">
            <text:p>46.54</text:p>
          </table:table-cell>
          <table:table-cell table:number-columns-repeated="8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53.035137">
            <text:p>53.04</text:p>
          </table:table-cell>
          <table:table-cell office:value-type="float" office:value="46.496056">
            <text:p>46.5</text:p>
          </table:table-cell>
          <table:table-cell table:number-columns-repeated="8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52.996611">
            <text:p>53</text:p>
          </table:table-cell>
          <table:table-cell office:value-type="float" office:value="46.453319">
            <text:p>46.45</text:p>
          </table:table-cell>
          <table:table-cell table:number-columns-repeated="8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2.958406">
            <text:p>52.96</text:p>
          </table:table-cell>
          <table:table-cell office:value-type="float" office:value="46.410777">
            <text:p>46.41</text:p>
          </table:table-cell>
          <table:table-cell table:number-columns-repeated="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2.920541">
            <text:p>52.92</text:p>
          </table:table-cell>
          <table:table-cell office:value-type="float" office:value="46.368455">
            <text:p>46.37</text:p>
          </table:table-cell>
          <table:table-cell table:number-columns-repeated="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2.88301">
            <text:p>52.88</text:p>
          </table:table-cell>
          <table:table-cell office:value-type="float" office:value="46.326344">
            <text:p>46.33</text:p>
          </table:table-cell>
          <table:table-cell table:number-columns-repeated="8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52.845806">
            <text:p>52.85</text:p>
          </table:table-cell>
          <table:table-cell office:value-type="float" office:value="46.284433">
            <text:p>46.28</text:p>
          </table:table-cell>
          <table:table-cell table:number-columns-repeated="8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2.808913">
            <text:p>52.81</text:p>
          </table:table-cell>
          <table:table-cell office:value-type="float" office:value="46.242715">
            <text:p>46.24</text:p>
          </table:table-cell>
          <table:table-cell table:number-columns-repeated="8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2.772314">
            <text:p>52.77</text:p>
          </table:table-cell>
          <table:table-cell office:value-type="float" office:value="46.201183">
            <text:p>46.2</text:p>
          </table:table-cell>
          <table:table-cell table:number-columns-repeated="8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2.735994">
            <text:p>52.74</text:p>
          </table:table-cell>
          <table:table-cell office:value-type="float" office:value="46.159825">
            <text:p>46.16</text:p>
          </table:table-cell>
          <table:table-cell table:number-columns-repeated="8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52.699953">
            <text:p>52.7</text:p>
          </table:table-cell>
          <table:table-cell office:value-type="float" office:value="46.118635">
            <text:p>46.12</text:p>
          </table:table-cell>
          <table:table-cell table:number-columns-repeated="8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52.664182">
            <text:p>52.66</text:p>
          </table:table-cell>
          <table:table-cell office:value-type="float" office:value="46.077606">
            <text:p>46.08</text:p>
          </table:table-cell>
          <table:table-cell table:number-columns-repeated="8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52.628669">
            <text:p>52.63</text:p>
          </table:table-cell>
          <table:table-cell office:value-type="float" office:value="46.036721">
            <text:p>46.04</text:p>
          </table:table-cell>
          <table:table-cell table:number-columns-repeated="8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2.593413">
            <text:p>52.59</text:p>
          </table:table-cell>
          <table:table-cell office:value-type="float" office:value="45.99598">
            <text:p>46</text:p>
          </table:table-cell>
          <table:table-cell table:number-columns-repeated="8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2.558415">
            <text:p>52.56</text:p>
          </table:table-cell>
          <table:table-cell office:value-type="float" office:value="45.95538">
            <text:p>45.96</text:p>
          </table:table-cell>
          <table:table-cell table:number-columns-repeated="8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2.523678">
            <text:p>52.52</text:p>
          </table:table-cell>
          <table:table-cell office:value-type="float" office:value="45.914928">
            <text:p>45.91</text:p>
          </table:table-cell>
          <table:table-cell table:number-columns-repeated="8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52.489209">
            <text:p>52.49</text:p>
          </table:table-cell>
          <table:table-cell office:value-type="float" office:value="45.874631">
            <text:p>45.87</text:p>
          </table:table-cell>
          <table:table-cell table:number-columns-repeated="8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2.455015">
            <text:p>52.46</text:p>
          </table:table-cell>
          <table:table-cell office:value-type="float" office:value="45.8345">
            <text:p>45.83</text:p>
          </table:table-cell>
          <table:table-cell table:number-columns-repeated="8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52.421098">
            <text:p>52.42</text:p>
          </table:table-cell>
          <table:table-cell office:value-type="float" office:value="45.794543">
            <text:p>45.79</text:p>
          </table:table-cell>
          <table:table-cell table:number-columns-repeated="8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52.387449">
            <text:p>52.39</text:p>
          </table:table-cell>
          <table:table-cell office:value-type="float" office:value="45.754732">
            <text:p>45.75</text:p>
          </table:table-cell>
          <table:table-cell table:number-columns-repeated="8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2.354075">
            <text:p>52.35</text:p>
          </table:table-cell>
          <table:table-cell office:value-type="float" office:value="45.715077">
            <text:p>45.72</text:p>
          </table:table-cell>
          <table:table-cell table:number-columns-repeated="8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2.320984">
            <text:p>52.32</text:p>
          </table:table-cell>
          <table:table-cell office:value-type="float" office:value="45.675589">
            <text:p>45.68</text:p>
          </table:table-cell>
          <table:table-cell table:number-columns-repeated="8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52.288193">
            <text:p>52.29</text:p>
          </table:table-cell>
          <table:table-cell office:value-type="float" office:value="45.636287">
            <text:p>45.64</text:p>
          </table:table-cell>
          <table:table-cell table:number-columns-repeated="8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2.255707">
            <text:p>52.26</text:p>
          </table:table-cell>
          <table:table-cell office:value-type="float" office:value="45.597186">
            <text:p>45.6</text:p>
          </table:table-cell>
          <table:table-cell table:number-columns-repeated="8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52.223523">
            <text:p>52.22</text:p>
          </table:table-cell>
          <table:table-cell office:value-type="float" office:value="45.558284">
            <text:p>45.56</text:p>
          </table:table-cell>
          <table:table-cell table:number-columns-repeated="8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2.191641">
            <text:p>52.19</text:p>
          </table:table-cell>
          <table:table-cell office:value-type="float" office:value="45.519577">
            <text:p>45.52</text:p>
          </table:table-cell>
          <table:table-cell table:number-columns-repeated="8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2.160081">
            <text:p>52.16</text:p>
          </table:table-cell>
          <table:table-cell office:value-type="float" office:value="45.481067">
            <text:p>45.48</text:p>
          </table:table-cell>
          <table:table-cell table:number-columns-repeated="8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2.128844">
            <text:p>52.13</text:p>
          </table:table-cell>
          <table:table-cell office:value-type="float" office:value="45.442753">
            <text:p>45.44</text:p>
          </table:table-cell>
          <table:table-cell table:number-columns-repeated="8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2.09793">
            <text:p>52.1</text:p>
          </table:table-cell>
          <table:table-cell office:value-type="float" office:value="45.404634">
            <text:p>45.4</text:p>
          </table:table-cell>
          <table:table-cell table:number-columns-repeated="8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2.067342">
            <text:p>52.07</text:p>
          </table:table-cell>
          <table:table-cell office:value-type="float" office:value="45.366715">
            <text:p>45.37</text:p>
          </table:table-cell>
          <table:table-cell table:number-columns-repeated="8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52.037057">
            <text:p>52.04</text:p>
          </table:table-cell>
          <table:table-cell office:value-type="float" office:value="45.328985">
            <text:p>45.33</text:p>
          </table:table-cell>
          <table:table-cell table:number-columns-repeated="8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52.007564">
            <text:p>52.01</text:p>
          </table:table-cell>
          <table:table-cell office:value-type="float" office:value="45.291945">
            <text:p>45.29</text:p>
          </table:table-cell>
          <table:table-cell table:number-columns-repeated="8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1.97895">
            <text:p>51.98</text:p>
          </table:table-cell>
          <table:table-cell office:value-type="float" office:value="45.255632">
            <text:p>45.26</text:p>
          </table:table-cell>
          <table:table-cell table:number-columns-repeated="8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1.951437">
            <text:p>51.95</text:p>
          </table:table-cell>
          <table:table-cell office:value-type="float" office:value="45.220192">
            <text:p>45.22</text:p>
          </table:table-cell>
          <table:table-cell table:number-columns-repeated="8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1.925447">
            <text:p>51.93</text:p>
          </table:table-cell>
          <table:table-cell office:value-type="float" office:value="45.185941">
            <text:p>45.19</text:p>
          </table:table-cell>
          <table:table-cell table:number-columns-repeated="8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51.901156">
            <text:p>51.9</text:p>
          </table:table-cell>
          <table:table-cell office:value-type="float" office:value="45.153017">
            <text:p>45.15</text:p>
          </table:table-cell>
          <table:table-cell table:number-columns-repeated="8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51.878399">
            <text:p>51.88</text:p>
          </table:table-cell>
          <table:table-cell office:value-type="float" office:value="45.121334">
            <text:p>45.12</text:p>
          </table:table-cell>
          <table:table-cell table:number-columns-repeated="8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1.857027">
            <text:p>51.86</text:p>
          </table:table-cell>
          <table:table-cell office:value-type="float" office:value="45.090662">
            <text:p>45.09</text:p>
          </table:table-cell>
          <table:table-cell table:number-columns-repeated="8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51.836797">
            <text:p>51.84</text:p>
          </table:table-cell>
          <table:table-cell office:value-type="float" office:value="45.060836">
            <text:p>45.06</text:p>
          </table:table-cell>
          <table:table-cell table:number-columns-repeated="8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1.81758">
            <text:p>51.82</text:p>
          </table:table-cell>
          <table:table-cell office:value-type="float" office:value="45.031771">
            <text:p>45.03</text:p>
          </table:table-cell>
          <table:table-cell table:number-columns-repeated="8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51.79928">
            <text:p>51.8</text:p>
          </table:table-cell>
          <table:table-cell office:value-type="float" office:value="45.003407">
            <text:p>45</text:p>
          </table:table-cell>
          <table:table-cell table:number-columns-repeated="8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1.781647">
            <text:p>51.78</text:p>
          </table:table-cell>
          <table:table-cell office:value-type="float" office:value="44.975603">
            <text:p>44.98</text:p>
          </table:table-cell>
          <table:table-cell table:number-columns-repeated="8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51.764359">
            <text:p>51.76</text:p>
          </table:table-cell>
          <table:table-cell office:value-type="float" office:value="44.948142">
            <text:p>44.95</text:p>
          </table:table-cell>
          <table:table-cell table:number-columns-repeated="8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1.747182">
            <text:p>51.75</text:p>
          </table:table-cell>
          <table:table-cell office:value-type="float" office:value="44.92082">
            <text:p>44.92</text:p>
          </table:table-cell>
          <table:table-cell table:number-columns-repeated="8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51.730027">
            <text:p>51.73</text:p>
          </table:table-cell>
          <table:table-cell office:value-type="float" office:value="44.893581">
            <text:p>44.89</text:p>
          </table:table-cell>
          <table:table-cell table:number-columns-repeated="8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51.712807">
            <text:p>51.71</text:p>
          </table:table-cell>
          <table:table-cell office:value-type="float" office:value="44.866359">
            <text:p>44.87</text:p>
          </table:table-cell>
          <table:table-cell table:number-columns-repeated="8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51.695377">
            <text:p>51.7</text:p>
          </table:table-cell>
          <table:table-cell office:value-type="float" office:value="44.839024">
            <text:p>44.84</text:p>
          </table:table-cell>
          <table:table-cell table:number-columns-repeated="8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1.677625">
            <text:p>51.68</text:p>
          </table:table-cell>
          <table:table-cell office:value-type="float" office:value="44.811494">
            <text:p>44.81</text:p>
          </table:table-cell>
          <table:table-cell table:number-columns-repeated="8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51.659483">
            <text:p>51.66</text:p>
          </table:table-cell>
          <table:table-cell office:value-type="float" office:value="44.783722">
            <text:p>44.78</text:p>
          </table:table-cell>
          <table:table-cell table:number-columns-repeated="8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1.640908">
            <text:p>51.64</text:p>
          </table:table-cell>
          <table:table-cell office:value-type="float" office:value="44.755668">
            <text:p>44.76</text:p>
          </table:table-cell>
          <table:table-cell table:number-columns-repeated="8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51.621938">
            <text:p>51.62</text:p>
          </table:table-cell>
          <table:table-cell office:value-type="float" office:value="44.727356">
            <text:p>44.73</text:p>
          </table:table-cell>
          <table:table-cell table:number-columns-repeated="8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1.60248">
            <text:p>51.6</text:p>
          </table:table-cell>
          <table:table-cell office:value-type="float" office:value="44.698731">
            <text:p>44.7</text:p>
          </table:table-cell>
          <table:table-cell table:number-columns-repeated="8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1.582654">
            <text:p>51.58</text:p>
          </table:table-cell>
          <table:table-cell office:value-type="float" office:value="44.670018">
            <text:p>44.67</text:p>
          </table:table-cell>
          <table:table-cell table:number-columns-repeated="8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1.562516">
            <text:p>51.56</text:p>
          </table:table-cell>
          <table:table-cell office:value-type="float" office:value="44.64125">
            <text:p>44.64</text:p>
          </table:table-cell>
          <table:table-cell table:number-columns-repeated="8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1.542071">
            <text:p>51.54</text:p>
          </table:table-cell>
          <table:table-cell office:value-type="float" office:value="44.612429">
            <text:p>44.61</text:p>
          </table:table-cell>
          <table:table-cell table:number-columns-repeated="8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1.521345">
            <text:p>51.52</text:p>
          </table:table-cell>
          <table:table-cell office:value-type="float" office:value="44.583574">
            <text:p>44.58</text:p>
          </table:table-cell>
          <table:table-cell table:number-columns-repeated="8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1.500375">
            <text:p>51.5</text:p>
          </table:table-cell>
          <table:table-cell office:value-type="float" office:value="44.554699">
            <text:p>44.55</text:p>
          </table:table-cell>
          <table:table-cell table:number-columns-repeated="8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1.479178">
            <text:p>51.48</text:p>
          </table:table-cell>
          <table:table-cell office:value-type="float" office:value="44.525815">
            <text:p>44.53</text:p>
          </table:table-cell>
          <table:table-cell table:number-columns-repeated="8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1.457781">
            <text:p>51.46</text:p>
          </table:table-cell>
          <table:table-cell office:value-type="float" office:value="44.496936">
            <text:p>44.5</text:p>
          </table:table-cell>
          <table:table-cell table:number-columns-repeated="8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1.436214">
            <text:p>51.44</text:p>
          </table:table-cell>
          <table:table-cell office:value-type="float" office:value="44.468077">
            <text:p>44.47</text:p>
          </table:table-cell>
          <table:table-cell table:number-columns-repeated="8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1.414488">
            <text:p>51.41</text:p>
          </table:table-cell>
          <table:table-cell office:value-type="float" office:value="44.439244">
            <text:p>44.44</text:p>
          </table:table-cell>
          <table:table-cell table:number-columns-repeated="8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1.392614">
            <text:p>51.39</text:p>
          </table:table-cell>
          <table:table-cell office:value-type="float" office:value="44.410439">
            <text:p>44.41</text:p>
          </table:table-cell>
          <table:table-cell table:number-columns-repeated="8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1.370603">
            <text:p>51.37</text:p>
          </table:table-cell>
          <table:table-cell office:value-type="float" office:value="44.381664">
            <text:p>44.38</text:p>
          </table:table-cell>
          <table:table-cell table:number-columns-repeated="8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51.348465">
            <text:p>51.35</text:p>
          </table:table-cell>
          <table:table-cell office:value-type="float" office:value="44.352927">
            <text:p>44.35</text:p>
          </table:table-cell>
          <table:table-cell table:number-columns-repeated="8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51.326227">
            <text:p>51.33</text:p>
          </table:table-cell>
          <table:table-cell office:value-type="float" office:value="44.324241">
            <text:p>44.32</text:p>
          </table:table-cell>
          <table:table-cell table:number-columns-repeated="8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1.303908">
            <text:p>51.3</text:p>
          </table:table-cell>
          <table:table-cell office:value-type="float" office:value="44.295617">
            <text:p>44.3</text:p>
          </table:table-cell>
          <table:table-cell table:number-columns-repeated="8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1.281529">
            <text:p>51.28</text:p>
          </table:table-cell>
          <table:table-cell office:value-type="float" office:value="44.26707">
            <text:p>44.27</text:p>
          </table:table-cell>
          <table:table-cell table:number-columns-repeated="8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1.259107">
            <text:p>51.26</text:p>
          </table:table-cell>
          <table:table-cell office:value-type="float" office:value="44.238616">
            <text:p>44.24</text:p>
          </table:table-cell>
          <table:table-cell table:number-columns-repeated="8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1.236651">
            <text:p>51.24</text:p>
          </table:table-cell>
          <table:table-cell office:value-type="float" office:value="44.210254">
            <text:p>44.21</text:p>
          </table:table-cell>
          <table:table-cell table:number-columns-repeated="8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1.214182">
            <text:p>51.21</text:p>
          </table:table-cell>
          <table:table-cell office:value-type="float" office:value="44.181992">
            <text:p>44.18</text:p>
          </table:table-cell>
          <table:table-cell table:number-columns-repeated="8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1.191636">
            <text:p>51.19</text:p>
          </table:table-cell>
          <table:table-cell office:value-type="float" office:value="44.153795">
            <text:p>44.15</text:p>
          </table:table-cell>
          <table:table-cell table:number-columns-repeated="8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1.169013">
            <text:p>51.17</text:p>
          </table:table-cell>
          <table:table-cell office:value-type="float" office:value="44.125662">
            <text:p>44.13</text:p>
          </table:table-cell>
          <table:table-cell table:number-columns-repeated="8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1.146345">
            <text:p>51.15</text:p>
          </table:table-cell>
          <table:table-cell office:value-type="float" office:value="44.097622">
            <text:p>44.1</text:p>
          </table:table-cell>
          <table:table-cell table:number-columns-repeated="8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1.123638">
            <text:p>51.12</text:p>
          </table:table-cell>
          <table:table-cell office:value-type="float" office:value="44.069684">
            <text:p>44.07</text:p>
          </table:table-cell>
          <table:table-cell table:number-columns-repeated="8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1.100905">
            <text:p>51.1</text:p>
          </table:table-cell>
          <table:table-cell office:value-type="float" office:value="44.041861">
            <text:p>44.04</text:p>
          </table:table-cell>
          <table:table-cell table:number-columns-repeated="8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51.078153">
            <text:p>51.08</text:p>
          </table:table-cell>
          <table:table-cell office:value-type="float" office:value="44.014157">
            <text:p>44.01</text:p>
          </table:table-cell>
          <table:table-cell table:number-columns-repeated="8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51.055379">
            <text:p>51.06</text:p>
          </table:table-cell>
          <table:table-cell office:value-type="float" office:value="43.986538">
            <text:p>43.99</text:p>
          </table:table-cell>
          <table:table-cell table:number-columns-repeated="8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1.032594">
            <text:p>51.03</text:p>
          </table:table-cell>
          <table:table-cell office:value-type="float" office:value="43.959007">
            <text:p>43.96</text:p>
          </table:table-cell>
          <table:table-cell table:number-columns-repeated="8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1.009809">
            <text:p>51.01</text:p>
          </table:table-cell>
          <table:table-cell office:value-type="float" office:value="43.931569">
            <text:p>43.93</text:p>
          </table:table-cell>
          <table:table-cell table:number-columns-repeated="8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50.987017">
            <text:p>50.99</text:p>
          </table:table-cell>
          <table:table-cell office:value-type="float" office:value="43.904218">
            <text:p>43.9</text:p>
          </table:table-cell>
          <table:table-cell table:number-columns-repeated="8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0.964217">
            <text:p>50.96</text:p>
          </table:table-cell>
          <table:table-cell office:value-type="float" office:value="43.87695">
            <text:p>43.88</text:p>
          </table:table-cell>
          <table:table-cell table:number-columns-repeated="8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0.941408">
            <text:p>50.94</text:p>
          </table:table-cell>
          <table:table-cell office:value-type="float" office:value="43.849761">
            <text:p>43.85</text:p>
          </table:table-cell>
          <table:table-cell table:number-columns-repeated="8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50.918587">
            <text:p>50.92</text:p>
          </table:table-cell>
          <table:table-cell office:value-type="float" office:value="43.822652">
            <text:p>43.82</text:p>
          </table:table-cell>
          <table:table-cell table:number-columns-repeated="8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0.895749">
            <text:p>50.9</text:p>
          </table:table-cell>
          <table:table-cell office:value-type="float" office:value="43.79561">
            <text:p>43.8</text:p>
          </table:table-cell>
          <table:table-cell table:number-columns-repeated="8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50.872915">
            <text:p>50.87</text:p>
          </table:table-cell>
          <table:table-cell office:value-type="float" office:value="43.768666">
            <text:p>43.77</text:p>
          </table:table-cell>
          <table:table-cell table:number-columns-repeated="8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50.850078">
            <text:p>50.85</text:p>
          </table:table-cell>
          <table:table-cell office:value-type="float" office:value="43.741813">
            <text:p>43.74</text:p>
          </table:table-cell>
          <table:table-cell table:number-columns-repeated="8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0.827221">
            <text:p>50.83</text:p>
          </table:table-cell>
          <table:table-cell office:value-type="float" office:value="43.715037">
            <text:p>43.72</text:p>
          </table:table-cell>
          <table:table-cell table:number-columns-repeated="8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0.804316">
            <text:p>50.8</text:p>
          </table:table-cell>
          <table:table-cell office:value-type="float" office:value="43.688323">
            <text:p>43.69</text:p>
          </table:table-cell>
          <table:table-cell table:number-columns-repeated="8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50.781338">
            <text:p>50.78</text:p>
          </table:table-cell>
          <table:table-cell office:value-type="float" office:value="43.66164">
            <text:p>43.66</text:p>
          </table:table-cell>
          <table:table-cell table:number-columns-repeated="8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50.758283">
            <text:p>50.76</text:p>
          </table:table-cell>
          <table:table-cell office:value-type="float" office:value="43.634987">
            <text:p>43.63</text:p>
          </table:table-cell>
          <table:table-cell table:number-columns-repeated="8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50.73515">
            <text:p>50.74</text:p>
          </table:table-cell>
          <table:table-cell office:value-type="float" office:value="43.608373">
            <text:p>43.61</text:p>
          </table:table-cell>
          <table:table-cell table:number-columns-repeated="8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50.711939">
            <text:p>50.71</text:p>
          </table:table-cell>
          <table:table-cell office:value-type="float" office:value="43.581796">
            <text:p>43.58</text:p>
          </table:table-cell>
          <table:table-cell table:number-columns-repeated="8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0.688643">
            <text:p>50.69</text:p>
          </table:table-cell>
          <table:table-cell office:value-type="float" office:value="43.555257">
            <text:p>43.56</text:p>
          </table:table-cell>
          <table:table-cell table:number-columns-repeated="8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0.665253">
            <text:p>50.67</text:p>
          </table:table-cell>
          <table:table-cell office:value-type="float" office:value="43.528745">
            <text:p>43.53</text:p>
          </table:table-cell>
          <table:table-cell table:number-columns-repeated="8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50.641765">
            <text:p>50.64</text:p>
          </table:table-cell>
          <table:table-cell office:value-type="float" office:value="43.502256">
            <text:p>43.5</text:p>
          </table:table-cell>
          <table:table-cell table:number-columns-repeated="8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50.618185">
            <text:p>50.62</text:p>
          </table:table-cell>
          <table:table-cell office:value-type="float" office:value="43.475799">
            <text:p>43.48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0.594509">
            <text:p>50.59</text:p>
          </table:table-cell>
          <table:table-cell office:value-type="float" office:value="43.449369">
            <text:p>43.45</text:p>
          </table:table-cell>
          <table:table-cell table:number-columns-repeated="8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50.57075">
            <text:p>50.57</text:p>
          </table:table-cell>
          <table:table-cell office:value-type="float" office:value="43.422974">
            <text:p>43.42</text:p>
          </table:table-cell>
          <table:table-cell table:number-columns-repeated="8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50.546908">
            <text:p>50.55</text:p>
          </table:table-cell>
          <table:table-cell office:value-type="float" office:value="43.396615">
            <text:p>43.4</text:p>
          </table:table-cell>
          <table:table-cell table:number-columns-repeated="8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50.522866">
            <text:p>50.52</text:p>
          </table:table-cell>
          <table:table-cell office:value-type="float" office:value="43.370196">
            <text:p>43.37</text:p>
          </table:table-cell>
          <table:table-cell table:number-columns-repeated="8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50.498563">
            <text:p>50.5</text:p>
          </table:table-cell>
          <table:table-cell office:value-type="float" office:value="43.343676">
            <text:p>43.34</text:p>
          </table:table-cell>
          <table:table-cell table:number-columns-repeated="8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0.47411">
            <text:p>50.47</text:p>
          </table:table-cell>
          <table:table-cell office:value-type="float" office:value="43.31717">
            <text:p>43.32</text:p>
          </table:table-cell>
          <table:table-cell table:number-columns-repeated="8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50.449505">
            <text:p>50.45</text:p>
          </table:table-cell>
          <table:table-cell office:value-type="float" office:value="43.290658">
            <text:p>43.29</text:p>
          </table:table-cell>
          <table:table-cell table:number-columns-repeated="8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0.42474">
            <text:p>50.42</text:p>
          </table:table-cell>
          <table:table-cell office:value-type="float" office:value="43.264088">
            <text:p>43.26</text:p>
          </table:table-cell>
          <table:table-cell table:number-columns-repeated="8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50.399762">
            <text:p>50.4</text:p>
          </table:table-cell>
          <table:table-cell office:value-type="float" office:value="43.237372">
            <text:p>43.24</text:p>
          </table:table-cell>
          <table:table-cell table:number-columns-repeated="8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50.374563">
            <text:p>50.37</text:p>
          </table:table-cell>
          <table:table-cell office:value-type="float" office:value="43.210507">
            <text:p>43.21</text:p>
          </table:table-cell>
          <table:table-cell table:number-columns-repeated="8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0.349154">
            <text:p>50.35</text:p>
          </table:table-cell>
          <table:table-cell office:value-type="float" office:value="43.183499">
            <text:p>43.18</text:p>
          </table:table-cell>
          <table:table-cell table:number-columns-repeated="8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50.323508">
            <text:p>50.32</text:p>
          </table:table-cell>
          <table:table-cell office:value-type="float" office:value="43.15633">
            <text:p>43.16</text:p>
          </table:table-cell>
          <table:table-cell table:number-columns-repeated="8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0.297614">
            <text:p>50.3</text:p>
          </table:table-cell>
          <table:table-cell office:value-type="float" office:value="43.128989">
            <text:p>43.13</text:p>
          </table:table-cell>
          <table:table-cell table:number-columns-repeated="8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0.271503">
            <text:p>50.27</text:p>
          </table:table-cell>
          <table:table-cell office:value-type="float" office:value="43.101504">
            <text:p>43.1</text:p>
          </table:table-cell>
          <table:table-cell table:number-columns-repeated="8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50.24516">
            <text:p>50.25</text:p>
          </table:table-cell>
          <table:table-cell office:value-type="float" office:value="43.073864">
            <text:p>43.07</text:p>
          </table:table-cell>
          <table:table-cell table:number-columns-repeated="8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50.218679">
            <text:p>50.22</text:p>
          </table:table-cell>
          <table:table-cell office:value-type="float" office:value="43.046169">
            <text:p>43.05</text:p>
          </table:table-cell>
          <table:table-cell table:number-columns-repeated="8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0.192073">
            <text:p>50.19</text:p>
          </table:table-cell>
          <table:table-cell office:value-type="float" office:value="43.018428">
            <text:p>43.02</text:p>
          </table:table-cell>
          <table:table-cell table:number-columns-repeated="8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0.165363">
            <text:p>50.17</text:p>
          </table:table-cell>
          <table:table-cell office:value-type="float" office:value="42.990651">
            <text:p>42.99</text:p>
          </table:table-cell>
          <table:table-cell table:number-columns-repeated="8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50.138562">
            <text:p>50.14</text:p>
          </table:table-cell>
          <table:table-cell office:value-type="float" office:value="42.962841">
            <text:p>42.96</text:p>
          </table:table-cell>
          <table:table-cell table:number-columns-repeated="8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0.111678">
            <text:p>50.11</text:p>
          </table:table-cell>
          <table:table-cell office:value-type="float" office:value="42.935001">
            <text:p>42.94</text:p>
          </table:table-cell>
          <table:table-cell table:number-columns-repeated="8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50.084723">
            <text:p>50.08</text:p>
          </table:table-cell>
          <table:table-cell office:value-type="float" office:value="42.907138">
            <text:p>42.91</text:p>
          </table:table-cell>
          <table:table-cell table:number-columns-repeated="8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50.057703">
            <text:p>50.06</text:p>
          </table:table-cell>
          <table:table-cell office:value-type="float" office:value="42.879255">
            <text:p>42.88</text:p>
          </table:table-cell>
          <table:table-cell table:number-columns-repeated="8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50.030621">
            <text:p>50.03</text:p>
          </table:table-cell>
          <table:table-cell office:value-type="float" office:value="42.851348">
            <text:p>42.85</text:p>
          </table:table-cell>
          <table:table-cell table:number-columns-repeated="8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0.003485">
            <text:p>50</text:p>
          </table:table-cell>
          <table:table-cell office:value-type="float" office:value="42.823426">
            <text:p>42.82</text:p>
          </table:table-cell>
          <table:table-cell table:number-columns-repeated="8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9.976285">
            <text:p>49.98</text:p>
          </table:table-cell>
          <table:table-cell office:value-type="float" office:value="42.795438">
            <text:p>42.8</text:p>
          </table:table-cell>
          <table:table-cell table:number-columns-repeated="8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49.949024">
            <text:p>49.95</text:p>
          </table:table-cell>
          <table:table-cell office:value-type="float" office:value="42.767403">
            <text:p>42.77</text:p>
          </table:table-cell>
          <table:table-cell table:number-columns-repeated="8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49.921705">
            <text:p>49.92</text:p>
          </table:table-cell>
          <table:table-cell office:value-type="float" office:value="42.739334">
            <text:p>42.74</text:p>
          </table:table-cell>
          <table:table-cell table:number-columns-repeated="8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9.894321">
            <text:p>49.89</text:p>
          </table:table-cell>
          <table:table-cell office:value-type="float" office:value="42.711239">
            <text:p>42.71</text:p>
          </table:table-cell>
          <table:table-cell table:number-columns-repeated="8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9.866868">
            <text:p>49.87</text:p>
          </table:table-cell>
          <table:table-cell office:value-type="float" office:value="42.683134">
            <text:p>42.68</text:p>
          </table:table-cell>
          <table:table-cell table:number-columns-repeated="8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9.839296">
            <text:p>49.84</text:p>
          </table:table-cell>
          <table:table-cell office:value-type="float" office:value="42.654989">
            <text:p>42.65</text:p>
          </table:table-cell>
          <table:table-cell table:number-columns-repeated="8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9.811596">
            <text:p>49.81</text:p>
          </table:table-cell>
          <table:table-cell office:value-type="float" office:value="42.626805">
            <text:p>42.63</text:p>
          </table:table-cell>
          <table:table-cell table:number-columns-repeated="8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9.783778">
            <text:p>49.78</text:p>
          </table:table-cell>
          <table:table-cell office:value-type="float" office:value="42.598606">
            <text:p>42.6</text:p>
          </table:table-cell>
          <table:table-cell table:number-columns-repeated="8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9.755838">
            <text:p>49.76</text:p>
          </table:table-cell>
          <table:table-cell office:value-type="float" office:value="42.570388">
            <text:p>42.57</text:p>
          </table:table-cell>
          <table:table-cell table:number-columns-repeated="8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49.727775">
            <text:p>49.73</text:p>
          </table:table-cell>
          <table:table-cell office:value-type="float" office:value="42.542149">
            <text:p>42.54</text:p>
          </table:table-cell>
          <table:table-cell table:number-columns-repeated="8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9.699581">
            <text:p>49.7</text:p>
          </table:table-cell>
          <table:table-cell office:value-type="float" office:value="42.513871">
            <text:p>42.51</text:p>
          </table:table-cell>
          <table:table-cell table:number-columns-repeated="8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9.671245">
            <text:p>49.67</text:p>
          </table:table-cell>
          <table:table-cell office:value-type="float" office:value="42.485548">
            <text:p>42.49</text:p>
          </table:table-cell>
          <table:table-cell table:number-columns-repeated="8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9.642757">
            <text:p>49.64</text:p>
          </table:table-cell>
          <table:table-cell office:value-type="float" office:value="42.457171">
            <text:p>42.46</text:p>
          </table:table-cell>
          <table:table-cell table:number-columns-repeated="8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9.61411">
            <text:p>49.61</text:p>
          </table:table-cell>
          <table:table-cell office:value-type="float" office:value="42.428737">
            <text:p>42.43</text:p>
          </table:table-cell>
          <table:table-cell table:number-columns-repeated="8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9.585278">
            <text:p>49.59</text:p>
          </table:table-cell>
          <table:table-cell office:value-type="float" office:value="42.400229">
            <text:p>42.4</text:p>
          </table:table-cell>
          <table:table-cell table:number-columns-repeated="8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9.55622">
            <text:p>49.56</text:p>
          </table:table-cell>
          <table:table-cell office:value-type="float" office:value="42.371615">
            <text:p>42.37</text:p>
          </table:table-cell>
          <table:table-cell table:number-columns-repeated="8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49.52656">
            <text:p>49.53</text:p>
          </table:table-cell>
          <table:table-cell office:value-type="float" office:value="42.342592">
            <text:p>42.34</text:p>
          </table:table-cell>
          <table:table-cell table:number-columns-repeated="8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9.496226">
            <text:p>49.5</text:p>
          </table:table-cell>
          <table:table-cell office:value-type="float" office:value="42.313101">
            <text:p>42.31</text:p>
          </table:table-cell>
          <table:table-cell table:number-columns-repeated="8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49.465183">
            <text:p>49.47</text:p>
          </table:table-cell>
          <table:table-cell office:value-type="float" office:value="42.283102">
            <text:p>42.28</text:p>
          </table:table-cell>
          <table:table-cell table:number-columns-repeated="8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49.433409">
            <text:p>49.43</text:p>
          </table:table-cell>
          <table:table-cell office:value-type="float" office:value="42.252587">
            <text:p>42.25</text:p>
          </table:table-cell>
          <table:table-cell table:number-columns-repeated="8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9.40091">
            <text:p>49.4</text:p>
          </table:table-cell>
          <table:table-cell office:value-type="float" office:value="42.221558">
            <text:p>42.22</text:p>
          </table:table-cell>
          <table:table-cell table:number-columns-repeated="8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9.367776">
            <text:p>49.37</text:p>
          </table:table-cell>
          <table:table-cell office:value-type="float" office:value="42.190049">
            <text:p>42.19</text:p>
          </table:table-cell>
          <table:table-cell table:number-columns-repeated="8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49.334187">
            <text:p>49.33</text:p>
          </table:table-cell>
          <table:table-cell office:value-type="float" office:value="42.158168">
            <text:p>42.16</text:p>
          </table:table-cell>
          <table:table-cell table:number-columns-repeated="8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9.300331">
            <text:p>49.3</text:p>
          </table:table-cell>
          <table:table-cell office:value-type="float" office:value="42.126055">
            <text:p>42.13</text:p>
          </table:table-cell>
          <table:table-cell table:number-columns-repeated="8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49.266436">
            <text:p>49.27</text:p>
          </table:table-cell>
          <table:table-cell office:value-type="float" office:value="42.093926">
            <text:p>42.09</text:p>
          </table:table-cell>
          <table:table-cell table:number-columns-repeated="8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9.232561">
            <text:p>49.23</text:p>
          </table:table-cell>
          <table:table-cell office:value-type="float" office:value="42.061813">
            <text:p>42.06</text:p>
          </table:table-cell>
          <table:table-cell table:number-columns-repeated="8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49.198718">
            <text:p>49.2</text:p>
          </table:table-cell>
          <table:table-cell office:value-type="float" office:value="42.029722">
            <text:p>42.03</text:p>
          </table:table-cell>
          <table:table-cell table:number-columns-repeated="8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9.164894">
            <text:p>49.16</text:p>
          </table:table-cell>
          <table:table-cell office:value-type="float" office:value="41.997664">
            <text:p>42</text:p>
          </table:table-cell>
          <table:table-cell table:number-columns-repeated="8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9.131085">
            <text:p>49.13</text:p>
          </table:table-cell>
          <table:table-cell office:value-type="float" office:value="41.965648">
            <text:p>41.97</text:p>
          </table:table-cell>
          <table:table-cell table:number-columns-repeated="8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9.097301">
            <text:p>49.1</text:p>
          </table:table-cell>
          <table:table-cell office:value-type="float" office:value="41.933673">
            <text:p>41.93</text:p>
          </table:table-cell>
          <table:table-cell table:number-columns-repeated="8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9.063534">
            <text:p>49.06</text:p>
          </table:table-cell>
          <table:table-cell office:value-type="float" office:value="41.901737">
            <text:p>41.9</text:p>
          </table:table-cell>
          <table:table-cell table:number-columns-repeated="8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9.029777">
            <text:p>49.03</text:p>
          </table:table-cell>
          <table:table-cell office:value-type="float" office:value="41.869829">
            <text:p>41.87</text:p>
          </table:table-cell>
          <table:table-cell table:number-columns-repeated="8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8.996021">
            <text:p>49</text:p>
          </table:table-cell>
          <table:table-cell office:value-type="float" office:value="41.837941">
            <text:p>41.84</text:p>
          </table:table-cell>
          <table:table-cell table:number-columns-repeated="8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8.962271">
            <text:p>48.96</text:p>
          </table:table-cell>
          <table:table-cell office:value-type="float" office:value="41.806069">
            <text:p>41.81</text:p>
          </table:table-cell>
          <table:table-cell table:number-columns-repeated="8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8.928524">
            <text:p>48.93</text:p>
          </table:table-cell>
          <table:table-cell office:value-type="float" office:value="41.77421">
            <text:p>41.77</text:p>
          </table:table-cell>
          <table:table-cell table:number-columns-repeated="8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8.894771">
            <text:p>48.89</text:p>
          </table:table-cell>
          <table:table-cell office:value-type="float" office:value="41.742353">
            <text:p>41.74</text:p>
          </table:table-cell>
          <table:table-cell table:number-columns-repeated="8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8.861012">
            <text:p>48.86</text:p>
          </table:table-cell>
          <table:table-cell office:value-type="float" office:value="41.710497">
            <text:p>41.71</text:p>
          </table:table-cell>
          <table:table-cell table:number-columns-repeated="8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48.827247">
            <text:p>48.83</text:p>
          </table:table-cell>
          <table:table-cell office:value-type="float" office:value="41.678632">
            <text:p>41.68</text:p>
          </table:table-cell>
          <table:table-cell table:number-columns-repeated="8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8.793477">
            <text:p>48.79</text:p>
          </table:table-cell>
          <table:table-cell office:value-type="float" office:value="41.646758">
            <text:p>41.65</text:p>
          </table:table-cell>
          <table:table-cell table:number-columns-repeated="8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8.759693">
            <text:p>48.76</text:p>
          </table:table-cell>
          <table:table-cell office:value-type="float" office:value="41.614866">
            <text:p>41.61</text:p>
          </table:table-cell>
          <table:table-cell table:number-columns-repeated="8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8.725897">
            <text:p>48.73</text:p>
          </table:table-cell>
          <table:table-cell office:value-type="float" office:value="41.582979">
            <text:p>41.58</text:p>
          </table:table-cell>
          <table:table-cell table:number-columns-repeated="8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8.692155">
            <text:p>48.69</text:p>
          </table:table-cell>
          <table:table-cell office:value-type="float" office:value="41.551132">
            <text:p>41.55</text:p>
          </table:table-cell>
          <table:table-cell table:number-columns-repeated="8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8.658503">
            <text:p>48.66</text:p>
          </table:table-cell>
          <table:table-cell office:value-type="float" office:value="41.519341">
            <text:p>41.52</text:p>
          </table:table-cell>
          <table:table-cell table:number-columns-repeated="8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8.624925">
            <text:p>48.62</text:p>
          </table:table-cell>
          <table:table-cell office:value-type="float" office:value="41.4876">
            <text:p>41.49</text:p>
          </table:table-cell>
          <table:table-cell table:number-columns-repeated="8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8.591438">
            <text:p>48.59</text:p>
          </table:table-cell>
          <table:table-cell office:value-type="float" office:value="41.455917">
            <text:p>41.46</text:p>
          </table:table-cell>
          <table:table-cell table:number-columns-repeated="8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8.557976">
            <text:p>48.56</text:p>
          </table:table-cell>
          <table:table-cell office:value-type="float" office:value="41.424252">
            <text:p>41.42</text:p>
          </table:table-cell>
          <table:table-cell table:number-columns-repeated="8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8.524514">
            <text:p>48.52</text:p>
          </table:table-cell>
          <table:table-cell office:value-type="float" office:value="41.392593">
            <text:p>41.39</text:p>
          </table:table-cell>
          <table:table-cell table:number-columns-repeated="8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8.491019">
            <text:p>48.49</text:p>
          </table:table-cell>
          <table:table-cell office:value-type="float" office:value="41.360921">
            <text:p>41.36</text:p>
          </table:table-cell>
          <table:table-cell table:number-columns-repeated="8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48.457612">
            <text:p>48.46</text:p>
          </table:table-cell>
          <table:table-cell office:value-type="float" office:value="41.329307">
            <text:p>41.33</text:p>
          </table:table-cell>
          <table:table-cell table:number-columns-repeated="8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8.424304">
            <text:p>48.42</text:p>
          </table:table-cell>
          <table:table-cell office:value-type="float" office:value="41.29777">
            <text:p>41.3</text:p>
          </table:table-cell>
          <table:table-cell table:number-columns-repeated="8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48.391042">
            <text:p>48.39</text:p>
          </table:table-cell>
          <table:table-cell office:value-type="float" office:value="41.266287">
            <text:p>41.27</text:p>
          </table:table-cell>
          <table:table-cell table:number-columns-repeated="8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48.357745">
            <text:p>48.36</text:p>
          </table:table-cell>
          <table:table-cell office:value-type="float" office:value="41.234818">
            <text:p>41.23</text:p>
          </table:table-cell>
          <table:table-cell table:number-columns-repeated="8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48.324425">
            <text:p>48.32</text:p>
          </table:table-cell>
          <table:table-cell office:value-type="float" office:value="41.203372">
            <text:p>41.2</text:p>
          </table:table-cell>
          <table:table-cell table:number-columns-repeated="8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8.29104">
            <text:p>48.29</text:p>
          </table:table-cell>
          <table:table-cell office:value-type="float" office:value="41.171929">
            <text:p>41.17</text:p>
          </table:table-cell>
          <table:table-cell table:number-columns-repeated="8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48.257562">
            <text:p>48.26</text:p>
          </table:table-cell>
          <table:table-cell office:value-type="float" office:value="41.140472">
            <text:p>41.14</text:p>
          </table:table-cell>
          <table:table-cell table:number-columns-repeated="8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48.223972">
            <text:p>48.22</text:p>
          </table:table-cell>
          <table:table-cell office:value-type="float" office:value="41.108997">
            <text:p>41.11</text:p>
          </table:table-cell>
          <table:table-cell table:number-columns-repeated="8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8.190259">
            <text:p>48.19</text:p>
          </table:table-cell>
          <table:table-cell office:value-type="float" office:value="41.077497">
            <text:p>41.08</text:p>
          </table:table-cell>
          <table:table-cell table:number-columns-repeated="8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48.156426">
            <text:p>48.16</text:p>
          </table:table-cell>
          <table:table-cell office:value-type="float" office:value="41.045972">
            <text:p>41.05</text:p>
          </table:table-cell>
          <table:table-cell table:number-columns-repeated="8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8.12245">
            <text:p>48.12</text:p>
          </table:table-cell>
          <table:table-cell office:value-type="float" office:value="41.014415">
            <text:p>41.01</text:p>
          </table:table-cell>
          <table:table-cell table:number-columns-repeated="8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8.088324">
            <text:p>48.09</text:p>
          </table:table-cell>
          <table:table-cell office:value-type="float" office:value="40.982818">
            <text:p>40.98</text:p>
          </table:table-cell>
          <table:table-cell table:number-columns-repeated="8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8.054048">
            <text:p>48.05</text:p>
          </table:table-cell>
          <table:table-cell office:value-type="float" office:value="40.951183">
            <text:p>40.95</text:p>
          </table:table-cell>
          <table:table-cell table:number-columns-repeated="8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48.019693">
            <text:p>48.02</text:p>
          </table:table-cell>
          <table:table-cell office:value-type="float" office:value="40.91957">
            <text:p>40.92</text:p>
          </table:table-cell>
          <table:table-cell table:number-columns-repeated="8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47.985278">
            <text:p>47.99</text:p>
          </table:table-cell>
          <table:table-cell office:value-type="float" office:value="40.887999">
            <text:p>40.89</text:p>
          </table:table-cell>
          <table:table-cell table:number-columns-repeated="8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7.950827">
            <text:p>47.95</text:p>
          </table:table-cell>
          <table:table-cell office:value-type="float" office:value="40.856483">
            <text:p>40.86</text:p>
          </table:table-cell>
          <table:table-cell table:number-columns-repeated="8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7.916367">
            <text:p>47.92</text:p>
          </table:table-cell>
          <table:table-cell office:value-type="float" office:value="40.825044">
            <text:p>40.83</text:p>
          </table:table-cell>
          <table:table-cell table:number-columns-repeated="8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7.881907">
            <text:p>47.88</text:p>
          </table:table-cell>
          <table:table-cell office:value-type="float" office:value="40.793692">
            <text:p>40.79</text:p>
          </table:table-cell>
          <table:table-cell table:number-columns-repeated="8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7.847461">
            <text:p>47.85</text:p>
          </table:table-cell>
          <table:table-cell office:value-type="float" office:value="40.762443">
            <text:p>40.76</text:p>
          </table:table-cell>
          <table:table-cell table:number-columns-repeated="8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47.813041">
            <text:p>47.81</text:p>
          </table:table-cell>
          <table:table-cell office:value-type="float" office:value="40.731305">
            <text:p>40.73</text:p>
          </table:table-cell>
          <table:table-cell table:number-columns-repeated="8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.778657">
            <text:p>47.78</text:p>
          </table:table-cell>
          <table:table-cell office:value-type="float" office:value="40.70028">
            <text:p>40.7</text:p>
          </table:table-cell>
          <table:table-cell table:number-columns-repeated="8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7.744299">
            <text:p>47.74</text:p>
          </table:table-cell>
          <table:table-cell office:value-type="float" office:value="40.669366">
            <text:p>40.67</text:p>
          </table:table-cell>
          <table:table-cell table:number-columns-repeated="8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47.709903">
            <text:p>47.71</text:p>
          </table:table-cell>
          <table:table-cell office:value-type="float" office:value="40.6385">
            <text:p>40.64</text:p>
          </table:table-cell>
          <table:table-cell table:number-columns-repeated="8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7.675441">
            <text:p>47.68</text:p>
          </table:table-cell>
          <table:table-cell office:value-type="float" office:value="40.60765">
            <text:p>40.61</text:p>
          </table:table-cell>
          <table:table-cell table:number-columns-repeated="8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47.640916">
            <text:p>47.64</text:p>
          </table:table-cell>
          <table:table-cell office:value-type="float" office:value="40.576807">
            <text:p>40.58</text:p>
          </table:table-cell>
          <table:table-cell table:number-columns-repeated="8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7.606292">
            <text:p>47.61</text:p>
          </table:table-cell>
          <table:table-cell office:value-type="float" office:value="40.545938">
            <text:p>40.55</text:p>
          </table:table-cell>
          <table:table-cell table:number-columns-repeated="8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7.571521">
            <text:p>47.57</text:p>
          </table:table-cell>
          <table:table-cell office:value-type="float" office:value="40.515011">
            <text:p>40.52</text:p>
          </table:table-cell>
          <table:table-cell table:number-columns-repeated="8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7.536585">
            <text:p>47.54</text:p>
          </table:table-cell>
          <table:table-cell office:value-type="float" office:value="40.484033">
            <text:p>40.48</text:p>
          </table:table-cell>
          <table:table-cell table:number-columns-repeated="8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47.501459">
            <text:p>47.5</text:p>
          </table:table-cell>
          <table:table-cell office:value-type="float" office:value="40.45298">
            <text:p>40.45</text:p>
          </table:table-cell>
          <table:table-cell table:number-columns-repeated="8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7.466122">
            <text:p>47.47</text:p>
          </table:table-cell>
          <table:table-cell office:value-type="float" office:value="40.42183">
            <text:p>40.42</text:p>
          </table:table-cell>
          <table:table-cell table:number-columns-repeated="8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47.430711">
            <text:p>47.43</text:p>
          </table:table-cell>
          <table:table-cell office:value-type="float" office:value="40.390661">
            <text:p>40.39</text:p>
          </table:table-cell>
          <table:table-cell table:number-columns-repeated="8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7.395164">
            <text:p>47.4</text:p>
          </table:table-cell>
          <table:table-cell office:value-type="float" office:value="40.359431">
            <text:p>40.36</text:p>
          </table:table-cell>
          <table:table-cell table:number-columns-repeated="8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7.35946">
            <text:p>47.36</text:p>
          </table:table-cell>
          <table:table-cell office:value-type="float" office:value="40.328126">
            <text:p>40.33</text:p>
          </table:table-cell>
          <table:table-cell table:number-columns-repeated="8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7.32362">
            <text:p>47.32</text:p>
          </table:table-cell>
          <table:table-cell office:value-type="float" office:value="40.29675">
            <text:p>40.3</text:p>
          </table:table-cell>
          <table:table-cell table:number-columns-repeated="8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7.28766">
            <text:p>47.29</text:p>
          </table:table-cell>
          <table:table-cell office:value-type="float" office:value="40.265315">
            <text:p>40.27</text:p>
          </table:table-cell>
          <table:table-cell table:number-columns-repeated="8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7.251594">
            <text:p>47.25</text:p>
          </table:table-cell>
          <table:table-cell office:value-type="float" office:value="40.233829">
            <text:p>40.23</text:p>
          </table:table-cell>
          <table:table-cell table:number-columns-repeated="8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7.215446">
            <text:p>47.22</text:p>
          </table:table-cell>
          <table:table-cell office:value-type="float" office:value="40.202308">
            <text:p>40.2</text:p>
          </table:table-cell>
          <table:table-cell table:number-columns-repeated="8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7.179233">
            <text:p>47.18</text:p>
          </table:table-cell>
          <table:table-cell office:value-type="float" office:value="40.170767">
            <text:p>40.17</text:p>
          </table:table-cell>
          <table:table-cell table:number-columns-repeated="8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47.14297">
            <text:p>47.14</text:p>
          </table:table-cell>
          <table:table-cell office:value-type="float" office:value="40.139214">
            <text:p>40.14</text:p>
          </table:table-cell>
          <table:table-cell table:number-columns-repeated="8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7.106659">
            <text:p>47.11</text:p>
          </table:table-cell>
          <table:table-cell office:value-type="float" office:value="40.107643">
            <text:p>40.11</text:p>
          </table:table-cell>
          <table:table-cell table:number-columns-repeated="8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7.070312">
            <text:p>47.07</text:p>
          </table:table-cell>
          <table:table-cell office:value-type="float" office:value="40.076064">
            <text:p>40.08</text:p>
          </table:table-cell>
          <table:table-cell table:number-columns-repeated="8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7.033999">
            <text:p>47.03</text:p>
          </table:table-cell>
          <table:table-cell office:value-type="float" office:value="40.044511">
            <text:p>40.04</text:p>
          </table:table-cell>
          <table:table-cell table:number-columns-repeated="8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6.997729">
            <text:p>47</text:p>
          </table:table-cell>
          <table:table-cell office:value-type="float" office:value="40.013008">
            <text:p>40.01</text:p>
          </table:table-cell>
          <table:table-cell table:number-columns-repeated="8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6.961495">
            <text:p>46.96</text:p>
          </table:table-cell>
          <table:table-cell office:value-type="float" office:value="39.981546">
            <text:p>39.98</text:p>
          </table:table-cell>
          <table:table-cell table:number-columns-repeated="8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46.925292">
            <text:p>46.93</text:p>
          </table:table-cell>
          <table:table-cell office:value-type="float" office:value="39.950111">
            <text:p>39.95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20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4T20:01:11</dc:date>
    <meta:generator>OpenOffice.org/3.2$Unix OpenOffice.org_project/320m12$Build-9483</meta:generator>
    <meta:editing-duration>PT00H19M19S</meta:editing-duration>
    <meta:editing-cycles>1</meta:editing-cycles>
    <meta:document-statistic meta:table-count="1" meta:cell-count="21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6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55cm" svg:height="15.169cm" xlink:href=".." chart:class="chart:scatter" chart:style-name="ch1">
        <chart:title svg:x="3.479cm" svg:y="0.304cm" chart:style-name="ch2">
          <text:p>X Standard Deviation vs Subsample size</text:p>
        </chart:title>
        <chart:plot-area chart:style-name="ch3" table:cell-range-address="Sheet1.A1:Sheet1.B718" svg:x="0.409cm" svg:y="1.12cm" svg:width="14.541cm" svg:height="13.644cm">
          <chart:axis chart:dimension="x" chart:name="primary-x" chart:style-name="ch4">
            <chart:title svg:x="6.801cm" svg:y="14.515cm" chart:style-name="ch5">
              <text:p>Subsample Size</text:p>
            </chart:title>
            <chart:grid chart:style-name="ch6" chart:class="major"/>
          </chart:axis>
          <chart:axis chart:dimension="y" chart:name="primary-y" chart:style-name="ch7">
            <chart:title svg:x="0.306cm" svg:y="9.169cm" chart:style-name="ch8">
              <text:p>X Standard Deviation</text:p>
            </chart:title>
            <chart:grid chart:style-name="ch6" chart:class="major"/>
          </chart:axis>
          <chart:series chart:style-name="ch9" chart:values-cell-range-address="Sheet1.B1:Sheet1.B718" chart:class="chart:scatter">
            <chart:domain table:cell-range-address="Sheet1.A1:Sheet1.A718"/>
            <chart:data-point chart:repeated="7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1:Sheet1.A718">2</text:p>
              </table:table-cell>
              <table:table-cell office:value-type="float" office:value="120.32192">
                <text:p text:id="Sheet1.B1:Sheet1.B718">120.321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9.995573">
                <text:p>119.99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.635533">
                <text:p>119.635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9.238611">
                <text:p>119.238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8.808439">
                <text:p>118.808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8.356324">
                <text:p>118.35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7.894262">
                <text:p>117.894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7.434131">
                <text:p>117.434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6.980402">
                <text:p>116.980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6.53924">
                <text:p>116.53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6.110875">
                <text:p>116.110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5.689294">
                <text:p>115.689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5.271834">
                <text:p>115.271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14.868165">
                <text:p>114.868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4.475139">
                <text:p>114.475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14.094317">
                <text:p>114.094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13.725518">
                <text:p>113.725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3.36735">
                <text:p>113.36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13.016091">
                <text:p>113.016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12.668613">
                <text:p>112.668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2.322768">
                <text:p>112.322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11.979336">
                <text:p>111.979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11.640126">
                <text:p>111.640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11.305914">
                <text:p>111.305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10.977206">
                <text:p>110.977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10.653965">
                <text:p>110.653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10.349973">
                <text:p>110.3499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10.063404">
                <text:p>110.063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9.792728">
                <text:p>109.79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09.536572">
                <text:p>109.536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09.293517">
                <text:p>109.293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09.062245">
                <text:p>109.062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08.841269">
                <text:p>108.841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08.629266">
                <text:p>108.629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08.425603">
                <text:p>108.425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08.229415">
                <text:p>108.229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08.039983">
                <text:p>108.0399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07.85659">
                <text:p>107.85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07.678751">
                <text:p>107.678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07.506026">
                <text:p>107.506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07.338011">
                <text:p>107.338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07.174199">
                <text:p>107.174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07.014802">
                <text:p>107.014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06.859362">
                <text:p>106.859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06.707576">
                <text:p>106.707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06.559244">
                <text:p>106.559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06.414565">
                <text:p>106.414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6.273361">
                <text:p>106.273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6.135455">
                <text:p>106.13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06.000789">
                <text:p>106.000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05.869245">
                <text:p>105.869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05.740684">
                <text:p>105.7406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05.614944">
                <text:p>105.614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5.491872">
                <text:p>105.491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05.371262">
                <text:p>105.371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05.252952">
                <text:p>105.252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05.136764">
                <text:p>105.136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05.022584">
                <text:p>105.0225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04.910243">
                <text:p>104.910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04.799593">
                <text:p>104.799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04.690445">
                <text:p>104.690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04.581133">
                <text:p>104.581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04.469972">
                <text:p>104.469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04.357106">
                <text:p>104.357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04.242485">
                <text:p>104.242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04.126024">
                <text:p>104.126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04.00767">
                <text:p>104.007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03.887382">
                <text:p>103.887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03.765189">
                <text:p>103.7651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03.641168">
                <text:p>103.641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03.515381">
                <text:p>103.515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03.38785">
                <text:p>103.38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03.258644">
                <text:p>103.2586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03.127769">
                <text:p>103.127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02.995246">
                <text:p>102.995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02.861058">
                <text:p>102.861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02.725171">
                <text:p>102.725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2.58754">
                <text:p>102.587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02.448075">
                <text:p>102.4480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02.306749">
                <text:p>102.3067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02.163537">
                <text:p>102.1635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02.018454">
                <text:p>102.018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01.871536">
                <text:p>101.871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01.722787">
                <text:p>101.7227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01.572268">
                <text:p>101.572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01.42001">
                <text:p>101.42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01.266016">
                <text:p>101.266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01.110331">
                <text:p>101.110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00.95293">
                <text:p>100.952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00.793855">
                <text:p>100.793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00.633099">
                <text:p>100.633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00.470654">
                <text:p>100.470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00.306509">
                <text:p>100.306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00.140619">
                <text:p>100.140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.972966">
                <text:p>99.972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9.803531">
                <text:p>99.8035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.632334">
                <text:p>99.632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.4594">
                <text:p>99.45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.28473">
                <text:p>99.28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9.109042">
                <text:p>99.1090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98.932716">
                <text:p>98.9327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98.756801">
                <text:p>98.7568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98.582301">
                <text:p>98.5823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98.410158">
                <text:p>98.410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98.240978">
                <text:p>98.2409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98.075193">
                <text:p>98.0751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97.913073">
                <text:p>97.9130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97.754464">
                <text:p>97.754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97.598448">
                <text:p>97.598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97.444172">
                <text:p>97.444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97.291093">
                <text:p>97.291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97.138683">
                <text:p>97.1386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96.986041">
                <text:p>96.986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96.832219">
                <text:p>96.832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96.677275">
                <text:p>96.677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96.521726">
                <text:p>96.5217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96.365571">
                <text:p>96.365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96.208825">
                <text:p>96.208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96.05151">
                <text:p>96.05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95.893657">
                <text:p>95.8936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95.735306">
                <text:p>95.735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95.576519">
                <text:p>95.5765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95.417299">
                <text:p>95.417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95.257681">
                <text:p>95.2576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95.097706">
                <text:p>95.097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94.937403">
                <text:p>94.937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94.776819">
                <text:p>94.7768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94.615948">
                <text:p>94.6159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94.454803">
                <text:p>94.4548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94.293372">
                <text:p>94.293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94.131644">
                <text:p>94.131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93.969632">
                <text:p>93.969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93.807332">
                <text:p>93.807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93.644752">
                <text:p>93.6447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93.481885">
                <text:p>93.481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93.318695">
                <text:p>93.318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93.155182">
                <text:p>93.155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92.991341">
                <text:p>92.9913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92.827168">
                <text:p>92.8271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92.662672">
                <text:p>92.6626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92.497877">
                <text:p>92.4978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92.332804">
                <text:p>92.332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92.167448">
                <text:p>92.167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92.001806">
                <text:p>92.001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91.835888">
                <text:p>91.835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91.669689">
                <text:p>91.669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91.503204">
                <text:p>91.5032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91.336456">
                <text:p>91.3364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91.169441">
                <text:p>91.1694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91.002154">
                <text:p>91.002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90.834584">
                <text:p>90.8345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90.666704">
                <text:p>90.666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90.498488">
                <text:p>90.498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90.329896">
                <text:p>90.329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90.160875">
                <text:p>90.160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89.991359">
                <text:p>89.991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89.821324">
                <text:p>89.8213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89.650752">
                <text:p>89.6507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89.479678">
                <text:p>89.4796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89.308114">
                <text:p>89.308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89.136643">
                <text:p>89.136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88.965816">
                <text:p>88.965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88.796067">
                <text:p>88.796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88.627666">
                <text:p>88.6276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88.460698">
                <text:p>88.4606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88.295026">
                <text:p>88.2950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88.130415">
                <text:p>88.130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87.967035">
                <text:p>87.967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87.805392">
                <text:p>87.8053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87.645742">
                <text:p>87.6457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87.488064">
                <text:p>87.488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87.332335">
                <text:p>87.3323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87.178438">
                <text:p>87.1784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87.026206">
                <text:p>87.0262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86.87519">
                <text:p>86.87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86.725402">
                <text:p>86.725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86.57681">
                <text:p>86.57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86.429379">
                <text:p>86.4293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86.283106">
                <text:p>86.283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86.137988">
                <text:p>86.137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85.994007">
                <text:p>85.994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85.851173">
                <text:p>85.851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85.709484">
                <text:p>85.709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85.568899">
                <text:p>85.568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85.429482">
                <text:p>85.4294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85.291212">
                <text:p>85.2912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85.154084">
                <text:p>85.1540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85.01806">
                <text:p>85.018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84.883051">
                <text:p>84.8830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84.749038">
                <text:p>84.7490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84.616014">
                <text:p>84.616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84.483974">
                <text:p>84.4839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84.352895">
                <text:p>84.352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84.222767">
                <text:p>84.2227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84.093587">
                <text:p>84.0935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83.965337">
                <text:p>83.9653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83.837997">
                <text:p>83.837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83.711549">
                <text:p>83.711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83.58528">
                <text:p>83.585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83.459183">
                <text:p>83.4591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83.333248">
                <text:p>83.3332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83.207465">
                <text:p>83.2074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83.081835">
                <text:p>83.0818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82.956366">
                <text:p>82.956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82.831048">
                <text:p>82.8310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82.705831">
                <text:p>82.7058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82.580699">
                <text:p>82.5806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82.45564">
                <text:p>82.45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82.330659">
                <text:p>82.3306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82.205747">
                <text:p>82.2057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82.080913">
                <text:p>82.080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81.956151">
                <text:p>81.9561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81.831468">
                <text:p>81.8314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81.706856">
                <text:p>81.7068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81.582311">
                <text:p>81.58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81.457838">
                <text:p>81.457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81.333433">
                <text:p>81.3334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81.209084">
                <text:p>81.2090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81.084806">
                <text:p>81.0848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80.960586">
                <text:p>80.9605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80.836392">
                <text:p>80.8363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80.712208">
                <text:p>80.7122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80.587991">
                <text:p>80.587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80.463716">
                <text:p>80.4637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80.339362">
                <text:p>80.3393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80.214928">
                <text:p>80.21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80.090401">
                <text:p>80.0904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79.965773">
                <text:p>79.9657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79.841059">
                <text:p>79.8410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79.716265">
                <text:p>79.7162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79.591418">
                <text:p>79.5914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79.466531">
                <text:p>79.466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79.341611">
                <text:p>79.3416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79.216663">
                <text:p>79.216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79.091707">
                <text:p>79.0917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78.966759">
                <text:p>78.9667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78.841834">
                <text:p>78.841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78.716924">
                <text:p>78.7169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78.592025">
                <text:p>78.592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78.467087">
                <text:p>78.4670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78.342112">
                <text:p>78.3421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78.217107">
                <text:p>78.2171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78.092062">
                <text:p>78.092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77.966968">
                <text:p>77.9669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77.841837">
                <text:p>77.8418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77.716665">
                <text:p>77.7166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77.591403">
                <text:p>77.5914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77.466072">
                <text:p>77.4660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7.340671">
                <text:p>77.3406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77.215212">
                <text:p>77.2152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77.08969">
                <text:p>77.089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76.964137">
                <text:p>76.9641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76.838546">
                <text:p>76.8385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76.712915">
                <text:p>76.7129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76.587209">
                <text:p>76.5872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76.461435">
                <text:p>76.4614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76.335587">
                <text:p>76.3355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76.209662">
                <text:p>76.2096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76.083666">
                <text:p>76.0836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75.957595">
                <text:p>75.9575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75.831441">
                <text:p>75.8314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75.7052">
                <text:p>75.70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75.578878">
                <text:p>75.5788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75.452467">
                <text:p>75.4524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75.325966">
                <text:p>75.3259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75.19938">
                <text:p>75.199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75.072708">
                <text:p>75.0727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74.945947">
                <text:p>74.9459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74.819096">
                <text:p>74.8190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74.692156">
                <text:p>74.6921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74.565125">
                <text:p>74.565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74.438016">
                <text:p>74.4380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74.31083">
                <text:p>74.310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74.183553">
                <text:p>74.1835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74.056185">
                <text:p>74.0561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73.92874">
                <text:p>73.928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73.801217">
                <text:p>73.8012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73.673631">
                <text:p>73.6736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73.545988">
                <text:p>73.5459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73.418287">
                <text:p>73.4182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73.29053">
                <text:p>73.290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73.162695">
                <text:p>73.1626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73.034789">
                <text:p>73.0347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72.906815">
                <text:p>72.906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72.778777">
                <text:p>72.7787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72.650683">
                <text:p>72.6506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72.522539">
                <text:p>72.5225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72.394358">
                <text:p>72.3943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72.266141">
                <text:p>72.2661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72.13788">
                <text:p>72.137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72.009569">
                <text:p>72.0095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71.881199">
                <text:p>71.8811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71.752816">
                <text:p>71.7528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71.624352">
                <text:p>71.624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71.495471">
                <text:p>71.4954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71.366165">
                <text:p>71.366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71.236424">
                <text:p>71.2364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71.106237">
                <text:p>71.1062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70.975607">
                <text:p>70.9756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70.844521">
                <text:p>70.8445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70.712961">
                <text:p>70.7129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70.580906">
                <text:p>70.5809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70.448341">
                <text:p>70.4483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70.315258">
                <text:p>70.315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70.181654">
                <text:p>70.1816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70.047536">
                <text:p>70.0475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69.912898">
                <text:p>69.9128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69.777736">
                <text:p>69.7777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69.64206">
                <text:p>69.642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69.505863">
                <text:p>69.5058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69.369141">
                <text:p>69.3691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69.2319">
                <text:p>69.23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69.094132">
                <text:p>69.0941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68.955831">
                <text:p>68.9558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68.817002">
                <text:p>68.8170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68.677639">
                <text:p>68.6776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68.53775">
                <text:p>68.537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68.397332">
                <text:p>68.397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68.256393">
                <text:p>68.2563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68.11636">
                <text:p>68.116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67.977224">
                <text:p>67.9772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67.838975">
                <text:p>67.8389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67.701606">
                <text:p>67.7016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67.565112">
                <text:p>67.565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67.429487">
                <text:p>67.429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67.294725">
                <text:p>67.2947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67.160821">
                <text:p>67.1608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67.027756">
                <text:p>67.0277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66.895523">
                <text:p>66.8955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66.764116">
                <text:p>66.764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66.633526">
                <text:p>66.6335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66.503746">
                <text:p>66.503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66.374769">
                <text:p>66.3747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66.246589">
                <text:p>66.2465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66.119201">
                <text:p>66.1192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65.992599">
                <text:p>65.9925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65.866777">
                <text:p>65.8667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65.741729">
                <text:p>65.7417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65.617452">
                <text:p>65.6174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65.493944">
                <text:p>65.4939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65.371202">
                <text:p>65.3712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65.249224">
                <text:p>65.2492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65.128006">
                <text:p>65.128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65.007546">
                <text:p>65.0075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64.88784">
                <text:p>64.88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64.768884">
                <text:p>64.7688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64.650672">
                <text:p>64.6506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64.533196">
                <text:p>64.5331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64.41645">
                <text:p>64.416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64.300431">
                <text:p>64.3004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64.185138">
                <text:p>64.1851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64.070563">
                <text:p>64.070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63.9567">
                <text:p>63.9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63.843541">
                <text:p>63.8435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63.731074">
                <text:p>63.7310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63.61929">
                <text:p>63.619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63.508183">
                <text:p>63.5081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63.397763">
                <text:p>63.3977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63.288023">
                <text:p>63.2880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63.178957">
                <text:p>63.1789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63.070556">
                <text:p>63.0705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62.962812">
                <text:p>62.9628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62.855719">
                <text:p>62.855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62.749271">
                <text:p>62.7492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62.643449">
                <text:p>62.6434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62.538256">
                <text:p>62.5382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62.433689">
                <text:p>62.4336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62.329751">
                <text:p>62.3297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62.226449">
                <text:p>62.2264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62.12378">
                <text:p>62.123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62.021744">
                <text:p>62.0217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61.920339">
                <text:p>61.9203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61.819572">
                <text:p>61.8195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61.719446">
                <text:p>61.7194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61.619969">
                <text:p>61.6199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61.521134">
                <text:p>61.5211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61.422935">
                <text:p>61.4229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61.325361">
                <text:p>61.3253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61.2284">
                <text:p>61.22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61.132045">
                <text:p>61.1320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61.036314">
                <text:p>61.0363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60.941203">
                <text:p>60.9412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60.846707">
                <text:p>60.8467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60.752809">
                <text:p>60.7528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60.659507">
                <text:p>60.6595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60.566799">
                <text:p>60.5667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60.474683">
                <text:p>60.4746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60.383158">
                <text:p>60.3831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60.292224">
                <text:p>60.2922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60.201892">
                <text:p>60.2018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60.112163">
                <text:p>60.1121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60.023037">
                <text:p>60.0230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59.934516">
                <text:p>59.9345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59.846597">
                <text:p>59.8465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59.759291">
                <text:p>59.7592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59.672584">
                <text:p>59.6725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59.586475">
                <text:p>59.5864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59.500961">
                <text:p>59.5009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59.41604">
                <text:p>59.416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59.331711">
                <text:p>59.3317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59.247971">
                <text:p>59.2479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59.164819">
                <text:p>59.1648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59.082252">
                <text:p>59.082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59.000268">
                <text:p>59.0002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58.918865">
                <text:p>58.918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58.838039">
                <text:p>58.8380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58.757785">
                <text:p>58.7577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58.678105">
                <text:p>58.6781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58.598993">
                <text:p>58.5989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58.520444">
                <text:p>58.5204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58.442454">
                <text:p>58.4424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58.365017">
                <text:p>58.3650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58.288122">
                <text:p>58.2881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58.211764">
                <text:p>58.211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58.13595">
                <text:p>58.135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58.060675">
                <text:p>58.0606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57.985936">
                <text:p>57.985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57.911731">
                <text:p>57.9117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57.838057">
                <text:p>57.8380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57.764909">
                <text:p>57.7649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57.692283">
                <text:p>57.6922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57.620174">
                <text:p>57.6201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57.548578">
                <text:p>57.5485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57.47749">
                <text:p>57.477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57.406907">
                <text:p>57.4069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57.336827">
                <text:p>57.3368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57.267247">
                <text:p>57.2672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57.198171">
                <text:p>57.198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57.129591">
                <text:p>57.1295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57.061511">
                <text:p>57.0615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56.993935">
                <text:p>56.9939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56.926867">
                <text:p>56.9268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56.86031">
                <text:p>56.86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56.794266">
                <text:p>56.7942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56.728733">
                <text:p>56.7287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56.663704">
                <text:p>56.6637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56.599172">
                <text:p>56.5991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56.535127">
                <text:p>56.5351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56.471557">
                <text:p>56.4715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56.408448">
                <text:p>56.4084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56.345787">
                <text:p>56.3457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56.28356">
                <text:p>56.283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56.221756">
                <text:p>56.2217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56.160361">
                <text:p>56.1603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56.099364">
                <text:p>56.0993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56.038758">
                <text:p>56.0387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55.978549">
                <text:p>55.9785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55.918734">
                <text:p>55.9187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55.85931">
                <text:p>55.859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55.800266">
                <text:p>55.8002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55.741605">
                <text:p>55.7416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55.683328">
                <text:p>55.6833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55.625436">
                <text:p>55.6254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55.567928">
                <text:p>55.5679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55.510803">
                <text:p>55.5108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55.45406">
                <text:p>55.454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55.397695">
                <text:p>55.3976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55.341708">
                <text:p>55.3417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55.286092">
                <text:p>55.2860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55.230847">
                <text:p>55.2308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55.175968">
                <text:p>55.1759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55.121455">
                <text:p>55.1214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55.067306">
                <text:p>55.0673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55.013519">
                <text:p>55.0135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54.960092">
                <text:p>54.9600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54.907025">
                <text:p>54.9070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54.854315">
                <text:p>54.8543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54.801963">
                <text:p>54.801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54.749966">
                <text:p>54.7499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54.698323">
                <text:p>54.6983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54.647033">
                <text:p>54.6470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54.596093">
                <text:p>54.5960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54.545505">
                <text:p>54.5455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54.495266">
                <text:p>54.4952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54.445375">
                <text:p>54.445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54.39584">
                <text:p>54.395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54.34666">
                <text:p>54.346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54.297831">
                <text:p>54.2978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54.24935">
                <text:p>54.249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54.201221">
                <text:p>54.201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54.153451">
                <text:p>54.1534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54.106042">
                <text:p>54.1060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54.058999">
                <text:p>54.058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54.012322">
                <text:p>54.012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53.966014">
                <text:p>53.9660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53.920075">
                <text:p>53.9200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53.874503">
                <text:p>53.8745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53.829298">
                <text:p>53.8292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53.784457">
                <text:p>53.7844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53.739969">
                <text:p>53.7399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53.695832">
                <text:p>53.6958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53.652042">
                <text:p>53.6520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53.608597">
                <text:p>53.6085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53.565493">
                <text:p>53.5654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53.522727">
                <text:p>53.5227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53.480295">
                <text:p>53.4802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53.438199">
                <text:p>53.4381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53.396435">
                <text:p>53.3964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53.355">
                <text:p>53.3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53.313891">
                <text:p>53.3138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53.273104">
                <text:p>53.27310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3.232636">
                <text:p>53.2326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53.19249">
                <text:p>53.192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53.152664">
                <text:p>53.1526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3.113162">
                <text:p>53.1131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53.073988">
                <text:p>53.0739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53.035137">
                <text:p>53.0351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52.996611">
                <text:p>52.9966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52.958406">
                <text:p>52.9584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52.920541">
                <text:p>52.9205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52.88301">
                <text:p>52.883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2.845806">
                <text:p>52.8458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52.808913">
                <text:p>52.8089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52.772314">
                <text:p>52.7723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52.735994">
                <text:p>52.7359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52.699953">
                <text:p>52.6999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52.664182">
                <text:p>52.6641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52.628669">
                <text:p>52.6286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52.593413">
                <text:p>52.5934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52.558415">
                <text:p>52.5584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52.523678">
                <text:p>52.5236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52.489209">
                <text:p>52.4892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52.455015">
                <text:p>52.4550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52.421098">
                <text:p>52.4210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2.387449">
                <text:p>52.3874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52.354075">
                <text:p>52.3540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52.320984">
                <text:p>52.3209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52.288193">
                <text:p>52.2881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52.255707">
                <text:p>52.2557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52.223523">
                <text:p>52.2235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2.191641">
                <text:p>52.1916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52.160081">
                <text:p>52.1600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2.128844">
                <text:p>52.1288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52.09793">
                <text:p>52.097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2.067342">
                <text:p>52.0673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2.037057">
                <text:p>52.0370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52.007564">
                <text:p>52.0075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51.97895">
                <text:p>51.978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51.951437">
                <text:p>51.9514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1.925447">
                <text:p>51.9254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51.901156">
                <text:p>51.9011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51.878399">
                <text:p>51.8783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51.857027">
                <text:p>51.8570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51.836797">
                <text:p>51.8367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1.81758">
                <text:p>51.817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51.79928">
                <text:p>51.799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51.781647">
                <text:p>51.7816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51.764359">
                <text:p>51.7643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51.747182">
                <text:p>51.7471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1.730027">
                <text:p>51.7300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1.712807">
                <text:p>51.7128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51.695377">
                <text:p>51.6953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1.677625">
                <text:p>51.6776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51.659483">
                <text:p>51.6594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51.640908">
                <text:p>51.6409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51.621938">
                <text:p>51.6219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51.60248">
                <text:p>51.602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51.582654">
                <text:p>51.5826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51.562516">
                <text:p>51.5625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51.542071">
                <text:p>51.5420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51.521345">
                <text:p>51.5213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51.500375">
                <text:p>51.5003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1.479178">
                <text:p>51.4791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1.457781">
                <text:p>51.4577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1.436214">
                <text:p>51.4362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1.414488">
                <text:p>51.4144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1.392614">
                <text:p>51.3926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1.370603">
                <text:p>51.3706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1.348465">
                <text:p>51.3484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1.326227">
                <text:p>51.3262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1.303908">
                <text:p>51.3039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51.281529">
                <text:p>51.2815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51.259107">
                <text:p>51.2591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51.236651">
                <text:p>51.2366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51.214182">
                <text:p>51.2141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1.191636">
                <text:p>51.1916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51.169013">
                <text:p>51.1690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51.146345">
                <text:p>51.1463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51.123638">
                <text:p>51.1236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51.100905">
                <text:p>51.1009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51.078153">
                <text:p>51.0781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51.055379">
                <text:p>51.0553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51.032594">
                <text:p>51.0325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51.009809">
                <text:p>51.0098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50.987017">
                <text:p>50.9870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50.964217">
                <text:p>50.9642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50.941408">
                <text:p>50.9414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50.918587">
                <text:p>50.918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50.895749">
                <text:p>50.8957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50.872915">
                <text:p>50.8729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50.850078">
                <text:p>50.8500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50.827221">
                <text:p>50.8272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50.804316">
                <text:p>50.8043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50.781338">
                <text:p>50.7813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50.758283">
                <text:p>50.7582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50.73515">
                <text:p>50.735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50.711939">
                <text:p>50.7119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50.688643">
                <text:p>50.6886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50.665253">
                <text:p>50.6652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50.641765">
                <text:p>50.6417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50.618185">
                <text:p>50.6181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50.594509">
                <text:p>50.5945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50.57075">
                <text:p>50.570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50.546908">
                <text:p>50.5469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50.522866">
                <text:p>50.5228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50.498563">
                <text:p>50.4985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50.47411">
                <text:p>50.474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50.449505">
                <text:p>50.4495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50.42474">
                <text:p>50.424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50.399762">
                <text:p>50.3997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50.374563">
                <text:p>50.3745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50.349154">
                <text:p>50.3491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50.323508">
                <text:p>50.3235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50.297614">
                <text:p>50.2976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50.271503">
                <text:p>50.2715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50.24516">
                <text:p>50.245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50.218679">
                <text:p>50.2186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50.192073">
                <text:p>50.1920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50.165363">
                <text:p>50.1653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50.138562">
                <text:p>50.1385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50.111678">
                <text:p>50.1116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50.084723">
                <text:p>50.0847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50.057703">
                <text:p>50.0577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50.030621">
                <text:p>50.0306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50.003485">
                <text:p>50.0034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49.976285">
                <text:p>49.9762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49.949024">
                <text:p>49.9490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49.921705">
                <text:p>49.9217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49.894321">
                <text:p>49.8943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49.866868">
                <text:p>49.8668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49.839296">
                <text:p>49.8392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49.811596">
                <text:p>49.8115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49.783778">
                <text:p>49.7837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49.755838">
                <text:p>49.7558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49.727775">
                <text:p>49.7277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49.699581">
                <text:p>49.699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49.671245">
                <text:p>49.6712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49.642757">
                <text:p>49.6427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49.61411">
                <text:p>49.614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49.585278">
                <text:p>49.5852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49.55622">
                <text:p>49.556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49.52656">
                <text:p>49.526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49.496226">
                <text:p>49.4962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49.465183">
                <text:p>49.4651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49.433409">
                <text:p>49.4334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49.40091">
                <text:p>49.400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49.367776">
                <text:p>49.3677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49.334187">
                <text:p>49.3341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49.300331">
                <text:p>49.3003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49.266436">
                <text:p>49.2664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49.232561">
                <text:p>49.2325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49.198718">
                <text:p>49.1987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49.164894">
                <text:p>49.1648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49.131085">
                <text:p>49.1310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49.097301">
                <text:p>49.0973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49.063534">
                <text:p>49.0635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49.029777">
                <text:p>49.0297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48.996021">
                <text:p>48.9960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48.962271">
                <text:p>48.962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48.928524">
                <text:p>48.9285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48.894771">
                <text:p>48.8947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48.861012">
                <text:p>48.8610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48.827247">
                <text:p>48.8272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48.793477">
                <text:p>48.7934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48.759693">
                <text:p>48.7596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48.725897">
                <text:p>48.7258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48.692155">
                <text:p>48.6921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48.658503">
                <text:p>48.6585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48.624925">
                <text:p>48.6249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48.591438">
                <text:p>48.5914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48.557976">
                <text:p>48.5579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48.524514">
                <text:p>48.5245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48.491019">
                <text:p>48.4910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48.457612">
                <text:p>48.4576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48.424304">
                <text:p>48.4243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48.391042">
                <text:p>48.3910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48.357745">
                <text:p>48.3577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48.324425">
                <text:p>48.3244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48.29104">
                <text:p>48.291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48.257562">
                <text:p>48.2575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48.223972">
                <text:p>48.2239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48.190259">
                <text:p>48.1902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48.156426">
                <text:p>48.1564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48.12245">
                <text:p>48.122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48.088324">
                <text:p>48.0883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48.054048">
                <text:p>48.0540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48.019693">
                <text:p>48.0196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47.985278">
                <text:p>47.9852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47.950827">
                <text:p>47.9508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47.916367">
                <text:p>47.9163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47.881907">
                <text:p>47.8819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47.847461">
                <text:p>47.8474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47.813041">
                <text:p>47.8130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47.778657">
                <text:p>47.7786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47.744299">
                <text:p>47.7442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47.709903">
                <text:p>47.7099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47.675441">
                <text:p>47.6754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47.640916">
                <text:p>47.6409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47.606292">
                <text:p>47.6062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47.571521">
                <text:p>47.5715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47.536585">
                <text:p>47.5365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47.501459">
                <text:p>47.5014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47.466122">
                <text:p>47.4661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47.430711">
                <text:p>47.4307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47.395164">
                <text:p>47.3951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47.35946">
                <text:p>47.359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47.32362">
                <text:p>47.323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47.28766">
                <text:p>47.287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47.251594">
                <text:p>47.2515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47.215446">
                <text:p>47.2154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47.179233">
                <text:p>47.1792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47.14297">
                <text:p>47.142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47.106659">
                <text:p>47.1066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47.070312">
                <text:p>47.0703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47.033999">
                <text:p>47.0339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46.997729">
                <text:p>46.9977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46.961495">
                <text:p>46.9614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46.925292">
                <text:p>46.925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6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36cm" svg:height="15.191cm" xlink:href=".." chart:class="chart:scatter" chart:style-name="ch1">
        <chart:title svg:x="3.527cm" svg:y="0.304cm" chart:style-name="ch2">
          <text:p>Y Standard Deviation  vs Subsample Size</text:p>
        </chart:title>
        <chart:plot-area chart:style-name="ch3" table:cell-range-address="Sheet1.A1:Sheet1.A718 Sheet1.C1:Sheet1.C718" svg:x="0.419cm" svg:y="1.12cm" svg:width="14.807cm" svg:height="13.666cm">
          <chart:axis chart:dimension="x" chart:name="primary-x" chart:style-name="ch4">
            <chart:title svg:x="6.944cm" svg:y="14.537cm" chart:style-name="ch5">
              <text:p>Subsample Size</text:p>
            </chart:title>
            <chart:grid chart:style-name="ch6" chart:class="major"/>
          </chart:axis>
          <chart:axis chart:dimension="y" chart:name="primary-y" chart:style-name="ch7">
            <chart:title svg:x="0.311cm" svg:y="9.18cm" chart:style-name="ch8">
              <text:p>Y Standard Deviation</text:p>
            </chart:title>
            <chart:grid chart:style-name="ch6" chart:class="major"/>
          </chart:axis>
          <chart:series chart:style-name="ch9" chart:values-cell-range-address="Sheet1.C1:Sheet1.C718" chart:class="chart:scatter">
            <chart:domain table:cell-range-address="Sheet1.A1:Sheet1.A718"/>
            <chart:data-point chart:repeated="7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1:Sheet1.A718">2</text:p>
              </table:table-cell>
              <table:table-cell office:value-type="float" office:value="96.382915">
                <text:p text:id="Sheet1.C1:Sheet1.C718">96.3829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6.228223">
                <text:p>96.228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6.050587">
                <text:p>96.050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5.847181">
                <text:p>95.847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5.616126">
                <text:p>95.616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5.364393">
                <text:p>95.364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5.100899">
                <text:p>95.100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4.832962">
                <text:p>94.832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4.562426">
                <text:p>94.56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4.297997">
                <text:p>94.297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4.040858">
                <text:p>94.040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3.790039">
                <text:p>93.790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3.541772">
                <text:p>93.541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3.298504">
                <text:p>93.298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3.06229">
                <text:p>93.06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2.834012">
                <text:p>92.83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2.613229">
                <text:p>92.613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2.398717">
                <text:p>92.398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92.187577">
                <text:p>92.18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1.97705">
                <text:p>91.9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1.765057">
                <text:p>91.765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1.552509">
                <text:p>91.552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1.341159">
                <text:p>91.34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1.131842">
                <text:p>91.131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0.92516">
                <text:p>90.92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0.72098">
                <text:p>90.72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0.528417">
                <text:p>90.528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0.346378">
                <text:p>90.346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0.173838">
                <text:p>90.173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0.009945">
                <text:p>90.009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89.853802">
                <text:p>89.853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89.704514">
                <text:p>89.7045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89.561032">
                <text:p>89.561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89.422513">
                <text:p>89.422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89.288556">
                <text:p>89.288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89.158661">
                <text:p>89.1586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89.032323">
                <text:p>89.032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88.909095">
                <text:p>88.909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88.788687">
                <text:p>88.788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88.670882">
                <text:p>88.670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88.555454">
                <text:p>88.555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8.442082">
                <text:p>88.442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8.330884">
                <text:p>88.330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8.221566">
                <text:p>88.221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8.113857">
                <text:p>88.113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88.007604">
                <text:p>88.007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7.903022">
                <text:p>87.903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7.800051">
                <text:p>87.800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87.698652">
                <text:p>87.698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87.598885">
                <text:p>87.5988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87.500756">
                <text:p>87.500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87.404231">
                <text:p>87.404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87.309259">
                <text:p>87.3092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87.21578">
                <text:p>87.21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87.123674">
                <text:p>87.123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87.032878">
                <text:p>87.032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6.943335">
                <text:p>86.94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86.854988">
                <text:p>86.85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86.767746">
                <text:p>86.767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6.681474">
                <text:p>86.681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86.596078">
                <text:p>86.5960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86.510882">
                <text:p>86.510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86.424975">
                <text:p>86.424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86.337594">
                <text:p>86.337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86.248727">
                <text:p>86.248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86.158332">
                <text:p>86.1583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86.066409">
                <text:p>86.066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85.972973">
                <text:p>85.972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85.878074">
                <text:p>85.878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85.781784">
                <text:p>85.781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85.684167">
                <text:p>85.684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85.585248">
                <text:p>85.585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85.485063">
                <text:p>85.485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5.383616">
                <text:p>85.383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5.2809">
                <text:p>85.2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5.176865">
                <text:p>85.1768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5.071497">
                <text:p>85.071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4.964774">
                <text:p>84.964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4.856642">
                <text:p>84.856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4.747097">
                <text:p>84.747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4.636159">
                <text:p>84.636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.523836">
                <text:p>84.5238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.410162">
                <text:p>84.41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.29514">
                <text:p>84.295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.178818">
                <text:p>84.178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4.061216">
                <text:p>84.061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3.942317">
                <text:p>83.942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3.822135">
                <text:p>83.822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83.700652">
                <text:p>83.700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3.577884">
                <text:p>83.5778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83.453824">
                <text:p>83.453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83.328465">
                <text:p>83.328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83.201794">
                <text:p>83.201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83.073766">
                <text:p>83.0737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82.944367">
                <text:p>82.944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82.813579">
                <text:p>82.813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82.681419">
                <text:p>82.681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82.547887">
                <text:p>82.5478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82.412981">
                <text:p>82.412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82.277022">
                <text:p>82.277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82.140036">
                <text:p>82.140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82.002699">
                <text:p>82.002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81.865702">
                <text:p>81.865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81.729593">
                <text:p>81.729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81.594717">
                <text:p>81.5947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81.461166">
                <text:p>81.461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81.32892">
                <text:p>81.328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81.198127">
                <text:p>81.198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81.068693">
                <text:p>81.068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80.940526">
                <text:p>80.940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80.81354">
                <text:p>80.81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80.687597">
                <text:p>80.6875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80.562294">
                <text:p>80.562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80.437059">
                <text:p>80.437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80.311575">
                <text:p>80.311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80.185585">
                <text:p>80.185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80.059093">
                <text:p>80.0590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79.932101">
                <text:p>79.932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79.804632">
                <text:p>79.804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79.676731">
                <text:p>79.676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79.548436">
                <text:p>79.548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79.419803">
                <text:p>79.419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79.290843">
                <text:p>79.290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79.161595">
                <text:p>79.161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79.03209">
                <text:p>79.03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78.902372">
                <text:p>78.902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78.772493">
                <text:p>78.772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78.642478">
                <text:p>78.6424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78.512338">
                <text:p>78.512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78.382086">
                <text:p>78.382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78.251717">
                <text:p>78.2517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78.121235">
                <text:p>78.121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77.990621">
                <text:p>77.9906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77.859846">
                <text:p>77.859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77.728891">
                <text:p>77.7288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77.597693">
                <text:p>77.597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77.466232">
                <text:p>77.4662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77.334484">
                <text:p>77.334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77.202422">
                <text:p>77.2024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77.070029">
                <text:p>77.0700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76.937308">
                <text:p>76.9373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76.804269">
                <text:p>76.804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76.670894">
                <text:p>76.670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76.537154">
                <text:p>76.5371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76.403062">
                <text:p>76.4030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76.268643">
                <text:p>76.2686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76.133881">
                <text:p>76.1338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75.998764">
                <text:p>75.9987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75.863283">
                <text:p>75.8632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75.727448">
                <text:p>75.727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75.591245">
                <text:p>75.591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75.454659">
                <text:p>75.4546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75.317664">
                <text:p>75.3176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75.18022">
                <text:p>75.180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75.042295">
                <text:p>75.042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74.903835">
                <text:p>74.9038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74.76482">
                <text:p>74.764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74.62526">
                <text:p>74.625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74.485162">
                <text:p>74.4851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74.344559">
                <text:p>74.3445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74.204003">
                <text:p>74.204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74.06406">
                <text:p>74.06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73.925008">
                <text:p>73.9250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73.787029">
                <text:p>73.7870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73.650224">
                <text:p>73.6502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73.514637">
                <text:p>73.5146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73.380091">
                <text:p>73.3800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73.246796">
                <text:p>73.2467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73.115156">
                <text:p>73.1151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72.985383">
                <text:p>72.985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72.857427">
                <text:p>72.857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72.731142">
                <text:p>72.731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72.60633">
                <text:p>72.606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72.482868">
                <text:p>72.482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72.360758">
                <text:p>72.3607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72.240014">
                <text:p>72.2400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72.12061">
                <text:p>72.120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72.002516">
                <text:p>72.0025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71.885717">
                <text:p>71.8857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71.77022">
                <text:p>71.770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71.655996">
                <text:p>71.6559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71.543045">
                <text:p>71.5430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71.431365">
                <text:p>71.431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71.320912">
                <text:p>71.3209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71.211731">
                <text:p>71.2117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71.1038">
                <text:p>71.10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70.997106">
                <text:p>70.997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70.891621">
                <text:p>70.8916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70.787272">
                <text:p>70.787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70.684037">
                <text:p>70.6840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70.581899">
                <text:p>70.5818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70.480856">
                <text:p>70.480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70.380884">
                <text:p>70.3808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70.281968">
                <text:p>70.2819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70.184095">
                <text:p>70.184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70.087254">
                <text:p>70.087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69.991426">
                <text:p>69.9914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69.896593">
                <text:p>69.896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69.802191">
                <text:p>69.8021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69.707956">
                <text:p>69.7079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69.613891">
                <text:p>69.6138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69.519991">
                <text:p>69.519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69.426267">
                <text:p>69.426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69.332733">
                <text:p>69.3327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69.239387">
                <text:p>69.2393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69.146208">
                <text:p>69.146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69.05319">
                <text:p>69.053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68.96035">
                <text:p>68.96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68.867709">
                <text:p>68.8677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68.775266">
                <text:p>68.775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68.683036">
                <text:p>68.6830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68.591004">
                <text:p>68.591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68.499153">
                <text:p>68.4991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68.407462">
                <text:p>68.407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68.315914">
                <text:p>68.3159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68.224516">
                <text:p>68.2245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68.133259">
                <text:p>68.1332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68.04213">
                <text:p>68.042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67.951195">
                <text:p>67.951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67.860434">
                <text:p>67.8604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67.769816">
                <text:p>67.769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67.679319">
                <text:p>67.6793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67.588914">
                <text:p>67.5889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67.498575">
                <text:p>67.4985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67.40828">
                <text:p>67.408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67.318015">
                <text:p>67.318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67.22776">
                <text:p>67.227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67.13751">
                <text:p>67.137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67.047262">
                <text:p>67.047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66.957009">
                <text:p>66.9570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66.866769">
                <text:p>66.8667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66.776537">
                <text:p>66.776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66.686313">
                <text:p>66.6863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66.596096">
                <text:p>66.596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66.505891">
                <text:p>66.5058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66.415713">
                <text:p>66.4157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66.325565">
                <text:p>66.3255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66.235452">
                <text:p>66.2354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66.145379">
                <text:p>66.1453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66.055306">
                <text:p>66.0553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65.965238">
                <text:p>65.9652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65.875185">
                <text:p>65.8751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65.785143">
                <text:p>65.785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65.695127">
                <text:p>65.695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65.60515">
                <text:p>65.605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65.515217">
                <text:p>65.5152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65.425285">
                <text:p>65.425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65.335366">
                <text:p>65.3353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65.24546">
                <text:p>65.245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65.155577">
                <text:p>65.1555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65.065725">
                <text:p>65.0657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64.975921">
                <text:p>64.9759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64.886168">
                <text:p>64.8861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64.79646">
                <text:p>64.796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64.70677">
                <text:p>64.706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64.617095">
                <text:p>64.6170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64.52744">
                <text:p>64.527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64.437805">
                <text:p>64.437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64.348188">
                <text:p>64.3481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64.258593">
                <text:p>64.2585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64.169003">
                <text:p>64.169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64.079412">
                <text:p>64.0794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63.989819">
                <text:p>63.9898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63.900218">
                <text:p>63.9002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63.810605">
                <text:p>63.81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63.72098">
                <text:p>63.720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63.631337">
                <text:p>63.6313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63.541675">
                <text:p>63.5416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63.45199">
                <text:p>63.451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63.362279">
                <text:p>63.3622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63.272548">
                <text:p>63.2725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63.1828">
                <text:p>63.18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63.093032">
                <text:p>63.0930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63.003236">
                <text:p>63.0032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62.913409">
                <text:p>62.9134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62.823556">
                <text:p>62.823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62.733674">
                <text:p>62.7336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62.643769">
                <text:p>62.6437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62.553844">
                <text:p>62.5538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62.463892">
                <text:p>62.4638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62.37391">
                <text:p>62.37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62.28389">
                <text:p>62.283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62.193833">
                <text:p>62.1938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62.103746">
                <text:p>62.1037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62.013634">
                <text:p>62.0136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61.923497">
                <text:p>61.9234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61.833347">
                <text:p>61.833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61.743193">
                <text:p>61.7431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61.653034">
                <text:p>61.6530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61.562855">
                <text:p>61.5628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61.472646">
                <text:p>61.4726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61.382382">
                <text:p>61.3823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61.292087">
                <text:p>61.2920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61.201734">
                <text:p>61.2017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61.111181">
                <text:p>61.1111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61.020423">
                <text:p>61.020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60.929455">
                <text:p>60.929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60.838269">
                <text:p>60.8382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60.746872">
                <text:p>60.7468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60.655259">
                <text:p>60.6552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60.563427">
                <text:p>60.5634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60.47135">
                <text:p>60.471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60.37902">
                <text:p>60.379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60.286431">
                <text:p>60.2864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60.19358">
                <text:p>60.193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60.10047">
                <text:p>60.100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60.007097">
                <text:p>60.0070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59.913466">
                <text:p>59.9134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59.819583">
                <text:p>59.8195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59.725443">
                <text:p>59.7254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59.631041">
                <text:p>59.6310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59.53638">
                <text:p>59.536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59.441458">
                <text:p>59.441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59.346271">
                <text:p>59.3462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59.250829">
                <text:p>59.2508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59.155131">
                <text:p>59.1551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59.059187">
                <text:p>59.0591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58.962994">
                <text:p>58.9629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58.866563">
                <text:p>58.8665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58.770554">
                <text:p>58.7705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58.674961">
                <text:p>58.6749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58.579778">
                <text:p>58.5797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58.485002">
                <text:p>58.485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58.390628">
                <text:p>58.3906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58.296653">
                <text:p>58.2966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58.203075">
                <text:p>58.2030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58.109891">
                <text:p>58.1098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58.017093">
                <text:p>58.0170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57.924678">
                <text:p>57.9246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57.832646">
                <text:p>57.8326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57.740992">
                <text:p>57.7409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57.649714">
                <text:p>57.6497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57.558817">
                <text:p>57.5588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57.468291">
                <text:p>57.468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57.37814">
                <text:p>57.378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57.288363">
                <text:p>57.2883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57.198955">
                <text:p>57.1989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57.109916">
                <text:p>57.1099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57.021245">
                <text:p>57.0212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56.932951">
                <text:p>56.932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56.845032">
                <text:p>56.8450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56.757497">
                <text:p>56.757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56.670346">
                <text:p>56.6703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56.583578">
                <text:p>56.5835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56.497193">
                <text:p>56.4971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56.411196">
                <text:p>56.4111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56.325572">
                <text:p>56.3255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56.240318">
                <text:p>56.2403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56.15543">
                <text:p>56.155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56.070903">
                <text:p>56.0709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55.986738">
                <text:p>55.9867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55.902931">
                <text:p>55.9029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55.819475">
                <text:p>55.819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55.736366">
                <text:p>55.7363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55.653593">
                <text:p>55.6535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55.571155">
                <text:p>55.571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55.489049">
                <text:p>55.4890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55.407286">
                <text:p>55.4072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55.325872">
                <text:p>55.3258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55.2448">
                <text:p>55.24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55.164069">
                <text:p>55.1640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55.083681">
                <text:p>55.0836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55.003631">
                <text:p>55.0036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54.923916">
                <text:p>54.9239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54.844531">
                <text:p>54.8445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54.765476">
                <text:p>54.7654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54.686747">
                <text:p>54.686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54.60835">
                <text:p>54.608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54.530285">
                <text:p>54.5302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54.452554">
                <text:p>54.4525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54.375161">
                <text:p>54.3751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54.298111">
                <text:p>54.2981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54.2214">
                <text:p>54.22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54.145028">
                <text:p>54.1450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54.06901">
                <text:p>54.069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53.993342">
                <text:p>53.9933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53.918024">
                <text:p>53.9180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53.843051">
                <text:p>53.8430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53.768418">
                <text:p>53.7684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53.694117">
                <text:p>53.694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53.620163">
                <text:p>53.6201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53.546549">
                <text:p>53.5465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53.473268">
                <text:p>53.4732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53.400313">
                <text:p>53.4003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53.327677">
                <text:p>53.3276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53.255357">
                <text:p>53.2553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53.183352">
                <text:p>53.1833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53.111659">
                <text:p>53.1116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53.040284">
                <text:p>53.0402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52.96923">
                <text:p>52.969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52.898496">
                <text:p>52.8984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52.828088">
                <text:p>52.8280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52.758007">
                <text:p>52.758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52.688257">
                <text:p>52.6882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52.618842">
                <text:p>52.6188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52.54976">
                <text:p>52.549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52.481015">
                <text:p>52.4810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52.412608">
                <text:p>52.4126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52.344535">
                <text:p>52.3445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52.276795">
                <text:p>52.2767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52.209385">
                <text:p>52.2093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52.142305">
                <text:p>52.1423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52.075553">
                <text:p>52.0755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52.009126">
                <text:p>52.0091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51.943023">
                <text:p>51.9430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51.87724">
                <text:p>51.877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51.811774">
                <text:p>51.8117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51.746623">
                <text:p>51.7466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51.681787">
                <text:p>51.6817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51.61726">
                <text:p>51.617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51.553039">
                <text:p>51.5530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51.48912">
                <text:p>51.489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51.425496">
                <text:p>51.4254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51.362163">
                <text:p>51.3621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51.29913">
                <text:p>51.299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51.236395">
                <text:p>51.2363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51.173954">
                <text:p>51.1739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51.111804">
                <text:p>51.1118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51.049941">
                <text:p>51.0499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50.988364">
                <text:p>50.9883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50.927072">
                <text:p>50.927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50.866063">
                <text:p>50.8660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50.805329">
                <text:p>50.8053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50.744867">
                <text:p>50.7448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50.684675">
                <text:p>50.6846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50.624752">
                <text:p>50.6247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50.565099">
                <text:p>50.5650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50.505716">
                <text:p>50.5057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50.4466">
                <text:p>50.44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50.387751">
                <text:p>50.3877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50.329171">
                <text:p>50.3291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50.270857">
                <text:p>50.2708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50.21281">
                <text:p>50.21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50.155027">
                <text:p>50.1550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50.097505">
                <text:p>50.097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50.040237">
                <text:p>50.0402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9.983217">
                <text:p>49.9832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9.926439">
                <text:p>49.9264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9.869894">
                <text:p>49.8698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9.81358">
                <text:p>49.813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9.757488">
                <text:p>49.7574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9.701612">
                <text:p>49.7016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9.645944">
                <text:p>49.6459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9.590476">
                <text:p>49.5904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9.535204">
                <text:p>49.5352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9.480121">
                <text:p>49.4801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9.425233">
                <text:p>49.4252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9.370543">
                <text:p>49.370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9.316049">
                <text:p>49.3160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9.261743">
                <text:p>49.2617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9.207627">
                <text:p>49.2076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9.153703">
                <text:p>49.1537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9.099976">
                <text:p>49.0999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9.046449">
                <text:p>49.0464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8.993123">
                <text:p>48.9931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8.939998">
                <text:p>48.9399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8.887076">
                <text:p>48.8870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8.834356">
                <text:p>48.8343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8.781837">
                <text:p>48.7818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8.729519">
                <text:p>48.7295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8.6774">
                <text:p>48.67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8.62548">
                <text:p>48.625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8.573762">
                <text:p>48.5737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8.522246">
                <text:p>48.5222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8.470933">
                <text:p>48.4709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8.419823">
                <text:p>48.4198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8.368915">
                <text:p>48.3689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8.318208">
                <text:p>48.3182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8.267702">
                <text:p>48.2677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8.217396">
                <text:p>48.217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8.16729">
                <text:p>48.167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8.117379">
                <text:p>48.1173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8.067662">
                <text:p>48.0676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8.018136">
                <text:p>48.0181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.9688">
                <text:p>47.96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.919664">
                <text:p>47.919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.870725">
                <text:p>47.8707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7.821978">
                <text:p>47.8219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7.77342">
                <text:p>47.773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7.725056">
                <text:p>47.7250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7.676889">
                <text:p>47.676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7.628922">
                <text:p>47.6289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7.581157">
                <text:p>47.5811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7.5336">
                <text:p>47.53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7.486254">
                <text:p>47.4862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7.43912">
                <text:p>47.439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7.392198">
                <text:p>47.3921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7.345489">
                <text:p>47.3454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7.298991">
                <text:p>47.298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7.252699">
                <text:p>47.2526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7.206612">
                <text:p>47.2066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7.160727">
                <text:p>47.1607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7.115043">
                <text:p>47.1150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7.069555">
                <text:p>47.0695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7.024262">
                <text:p>47.0242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6.979163">
                <text:p>46.9791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6.934263">
                <text:p>46.9342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46.889561">
                <text:p>46.8895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46.845054">
                <text:p>46.8450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46.800748">
                <text:p>46.8007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46.756636">
                <text:p>46.7566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46.712718">
                <text:p>46.7127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46.668994">
                <text:p>46.6689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46.625462">
                <text:p>46.6254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46.582126">
                <text:p>46.5821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46.538991">
                <text:p>46.538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46.496056">
                <text:p>46.4960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46.453319">
                <text:p>46.4533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46.410777">
                <text:p>46.4107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46.368455">
                <text:p>46.3684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46.326344">
                <text:p>46.3263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46.284433">
                <text:p>46.284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46.242715">
                <text:p>46.2427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46.201183">
                <text:p>46.2011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46.159825">
                <text:p>46.1598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46.118635">
                <text:p>46.1186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46.077606">
                <text:p>46.0776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46.036721">
                <text:p>46.0367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45.99598">
                <text:p>45.995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45.95538">
                <text:p>45.955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45.914928">
                <text:p>45.9149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45.874631">
                <text:p>45.8746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45.8345">
                <text:p>45.83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45.794543">
                <text:p>45.7945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45.754732">
                <text:p>45.7547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45.715077">
                <text:p>45.7150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45.675589">
                <text:p>45.6755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45.636287">
                <text:p>45.6362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45.597186">
                <text:p>45.5971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45.558284">
                <text:p>45.5582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45.519577">
                <text:p>45.519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45.481067">
                <text:p>45.4810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45.442753">
                <text:p>45.4427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45.404634">
                <text:p>45.4046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45.366715">
                <text:p>45.3667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45.328985">
                <text:p>45.3289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45.291945">
                <text:p>45.2919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45.255632">
                <text:p>45.2556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45.220192">
                <text:p>45.2201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45.185941">
                <text:p>45.1859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45.153017">
                <text:p>45.1530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45.121334">
                <text:p>45.1213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45.090662">
                <text:p>45.0906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45.060836">
                <text:p>45.0608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45.031771">
                <text:p>45.0317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45.003407">
                <text:p>45.0034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44.975603">
                <text:p>44.9756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44.948142">
                <text:p>44.9481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44.92082">
                <text:p>44.920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44.893581">
                <text:p>44.8935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44.866359">
                <text:p>44.8663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44.839024">
                <text:p>44.8390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44.811494">
                <text:p>44.8114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44.783722">
                <text:p>44.7837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44.755668">
                <text:p>44.7556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44.727356">
                <text:p>44.7273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44.698731">
                <text:p>44.6987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44.670018">
                <text:p>44.6700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44.64125">
                <text:p>44.641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44.612429">
                <text:p>44.6124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44.583574">
                <text:p>44.5835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44.554699">
                <text:p>44.5546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44.525815">
                <text:p>44.5258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44.496936">
                <text:p>44.4969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44.468077">
                <text:p>44.4680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44.439244">
                <text:p>44.4392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44.410439">
                <text:p>44.4104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44.381664">
                <text:p>44.3816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44.352927">
                <text:p>44.3529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44.324241">
                <text:p>44.3242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44.295617">
                <text:p>44.2956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44.26707">
                <text:p>44.267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44.238616">
                <text:p>44.2386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44.210254">
                <text:p>44.2102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44.181992">
                <text:p>44.1819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44.153795">
                <text:p>44.153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44.125662">
                <text:p>44.1256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44.097622">
                <text:p>44.0976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44.069684">
                <text:p>44.0696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44.041861">
                <text:p>44.0418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44.014157">
                <text:p>44.0141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43.986538">
                <text:p>43.9865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43.959007">
                <text:p>43.9590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43.931569">
                <text:p>43.9315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43.904218">
                <text:p>43.9042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43.87695">
                <text:p>43.876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43.849761">
                <text:p>43.8497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43.822652">
                <text:p>43.8226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43.79561">
                <text:p>43.795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43.768666">
                <text:p>43.7686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43.741813">
                <text:p>43.7418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43.715037">
                <text:p>43.7150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43.688323">
                <text:p>43.6883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43.66164">
                <text:p>43.661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43.634987">
                <text:p>43.6349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43.608373">
                <text:p>43.6083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43.581796">
                <text:p>43.5817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43.555257">
                <text:p>43.5552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43.528745">
                <text:p>43.5287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43.502256">
                <text:p>43.5022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43.475799">
                <text:p>43.4757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43.449369">
                <text:p>43.4493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43.422974">
                <text:p>43.4229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43.396615">
                <text:p>43.3966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43.370196">
                <text:p>43.3701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43.343676">
                <text:p>43.3436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43.31717">
                <text:p>43.317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43.290658">
                <text:p>43.2906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43.264088">
                <text:p>43.2640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43.237372">
                <text:p>43.2373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43.210507">
                <text:p>43.2105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43.183499">
                <text:p>43.1834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43.15633">
                <text:p>43.156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43.128989">
                <text:p>43.1289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43.101504">
                <text:p>43.1015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43.073864">
                <text:p>43.0738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43.046169">
                <text:p>43.0461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43.018428">
                <text:p>43.0184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42.990651">
                <text:p>42.9906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42.962841">
                <text:p>42.9628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42.935001">
                <text:p>42.9350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42.907138">
                <text:p>42.9071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42.879255">
                <text:p>42.8792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42.851348">
                <text:p>42.8513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42.823426">
                <text:p>42.8234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42.795438">
                <text:p>42.7954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42.767403">
                <text:p>42.7674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42.739334">
                <text:p>42.7393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42.711239">
                <text:p>42.7112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42.683134">
                <text:p>42.6831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42.654989">
                <text:p>42.6549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42.626805">
                <text:p>42.6268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42.598606">
                <text:p>42.5986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42.570388">
                <text:p>42.5703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42.542149">
                <text:p>42.5421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42.513871">
                <text:p>42.5138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42.485548">
                <text:p>42.4855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42.457171">
                <text:p>42.4571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42.428737">
                <text:p>42.4287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42.400229">
                <text:p>42.4002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42.371615">
                <text:p>42.3716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42.342592">
                <text:p>42.3425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42.313101">
                <text:p>42.3131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42.283102">
                <text:p>42.2831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42.252587">
                <text:p>42.2525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42.221558">
                <text:p>42.2215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42.190049">
                <text:p>42.1900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42.158168">
                <text:p>42.1581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42.126055">
                <text:p>42.1260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42.093926">
                <text:p>42.0939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42.061813">
                <text:p>42.0618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42.029722">
                <text:p>42.0297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41.997664">
                <text:p>41.9976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41.965648">
                <text:p>41.9656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41.933673">
                <text:p>41.9336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41.901737">
                <text:p>41.9017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41.869829">
                <text:p>41.8698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41.837941">
                <text:p>41.8379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41.806069">
                <text:p>41.8060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41.77421">
                <text:p>41.774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41.742353">
                <text:p>41.7423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41.710497">
                <text:p>41.7104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41.678632">
                <text:p>41.6786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41.646758">
                <text:p>41.6467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41.614866">
                <text:p>41.6148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41.582979">
                <text:p>41.5829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41.551132">
                <text:p>41.5511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41.519341">
                <text:p>41.5193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41.4876">
                <text:p>41.48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41.455917">
                <text:p>41.4559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41.424252">
                <text:p>41.4242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41.392593">
                <text:p>41.3925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41.360921">
                <text:p>41.3609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41.329307">
                <text:p>41.3293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41.29777">
                <text:p>41.297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41.266287">
                <text:p>41.2662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41.234818">
                <text:p>41.2348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41.203372">
                <text:p>41.2033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41.171929">
                <text:p>41.1719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41.140472">
                <text:p>41.1404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41.108997">
                <text:p>41.1089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41.077497">
                <text:p>41.0774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41.045972">
                <text:p>41.0459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41.014415">
                <text:p>41.0144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40.982818">
                <text:p>40.9828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40.951183">
                <text:p>40.9511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40.91957">
                <text:p>40.919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40.887999">
                <text:p>40.8879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40.856483">
                <text:p>40.8564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40.825044">
                <text:p>40.82504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40.793692">
                <text:p>40.7936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40.762443">
                <text:p>40.7624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40.731305">
                <text:p>40.7313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40.70028">
                <text:p>40.700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40.669366">
                <text:p>40.6693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40.6385">
                <text:p>40.63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40.60765">
                <text:p>40.607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40.576807">
                <text:p>40.5768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40.545938">
                <text:p>40.5459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40.515011">
                <text:p>40.5150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40.484033">
                <text:p>40.4840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40.45298">
                <text:p>40.452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40.42183">
                <text:p>40.421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40.390661">
                <text:p>40.3906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40.359431">
                <text:p>40.3594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40.328126">
                <text:p>40.3281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40.29675">
                <text:p>40.296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40.265315">
                <text:p>40.2653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40.233829">
                <text:p>40.2338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40.202308">
                <text:p>40.2023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40.170767">
                <text:p>40.1707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40.139214">
                <text:p>40.1392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40.107643">
                <text:p>40.1076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40.076064">
                <text:p>40.0760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40.044511">
                <text:p>40.0445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40.013008">
                <text:p>40.0130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39.981546">
                <text:p>39.9815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39.950111">
                <text:p>39.950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